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throught" table:style-name="ta1">
        <table:shapes>
          <draw:frame draw:z-index="0" draw:style-name="gr1" svg:width="15.99cm" svg:height="9.005cm" svg:x="9.577cm" svg:y="12.059cm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22.13666666667" calcext:value-type="float">
            <text:p>1022.1366666667</text:p>
          </table:table-cell>
          <table:table-cell table:formula="of:=[.D130]" office:value-type="float" office:value="1011.019" calcext:value-type="float">
            <text:p>1011.019</text:p>
          </table:table-cell>
          <table:table-cell table:formula="of:=[.D255]" office:value-type="float" office:value="844.311666666667" calcext:value-type="float">
            <text:p>844.3116666667</text:p>
          </table:table-cell>
          <table:table-cell table:formula="of:=[.D380]" office:value-type="float" office:value="934.293333333333" calcext:value-type="float">
            <text:p>934.293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1000.01733333333" calcext:value-type="float">
            <text:p>1000.0173333333</text:p>
          </table:table-cell>
          <table:table-cell table:formula="of:=[.D135]" office:value-type="float" office:value="985.429666666667" calcext:value-type="float">
            <text:p>985.4296666667</text:p>
          </table:table-cell>
          <table:table-cell table:formula="of:=[.D260]" office:value-type="float" office:value="954.035333333333" calcext:value-type="float">
            <text:p>954.0353333333</text:p>
          </table:table-cell>
          <table:table-cell table:formula="of:=[.D385]" office:value-type="float" office:value="957.422666666667" calcext:value-type="float">
            <text:p>957.422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2.721" calcext:value-type="float">
            <text:p>872.7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998.272666666667" calcext:value-type="float">
            <text:p>998.2726666667</text:p>
          </table:table-cell>
          <table:table-cell table:formula="of:=[.D140]" office:value-type="float" office:value="983.772333333333" calcext:value-type="float">
            <text:p>983.7723333333</text:p>
          </table:table-cell>
          <table:table-cell table:formula="of:=[.D265]" office:value-type="float" office:value="944.458333333333" calcext:value-type="float">
            <text:p>944.4583333333</text:p>
          </table:table-cell>
          <table:table-cell table:formula="of:=[.D390]" office:value-type="float" office:value="938.438333333333" calcext:value-type="float">
            <text:p>938.438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1022.13666666667" calcext:value-type="float">
            <text:p>1022.136666666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995.837666666667" calcext:value-type="float">
            <text:p>995.8376666667</text:p>
          </table:table-cell>
          <table:table-cell table:formula="of:=[.D145]" office:value-type="float" office:value="972.938666666667" calcext:value-type="float">
            <text:p>972.9386666667</text:p>
          </table:table-cell>
          <table:table-cell table:formula="of:=[.D270]" office:value-type="float" office:value="947.063" calcext:value-type="float">
            <text:p>947.063</text:p>
          </table:table-cell>
          <table:table-cell table:formula="of:=[.D395]" office:value-type="float" office:value="946.847666666667" calcext:value-type="float">
            <text:p>946.847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984.910666666667" calcext:value-type="float">
            <text:p>984.9106666667</text:p>
          </table:table-cell>
          <table:table-cell table:formula="of:=[.D150]" office:value-type="float" office:value="956.936" calcext:value-type="float">
            <text:p>956.936</text:p>
          </table:table-cell>
          <table:table-cell table:formula="of:=[.D275]" office:value-type="float" office:value="1008.72266666667" calcext:value-type="float">
            <text:p>1008.7226666667</text:p>
          </table:table-cell>
          <table:table-cell table:formula="of:=[.D400]" office:value-type="float" office:value="975.682666666667" calcext:value-type="float">
            <text:p>975.682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05" calcext:value-type="float">
            <text:p>1022.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989.775" calcext:value-type="float">
            <text:p>989.775</text:p>
          </table:table-cell>
          <table:table-cell table:formula="of:=[.D155]" office:value-type="float" office:value="955.162" calcext:value-type="float">
            <text:p>955.162</text:p>
          </table:table-cell>
          <table:table-cell table:formula="of:=[.D280]" office:value-type="float" office:value="1004.93166666667" calcext:value-type="float">
            <text:p>1004.9316666667</text:p>
          </table:table-cell>
          <table:table-cell table:formula="of:=[.D405]" office:value-type="float" office:value="897.899666666667" calcext:value-type="float">
            <text:p>897.899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968.496" calcext:value-type="float">
            <text:p>968.496</text:p>
          </table:table-cell>
          <table:table-cell table:formula="of:=[.D160]" office:value-type="float" office:value="913.268" calcext:value-type="float">
            <text:p>913.268</text:p>
          </table:table-cell>
          <table:table-cell table:formula="of:=[.D285]" office:value-type="float" office:value="981.757333333333" calcext:value-type="float">
            <text:p>981.7573333333</text:p>
          </table:table-cell>
          <table:table-cell table:formula="of:=[.D410]" office:value-type="float" office:value="878.403" calcext:value-type="float">
            <text:p>878.40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2.979" calcext:value-type="float">
            <text:p>852.9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957.599333333334" calcext:value-type="float">
            <text:p>957.5993333333</text:p>
          </table:table-cell>
          <table:table-cell table:formula="of:=[.D165]" office:value-type="float" office:value="918.050666666667" calcext:value-type="float">
            <text:p>918.0506666667</text:p>
          </table:table-cell>
          <table:table-cell table:formula="of:=[.D290]" office:value-type="float" office:value="981.370333333333" calcext:value-type="float">
            <text:p>981.3703333333</text:p>
          </table:table-cell>
          <table:table-cell table:formula="of:=[.D415]" office:value-type="float" office:value="912.367" calcext:value-type="float">
            <text:p>912.3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5.852" calcext:value-type="float">
            <text:p>955.852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1000.01733333333" calcext:value-type="float">
            <text:p>1000.01733333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970.764666666667" calcext:value-type="float">
            <text:p>970.7646666667</text:p>
          </table:table-cell>
          <table:table-cell table:formula="of:=[.D170]" office:value-type="float" office:value="903.012333333333" calcext:value-type="float">
            <text:p>903.0123333333</text:p>
          </table:table-cell>
          <table:table-cell table:formula="of:=[.D295]" office:value-type="float" office:value="944.244333333334" calcext:value-type="float">
            <text:p>944.2443333333</text:p>
          </table:table-cell>
          <table:table-cell table:formula="of:=[.D420]" office:value-type="float" office:value="860.068666666667" calcext:value-type="float">
            <text:p>860.068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971.551333333333" calcext:value-type="float">
            <text:p>971.5513333333</text:p>
          </table:table-cell>
          <table:table-cell table:formula="of:=[.D175]" office:value-type="float" office:value="927.866" calcext:value-type="float">
            <text:p>927.866</text:p>
          </table:table-cell>
          <table:table-cell table:formula="of:=[.D300]" office:value-type="float" office:value="988.033666666667" calcext:value-type="float">
            <text:p>988.0336666667</text:p>
          </table:table-cell>
          <table:table-cell table:formula="of:=[.D425]" office:value-type="float" office:value="930.066" calcext:value-type="float">
            <text:p>930.06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962.636666666667" calcext:value-type="float">
            <text:p>962.6366666667</text:p>
          </table:table-cell>
          <table:table-cell table:formula="of:=[.D180]" office:value-type="float" office:value="915.423333333333" calcext:value-type="float">
            <text:p>915.4233333333</text:p>
          </table:table-cell>
          <table:table-cell table:formula="of:=[.D305]" office:value-type="float" office:value="911.493666666667" calcext:value-type="float">
            <text:p>911.4936666667</text:p>
          </table:table-cell>
          <table:table-cell table:formula="of:=[.D430]" office:value-type="float" office:value="911.065333333333" calcext:value-type="float">
            <text:p>911.065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9.205" calcext:value-type="float">
            <text:p>979.2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953.303333333333" calcext:value-type="float">
            <text:p>953.3033333333</text:p>
          </table:table-cell>
          <table:table-cell table:formula="of:=[.D185]" office:value-type="float" office:value="886.844666666667" calcext:value-type="float">
            <text:p>886.8446666667</text:p>
          </table:table-cell>
          <table:table-cell table:formula="of:=[.D310]" office:value-type="float" office:value="857.446666666667" calcext:value-type="float">
            <text:p>857.4466666667</text:p>
          </table:table-cell>
          <table:table-cell table:formula="of:=[.D435]" office:value-type="float" office:value="864.870666666667" calcext:value-type="float">
            <text:p>864.870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267" calcext:value-type="float">
            <text:p>887.2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970.983666666667" calcext:value-type="float">
            <text:p>970.9836666667</text:p>
          </table:table-cell>
          <table:table-cell table:formula="of:=[.D190]" office:value-type="float" office:value="946.425666666667" calcext:value-type="float">
            <text:p>946.4256666667</text:p>
          </table:table-cell>
          <table:table-cell table:formula="of:=[.D315]" office:value-type="float" office:value="1002.82733333333" calcext:value-type="float">
            <text:p>1002.8273333333</text:p>
          </table:table-cell>
          <table:table-cell table:formula="of:=[.D440]" office:value-type="float" office:value="919.074333333333" calcext:value-type="float">
            <text:p>919.074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3.463" calcext:value-type="float">
            <text:p>993.463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998.272666666667" calcext:value-type="float">
            <text:p>998.272666666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967.523" calcext:value-type="float">
            <text:p>967.523</text:p>
          </table:table-cell>
          <table:table-cell table:formula="of:=[.D195]" office:value-type="float" office:value="921.468" calcext:value-type="float">
            <text:p>921.468</text:p>
          </table:table-cell>
          <table:table-cell table:formula="of:=[.D320]" office:value-type="float" office:value="908.478" calcext:value-type="float">
            <text:p>908.478</text:p>
          </table:table-cell>
          <table:table-cell table:formula="of:=[.D445]" office:value-type="float" office:value="919.550666666667" calcext:value-type="float">
            <text:p>919.550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935.401666666667" calcext:value-type="float">
            <text:p>935.4016666667</text:p>
          </table:table-cell>
          <table:table-cell table:formula="of:=[.D200]" office:value-type="float" office:value="931.438666666667" calcext:value-type="float">
            <text:p>931.4386666667</text:p>
          </table:table-cell>
          <table:table-cell table:formula="of:=[.D325]" office:value-type="float" office:value="926.555333333333" calcext:value-type="float">
            <text:p>926.5553333333</text:p>
          </table:table-cell>
          <table:table-cell table:formula="of:=[.D450]" office:value-type="float" office:value="897.186666666667" calcext:value-type="float">
            <text:p>897.186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959.554333333334" calcext:value-type="float">
            <text:p>959.5543333333</text:p>
          </table:table-cell>
          <table:table-cell table:formula="of:=[.D205]" office:value-type="float" office:value="945.248" calcext:value-type="float">
            <text:p>945.248</text:p>
          </table:table-cell>
          <table:table-cell table:formula="of:=[.D330]" office:value-type="float" office:value="988.435666666667" calcext:value-type="float">
            <text:p>988.4356666667</text:p>
          </table:table-cell>
          <table:table-cell table:formula="of:=[.D455]" office:value-type="float" office:value="916.561666666667" calcext:value-type="float">
            <text:p>916.561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0.12" calcext:value-type="float">
            <text:p>950.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950.180333333333" calcext:value-type="float">
            <text:p>950.1803333333</text:p>
          </table:table-cell>
          <table:table-cell table:formula="of:=[.D210]" office:value-type="float" office:value="934.920666666667" calcext:value-type="float">
            <text:p>934.9206666667</text:p>
          </table:table-cell>
          <table:table-cell table:formula="of:=[.D335]" office:value-type="float" office:value="973.094666666667" calcext:value-type="float">
            <text:p>973.0946666667</text:p>
          </table:table-cell>
          <table:table-cell table:formula="of:=[.D460]" office:value-type="float" office:value="865.3" calcext:value-type="float">
            <text:p>865.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054" calcext:value-type="float">
            <text:p>971.05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951.156" calcext:value-type="float">
            <text:p>951.156</text:p>
          </table:table-cell>
          <table:table-cell table:formula="of:=[.D215]" office:value-type="float" office:value="940.049" calcext:value-type="float">
            <text:p>940.049</text:p>
          </table:table-cell>
          <table:table-cell table:formula="of:=[.D340]" office:value-type="float" office:value="896.275666666667" calcext:value-type="float">
            <text:p>896.2756666667</text:p>
          </table:table-cell>
          <table:table-cell table:formula="of:=[.D465]" office:value-type="float" office:value="917.804" calcext:value-type="float">
            <text:p>917.80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4.309" calcext:value-type="float">
            <text:p>994.309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995.837666666667" calcext:value-type="float">
            <text:p>995.837666666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967.105" calcext:value-type="float">
            <text:p>967.105</text:p>
          </table:table-cell>
          <table:table-cell table:formula="of:=[.D220]" office:value-type="float" office:value="932.483666666667" calcext:value-type="float">
            <text:p>932.4836666667</text:p>
          </table:table-cell>
          <table:table-cell table:formula="of:=[.D345]" office:value-type="float" office:value="917.552" calcext:value-type="float">
            <text:p>917.552</text:p>
          </table:table-cell>
          <table:table-cell table:formula="of:=[.D470]" office:value-type="float" office:value="932.677666666667" calcext:value-type="float">
            <text:p>932.677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962.650333333333" calcext:value-type="float">
            <text:p>962.6503333333</text:p>
          </table:table-cell>
          <table:table-cell table:formula="of:=[.D225]" office:value-type="float" office:value="954.045333333333" calcext:value-type="float">
            <text:p>954.0453333333</text:p>
          </table:table-cell>
          <table:table-cell table:formula="of:=[.D350]" office:value-type="float" office:value="904.253" calcext:value-type="float">
            <text:p>904.253</text:p>
          </table:table-cell>
          <table:table-cell table:formula="of:=[.D475]" office:value-type="float" office:value="846.482666666667" calcext:value-type="float">
            <text:p>846.482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5.525" calcext:value-type="float">
            <text:p>985.5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955.738333333333" calcext:value-type="float">
            <text:p>955.7383333333</text:p>
          </table:table-cell>
          <table:table-cell table:formula="of:=[.D230]" office:value-type="float" office:value="923.763333333333" calcext:value-type="float">
            <text:p>923.7633333333</text:p>
          </table:table-cell>
          <table:table-cell table:formula="of:=[.D355]" office:value-type="float" office:value="950.751666666667" calcext:value-type="float">
            <text:p>950.7516666667</text:p>
          </table:table-cell>
          <table:table-cell table:formula="of:=[.D480]" office:value-type="float" office:value="930.380333333333" calcext:value-type="float">
            <text:p>930.380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0.273" calcext:value-type="float">
            <text:p>940.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948.008333333333" calcext:value-type="float">
            <text:p>948.0083333333</text:p>
          </table:table-cell>
          <table:table-cell table:formula="of:=[.D235]" office:value-type="float" office:value="930.798" calcext:value-type="float">
            <text:p>930.798</text:p>
          </table:table-cell>
          <table:table-cell table:formula="of:=[.D360]" office:value-type="float" office:value="998.371" calcext:value-type="float">
            <text:p>998.371</text:p>
          </table:table-cell>
          <table:table-cell table:formula="of:=[.D485]" office:value-type="float" office:value="840.373" calcext:value-type="float">
            <text:p>840.37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1.522" calcext:value-type="float">
            <text:p>981.5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932.011" calcext:value-type="float">
            <text:p>932.011</text:p>
          </table:table-cell>
          <table:table-cell table:formula="of:=[.D240]" office:value-type="float" office:value="946.211" calcext:value-type="float">
            <text:p>946.211</text:p>
          </table:table-cell>
          <table:table-cell table:formula="of:=[.D365]" office:value-type="float" office:value="995.610333333334" calcext:value-type="float">
            <text:p>995.6103333333</text:p>
          </table:table-cell>
          <table:table-cell table:formula="of:=[.D490]" office:value-type="float" office:value="845.290333333333" calcext:value-type="float">
            <text:p>845.290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685" calcext:value-type="float">
            <text:p>987.685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984.910666666667" calcext:value-type="float">
            <text:p>984.910666666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957.938333333333" calcext:value-type="float">
            <text:p>957.9383333333</text:p>
          </table:table-cell>
          <table:table-cell table:formula="of:=[.D245]" office:value-type="float" office:value="931.892333333333" calcext:value-type="float">
            <text:p>931.8923333333</text:p>
          </table:table-cell>
          <table:table-cell table:formula="of:=[.D370]" office:value-type="float" office:value="905.669" calcext:value-type="float">
            <text:p>905.669</text:p>
          </table:table-cell>
          <table:table-cell table:formula="of:=[.D495]" office:value-type="float" office:value="807.711" calcext:value-type="float">
            <text:p>807.71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938.314" calcext:value-type="float">
            <text:p>938.314</text:p>
          </table:table-cell>
          <table:table-cell table:formula="of:=[.D250]" office:value-type="float" office:value="933.745" calcext:value-type="float">
            <text:p>933.745</text:p>
          </table:table-cell>
          <table:table-cell table:formula="of:=[.D375]" office:value-type="float" office:value="924.613666666667" calcext:value-type="float">
            <text:p>924.6136666667</text:p>
          </table:table-cell>
          <table:table-cell table:formula="of:=[.D500]" office:value-type="float" office:value="776.274666666667" calcext:value-type="float">
            <text:p>776.274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2.68" calcext:value-type="float">
            <text:p>1002.6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8.733" calcext:value-type="float">
            <text:p>948.73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4.862" calcext:value-type="float">
            <text:p>984.86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1.783" calcext:value-type="float">
            <text:p>981.783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989.775" calcext:value-type="float">
            <text:p>989.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3.721" calcext:value-type="float">
            <text:p>943.72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4.941" calcext:value-type="float">
            <text:p>974.94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6.826" calcext:value-type="float">
            <text:p>986.82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501" calcext:value-type="float">
            <text:p>916.501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968.496" calcext:value-type="float">
            <text:p>968.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6.618" calcext:value-type="float">
            <text:p>966.61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1.577" calcext:value-type="float">
            <text:p>931.57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4.603" calcext:value-type="float">
            <text:p>974.60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4.496" calcext:value-type="float">
            <text:p>914.496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957.599333333334" calcext:value-type="float">
            <text:p>957.599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0.18" calcext:value-type="float">
            <text:p>980.1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7.107" calcext:value-type="float">
            <text:p>977.10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5.007" calcext:value-type="float">
            <text:p>955.00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8.05" calcext:value-type="float">
            <text:p>908.05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970.764666666667" calcext:value-type="float">
            <text:p>970.76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33" calcext:value-type="float">
            <text:p>987.3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6.75" calcext:value-type="float">
            <text:p>956.7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9.04" calcext:value-type="float">
            <text:p>969.0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8.284" calcext:value-type="float">
            <text:p>958.284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971.551333333333" calcext:value-type="float">
            <text:p>971.551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1.617" calcext:value-type="float">
            <text:p>991.61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0.102" calcext:value-type="float">
            <text:p>960.10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2.119" calcext:value-type="float">
            <text:p>922.1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6.191" calcext:value-type="float">
            <text:p>936.191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962.636666666667" calcext:value-type="float">
            <text:p>962.63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2.53" calcext:value-type="float">
            <text:p>1002.5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1.895" calcext:value-type="float">
            <text:p>961.89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96.335" calcext:value-type="float">
            <text:p>696.33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485" calcext:value-type="float">
            <text:p>895.485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953.303333333333" calcext:value-type="float">
            <text:p>953.30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0.745" calcext:value-type="float">
            <text:p>980.74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543" calcext:value-type="float">
            <text:p>971.54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9.465" calcext:value-type="float">
            <text:p>919.46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0.663" calcext:value-type="float">
            <text:p>960.663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970.983666666667" calcext:value-type="float">
            <text:p>970.98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0.033" calcext:value-type="float">
            <text:p>990.03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2.165" calcext:value-type="float">
            <text:p>962.16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4.251" calcext:value-type="float">
            <text:p>924.25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0.371" calcext:value-type="float">
            <text:p>950.371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967.523" calcext:value-type="float">
            <text:p>967.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9.969" calcext:value-type="float">
            <text:p>979.96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4.214" calcext:value-type="float">
            <text:p>944.21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3.639" calcext:value-type="float">
            <text:p>873.63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022" calcext:value-type="float">
            <text:p>882.022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935.401666666667" calcext:value-type="float">
            <text:p>935.40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6" calcext:value-type="float">
            <text:p>97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3.349" calcext:value-type="float">
            <text:p>953.34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99" calcext:value-type="float">
            <text:p>942.9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9.314" calcext:value-type="float">
            <text:p>949.314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959.554333333334" calcext:value-type="float">
            <text:p>959.55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1.946" calcext:value-type="float">
            <text:p>841.94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2.718" calcext:value-type="float">
            <text:p>962.71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4.866" calcext:value-type="float">
            <text:p>934.86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2.957" calcext:value-type="float">
            <text:p>952.957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950.180333333333" calcext:value-type="float">
            <text:p>950.18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7.494" calcext:value-type="float">
            <text:p>967.49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2.723" calcext:value-type="float">
            <text:p>932.72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2.692" calcext:value-type="float">
            <text:p>902.69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3.251" calcext:value-type="float">
            <text:p>953.251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951.156" calcext:value-type="float">
            <text:p>951.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8.5" calcext:value-type="float">
            <text:p>1008.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422" calcext:value-type="float">
            <text:p>987.42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4.123" calcext:value-type="float">
            <text:p>964.12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7.193" calcext:value-type="float">
            <text:p>937.19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9.77" calcext:value-type="float">
            <text:p>949.77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967.105" calcext:value-type="float">
            <text:p>967.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5.11" calcext:value-type="float">
            <text:p>1005.1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2.601" calcext:value-type="float">
            <text:p>962.60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961" calcext:value-type="float">
            <text:p>971.96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341" calcext:value-type="float">
            <text:p>893.34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3.389" calcext:value-type="float">
            <text:p>953.389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962.650333333333" calcext:value-type="float">
            <text:p>962.65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3.81" calcext:value-type="float">
            <text:p>1003.8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9.582" calcext:value-type="float">
            <text:p>959.58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2.431" calcext:value-type="float">
            <text:p>952.43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5.202" calcext:value-type="float">
            <text:p>955.2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4.109" calcext:value-type="float">
            <text:p>914.109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955.738333333333" calcext:value-type="float">
            <text:p>955.73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0.999" calcext:value-type="float">
            <text:p>990.99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8.39" calcext:value-type="float">
            <text:p>948.3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4.876" calcext:value-type="float">
            <text:p>924.8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735" calcext:value-type="float">
            <text:p>884.73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0.759" calcext:value-type="float">
            <text:p>970.759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948.008333333333" calcext:value-type="float">
            <text:p>948.00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7.326" calcext:value-type="float">
            <text:p>977.32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5.114" calcext:value-type="float">
            <text:p>995.11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9.089" calcext:value-type="float">
            <text:p>949.08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9.618" calcext:value-type="float">
            <text:p>869.61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5.156" calcext:value-type="float">
            <text:p>865.156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932.011" calcext:value-type="float">
            <text:p>932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2.309" calcext:value-type="float">
            <text:p>982.30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6.365" calcext:value-type="float">
            <text:p>956.36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5.268" calcext:value-type="float">
            <text:p>945.26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2.182" calcext:value-type="float">
            <text:p>972.18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9.393" calcext:value-type="float">
            <text:p>769.393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957.938333333333" calcext:value-type="float">
            <text:p>957.93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5.707" calcext:value-type="float">
            <text:p>995.70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3.406" calcext:value-type="float">
            <text:p>933.40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5.693" calcext:value-type="float">
            <text:p>935.69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5.843" calcext:value-type="float">
            <text:p>945.84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1.948" calcext:value-type="float">
            <text:p>781.948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938.314" calcext:value-type="float">
            <text:p>938.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1.42" calcext:value-type="float">
            <text:p>1021.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1.432" calcext:value-type="float">
            <text:p>801.4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89.507" calcext:value-type="float">
            <text:p>989.507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1011.019" calcext:value-type="float">
            <text:p>1011.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05" calcext:value-type="float">
            <text:p>1022.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4.473" calcext:value-type="float">
            <text:p>834.47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2.089" calcext:value-type="float">
            <text:p>912.089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985.429666666667" calcext:value-type="float">
            <text:p>985.42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1.108" calcext:value-type="float">
            <text:p>871.10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73.511" calcext:value-type="float">
            <text:p>973.5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5.656" calcext:value-type="float">
            <text:p>955.656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983.772333333333" calcext:value-type="float">
            <text:p>983.77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9.346" calcext:value-type="float">
            <text:p>949.34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7.32" calcext:value-type="float">
            <text:p>947.3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9.366" calcext:value-type="float">
            <text:p>919.366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972.938666666667" calcext:value-type="float">
            <text:p>972.93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6.663" calcext:value-type="float">
            <text:p>936.66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1.995" calcext:value-type="float">
            <text:p>911.99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0.665" calcext:value-type="float">
            <text:p>910.665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956.936" calcext:value-type="float">
            <text:p>956.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5.27" calcext:value-type="float">
            <text:p>1005.2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8.31" calcext:value-type="float">
            <text:p>958.3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1.906" calcext:value-type="float">
            <text:p>901.90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7.136" calcext:value-type="float">
            <text:p>867.136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955.162" calcext:value-type="float">
            <text:p>955.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0.328" calcext:value-type="float">
            <text:p>860.3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7.196" calcext:value-type="float">
            <text:p>927.19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2.28" calcext:value-type="float">
            <text:p>952.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9.961" calcext:value-type="float">
            <text:p>799.961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913.268" calcext:value-type="float">
            <text:p>913.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8.681" calcext:value-type="float">
            <text:p>958.68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7.049" calcext:value-type="float">
            <text:p>877.04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8.422" calcext:value-type="float">
            <text:p>918.42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9.375" calcext:value-type="float">
            <text:p>749.375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918.050666666667" calcext:value-type="float">
            <text:p>918.05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7.301" calcext:value-type="float">
            <text:p>827.30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3.03" calcext:value-type="float">
            <text:p>953.0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8.706" calcext:value-type="float">
            <text:p>928.70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9.387" calcext:value-type="float">
            <text:p>759.387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903.012333333333" calcext:value-type="float">
            <text:p>903.01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76.986" calcext:value-type="float">
            <text:p>976.9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2.701" calcext:value-type="float">
            <text:p>892.70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3.911" calcext:value-type="float">
            <text:p>913.91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2.707" calcext:value-type="float">
            <text:p>882.707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927.866" calcext:value-type="float">
            <text:p>927.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3.718" calcext:value-type="float">
            <text:p>953.71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5.302" calcext:value-type="float">
            <text:p>765.30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4.833" calcext:value-type="float">
            <text:p>934.83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57.719" calcext:value-type="float">
            <text:p>857.719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915.423333333333" calcext:value-type="float">
            <text:p>915.42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4.567" calcext:value-type="float">
            <text:p>834.5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7.293" calcext:value-type="float">
            <text:p>907.29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7.855" calcext:value-type="float">
            <text:p>837.8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5.386" calcext:value-type="float">
            <text:p>915.386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886.844666666667" calcext:value-type="float">
            <text:p>886.84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68.497" calcext:value-type="float">
            <text:p>968.49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8.396" calcext:value-type="float">
            <text:p>958.39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2.384" calcext:value-type="float">
            <text:p>912.38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8.617" calcext:value-type="float">
            <text:p>898.617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946.425666666667" calcext:value-type="float">
            <text:p>946.42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69.873" calcext:value-type="float">
            <text:p>969.87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1.949" calcext:value-type="float">
            <text:p>811.94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9.177" calcext:value-type="float">
            <text:p>899.17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5.354" calcext:value-type="float">
            <text:p>895.354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921.468" calcext:value-type="float">
            <text:p>921.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4.895" calcext:value-type="float">
            <text:p>954.8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3.274" calcext:value-type="float">
            <text:p>933.27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6.147" calcext:value-type="float">
            <text:p>906.1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8.404" calcext:value-type="float">
            <text:p>888.404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931.438666666667" calcext:value-type="float">
            <text:p>931.43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9.652" calcext:value-type="float">
            <text:p>929.6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2.745" calcext:value-type="float">
            <text:p>942.74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1.051" calcext:value-type="float">
            <text:p>921.05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63.347" calcext:value-type="float">
            <text:p>963.347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945.248" calcext:value-type="float">
            <text:p>945.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3.663" calcext:value-type="float">
            <text:p>903.66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8.917" calcext:value-type="float">
            <text:p>948.91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2.182" calcext:value-type="float">
            <text:p>952.18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1.19" calcext:value-type="float">
            <text:p>901.19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934.920666666667" calcext:value-type="float">
            <text:p>934.92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9.936" calcext:value-type="float">
            <text:p>949.93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5.95" calcext:value-type="float">
            <text:p>955.9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4.261" calcext:value-type="float">
            <text:p>914.26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9.39" calcext:value-type="float">
            <text:p>889.39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940.049" calcext:value-type="float">
            <text:p>940.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10.92" calcext:value-type="float">
            <text:p>1010.9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9.432" calcext:value-type="float">
            <text:p>949.43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3.884" calcext:value-type="float">
            <text:p>933.88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8.762" calcext:value-type="float">
            <text:p>868.76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4.135" calcext:value-type="float">
            <text:p>914.135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932.483666666667" calcext:value-type="float">
            <text:p>932.48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99.269" calcext:value-type="float">
            <text:p>999.26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8.111" calcext:value-type="float">
            <text:p>958.11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81.328" calcext:value-type="float">
            <text:p>981.32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0.165" calcext:value-type="float">
            <text:p>870.16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2.697" calcext:value-type="float">
            <text:p>922.697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954.045333333333" calcext:value-type="float">
            <text:p>954.04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12.14" calcext:value-type="float">
            <text:p>1012.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7.652" calcext:value-type="float">
            <text:p>897.6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80.899" calcext:value-type="float">
            <text:p>980.89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2.739" calcext:value-type="float">
            <text:p>892.73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55.965" calcext:value-type="float">
            <text:p>855.965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923.763333333333" calcext:value-type="float">
            <text:p>923.76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6.54" calcext:value-type="float">
            <text:p>1006.5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2.514" calcext:value-type="float">
            <text:p>952.51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9.068" calcext:value-type="float">
            <text:p>919.06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8.888" calcext:value-type="float">
            <text:p>878.88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0.812" calcext:value-type="float">
            <text:p>920.812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930.798" calcext:value-type="float">
            <text:p>930.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76.042" calcext:value-type="float">
            <text:p>976.0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91.157" calcext:value-type="float">
            <text:p>991.15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1.832" calcext:value-type="float">
            <text:p>941.83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40.304" calcext:value-type="float">
            <text:p>840.30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0.759" calcext:value-type="float">
            <text:p>920.759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946.211" calcext:value-type="float">
            <text:p>946.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9.955" calcext:value-type="float">
            <text:p>929.95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95.08" calcext:value-type="float">
            <text:p>995.0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1.911" calcext:value-type="float">
            <text:p>831.91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4.254" calcext:value-type="float">
            <text:p>934.2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1.468" calcext:value-type="float">
            <text:p>931.468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931.892333333333" calcext:value-type="float">
            <text:p>931.89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0.72" calcext:value-type="float">
            <text:p>1000.7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5.885" calcext:value-type="float">
            <text:p>935.88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6.173" calcext:value-type="float">
            <text:p>956.17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9.177" calcext:value-type="float">
            <text:p>909.17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6.223" calcext:value-type="float">
            <text:p>796.223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933.745" calcext:value-type="float">
            <text:p>933.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21" calcext:value-type="float">
            <text:p>1021.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67.835" calcext:value-type="float">
            <text:p>467.8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89.615" calcext:value-type="float">
            <text:p>489.6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844.311666666667" calcext:value-type="float">
            <text:p>844.31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45.345" calcext:value-type="float">
            <text:p>645.3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7.876" calcext:value-type="float">
            <text:p>817.876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954.035333333333" calcext:value-type="float">
            <text:p>954.03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3.796" calcext:value-type="float">
            <text:p>783.79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5.933" calcext:value-type="float">
            <text:p>975.93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5.292" calcext:value-type="float">
            <text:p>835.292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944.458333333333" calcext:value-type="float">
            <text:p>944.45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0.418" calcext:value-type="float">
            <text:p>700.4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226" calcext:value-type="float">
            <text:p>948.22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0.813" calcext:value-type="float">
            <text:p>870.813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947.063" calcext:value-type="float">
            <text:p>947.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118" calcext:value-type="float">
            <text:p>930.11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7.43" calcext:value-type="float">
            <text:p>1007.4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6.588" calcext:value-type="float">
            <text:p>996.588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1008.72266666667" calcext:value-type="float">
            <text:p>1008.72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7.73" calcext:value-type="float">
            <text:p>1017.7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062" calcext:value-type="float">
            <text:p>981.06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125" calcext:value-type="float">
            <text:p>995.12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1.94" calcext:value-type="float">
            <text:p>1001.94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1004.93166666667" calcext:value-type="float">
            <text:p>1004.93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091" calcext:value-type="float">
            <text:p>972.09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3.485" calcext:value-type="float">
            <text:p>993.4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696" calcext:value-type="float">
            <text:p>979.69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4.744" calcext:value-type="float">
            <text:p>754.744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981.757333333333" calcext:value-type="float">
            <text:p>981.757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5.553" calcext:value-type="float">
            <text:p>865.55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281" calcext:value-type="float">
            <text:p>982.28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34" calcext:value-type="float">
            <text:p>961.3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49" calcext:value-type="float">
            <text:p>1000.49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981.370333333333" calcext:value-type="float">
            <text:p>981.37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7.49" calcext:value-type="float">
            <text:p>837.4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4.699" calcext:value-type="float">
            <text:p>754.6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3.093" calcext:value-type="float">
            <text:p>973.09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123.58" calcext:value-type="float">
            <text:p>2123.58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944.244333333334" calcext:value-type="float">
            <text:p>944.24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0.929" calcext:value-type="float">
            <text:p>990.92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154" calcext:value-type="float">
            <text:p>981.15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573" calcext:value-type="float">
            <text:p>948.5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2.018" calcext:value-type="float">
            <text:p>992.018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988.033666666667" calcext:value-type="float">
            <text:p>988.03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84.244" calcext:value-type="float">
            <text:p>684.24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8.988" calcext:value-type="float">
            <text:p>768.98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369" calcext:value-type="float">
            <text:p>979.36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124" calcext:value-type="float">
            <text:p>986.124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911.493666666667" calcext:value-type="float">
            <text:p>911.49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22.964" calcext:value-type="float">
            <text:p>522.96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9.259" calcext:value-type="float">
            <text:p>829.25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181" calcext:value-type="float">
            <text:p>950.18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2.9" calcext:value-type="float">
            <text:p>792.9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857.446666666667" calcext:value-type="float">
            <text:p>857.44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01.5" calcext:value-type="float">
            <text:p>1101.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7.359" calcext:value-type="float">
            <text:p>847.35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9.32" calcext:value-type="float">
            <text:p>989.3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7.012" calcext:value-type="float">
            <text:p>997.012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1002.82733333333" calcext:value-type="float">
            <text:p>1002.827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1.45" calcext:value-type="float">
            <text:p>701.4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8.153" calcext:value-type="float">
            <text:p>998.1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9.184" calcext:value-type="float">
            <text:p>909.18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8.097" calcext:value-type="float">
            <text:p>818.097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908.478" calcext:value-type="float">
            <text:p>908.4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3.404" calcext:value-type="float">
            <text:p>713.40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8.224" calcext:value-type="float">
            <text:p>988.22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8.821" calcext:value-type="float">
            <text:p>818.82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621" calcext:value-type="float">
            <text:p>972.621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926.555333333333" calcext:value-type="float">
            <text:p>926.55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2.382" calcext:value-type="float">
            <text:p>832.38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4.256" calcext:value-type="float">
            <text:p>994.25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1.646" calcext:value-type="float">
            <text:p>991.64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405" calcext:value-type="float">
            <text:p>979.405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988.435666666667" calcext:value-type="float">
            <text:p>988.43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4.719" calcext:value-type="float">
            <text:p>864.71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935" calcext:value-type="float">
            <text:p>965.93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868" calcext:value-type="float">
            <text:p>981.86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1.481" calcext:value-type="float">
            <text:p>971.481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973.094666666667" calcext:value-type="float">
            <text:p>973.09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2.197" calcext:value-type="float">
            <text:p>622.19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3.638" calcext:value-type="float">
            <text:p>993.63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9.105" calcext:value-type="float">
            <text:p>709.10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084" calcext:value-type="float">
            <text:p>986.084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896.275666666667" calcext:value-type="float">
            <text:p>896.27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8.526" calcext:value-type="float">
            <text:p>748.52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8.39" calcext:value-type="float">
            <text:p>1018.3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8.699" calcext:value-type="float">
            <text:p>988.69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1.272" calcext:value-type="float">
            <text:p>891.27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2.685" calcext:value-type="float">
            <text:p>872.685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917.552" calcext:value-type="float">
            <text:p>917.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81.484" calcext:value-type="float">
            <text:p>681.48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405" calcext:value-type="float">
            <text:p>982.40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3.407" calcext:value-type="float">
            <text:p>863.40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7.15" calcext:value-type="float">
            <text:p>1017.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6.947" calcext:value-type="float">
            <text:p>866.947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904.253" calcext:value-type="float">
            <text:p>904.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44" calcext:value-type="float">
            <text:p>1010.4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7.12" calcext:value-type="float">
            <text:p>737.1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3.305" calcext:value-type="float">
            <text:p>913.30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2.93" calcext:value-type="float">
            <text:p>932.93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950.751666666667" calcext:value-type="float">
            <text:p>950.75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9.64" calcext:value-type="float">
            <text:p>1019.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75" calcext:value-type="float">
            <text:p>1014.7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6.433" calcext:value-type="float">
            <text:p>976.43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195" calcext:value-type="float">
            <text:p>965.19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3.93" calcext:value-type="float">
            <text:p>1003.93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998.371" calcext:value-type="float">
            <text:p>998.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1.91" calcext:value-type="float">
            <text:p>1001.9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7.53" calcext:value-type="float">
            <text:p>1007.5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7.391" calcext:value-type="float">
            <text:p>977.39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9.013" calcext:value-type="float">
            <text:p>879.01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39" calcext:value-type="float">
            <text:p>1010.39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995.610333333334" calcext:value-type="float">
            <text:p>995.61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62.525" calcext:value-type="float">
            <text:p>662.52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5.462" calcext:value-type="float">
            <text:p>915.46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4.832" calcext:value-type="float">
            <text:p>894.8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6.713" calcext:value-type="float">
            <text:p>906.71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943" calcext:value-type="float">
            <text:p>995.943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905.669" calcext:value-type="float">
            <text:p>905.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8.317" calcext:value-type="float">
            <text:p>958.31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6.458" calcext:value-type="float">
            <text:p>906.4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7.277" calcext:value-type="float">
            <text:p>967.27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9.066" calcext:value-type="float">
            <text:p>909.06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8.274" calcext:value-type="float">
            <text:p>878.274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924.613666666667" calcext:value-type="float">
            <text:p>924.61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2.523" calcext:value-type="float">
            <text:p>902.5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3.01" calcext:value-type="float">
            <text:p>43.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5.458" calcext:value-type="float">
            <text:p>905.4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94.899" calcext:value-type="float">
            <text:p>994.899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934.293333333333" calcext:value-type="float">
            <text:p>934.29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6.96" calcext:value-type="float">
            <text:p>1016.9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8.502" calcext:value-type="float">
            <text:p>758.50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3.228" calcext:value-type="float">
            <text:p>833.228</text:p>
          </table:table-cell>
          <table:table-cell office:value-type="float" office:value="4" calcext:value-type="float">
            <text:p>4</text:p>
          </table:table-cell>
          <table:table-cell table:formula="of:=(SUM([.B381:.B385])-MIN([.B381:.B385])-MAX([.B381:.B385]))/3" office:value-type="float" office:value="957.422666666667" calcext:value-type="float">
            <text:p>957.42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9.422" calcext:value-type="float">
            <text:p>809.4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9.097" calcext:value-type="float">
            <text:p>819.09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4.088" calcext:value-type="float">
            <text:p>974.088</text:p>
          </table:table-cell>
          <table:table-cell office:value-type="float" office:value="6" calcext:value-type="float">
            <text:p>6</text:p>
          </table:table-cell>
          <table:table-cell table:formula="of:=(SUM([.B386:.B390])-MIN([.B386:.B390])-MAX([.B386:.B390]))/3" office:value-type="float" office:value="938.438333333333" calcext:value-type="float">
            <text:p>938.43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9.555" calcext:value-type="float">
            <text:p>749.55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9.6" calcext:value-type="float">
            <text:p>1019.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1.808" calcext:value-type="float">
            <text:p>941.80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9.135" calcext:value-type="float">
            <text:p>879.135</text:p>
          </table:table-cell>
          <table:table-cell office:value-type="float" office:value="8" calcext:value-type="float">
            <text:p>8</text:p>
          </table:table-cell>
          <table:table-cell table:formula="of:=(SUM([.B391:.B395])-MIN([.B391:.B395])-MAX([.B391:.B395]))/3" office:value-type="float" office:value="946.847666666667" calcext:value-type="float">
            <text:p>946.847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5.268" calcext:value-type="float">
            <text:p>925.26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9.63" calcext:value-type="float">
            <text:p>979.6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2.14" calcext:value-type="float">
            <text:p>762.14</text:p>
          </table:table-cell>
          <table:table-cell office:value-type="float" office:value="10" calcext:value-type="float">
            <text:p>10</text:p>
          </table:table-cell>
          <table:table-cell table:formula="of:=(SUM([.B396:.B400])-MIN([.B396:.B400])-MAX([.B396:.B400]))/3" office:value-type="float" office:value="975.682666666667" calcext:value-type="float">
            <text:p>975.68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5.04" calcext:value-type="float">
            <text:p>965.0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1.55" calcext:value-type="float">
            <text:p>941.5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7.109" calcext:value-type="float">
            <text:p>787.10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1.995" calcext:value-type="float">
            <text:p>771.995</text:p>
          </table:table-cell>
          <table:table-cell office:value-type="float" office:value="12" calcext:value-type="float">
            <text:p>12</text:p>
          </table:table-cell>
          <table:table-cell table:formula="of:=(SUM([.B401:.B405])-MIN([.B401:.B405])-MAX([.B401:.B405]))/3" office:value-type="float" office:value="897.899666666667" calcext:value-type="float">
            <text:p>897.89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9.09" calcext:value-type="float">
            <text:p>889.0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5.005" calcext:value-type="float">
            <text:p>865.00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1.114" calcext:value-type="float">
            <text:p>881.1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8.477" calcext:value-type="float">
            <text:p>738.477</text:p>
          </table:table-cell>
          <table:table-cell office:value-type="float" office:value="14" calcext:value-type="float">
            <text:p>14</text:p>
          </table:table-cell>
          <table:table-cell table:formula="of:=(SUM([.B406:.B410])-MIN([.B406:.B410])-MAX([.B406:.B410]))/3" office:value-type="float" office:value="878.403" calcext:value-type="float">
            <text:p>878.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7.248" calcext:value-type="float">
            <text:p>987.24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0.524" calcext:value-type="float">
            <text:p>920.5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1.932" calcext:value-type="float">
            <text:p>881.93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4.645" calcext:value-type="float">
            <text:p>934.64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7.44" calcext:value-type="float">
            <text:p>737.44</text:p>
          </table:table-cell>
          <table:table-cell office:value-type="float" office:value="16" calcext:value-type="float">
            <text:p>16</text:p>
          </table:table-cell>
          <table:table-cell table:formula="of:=(SUM([.B411:.B415])-MIN([.B411:.B415])-MAX([.B411:.B415]))/3" office:value-type="float" office:value="912.367" calcext:value-type="float">
            <text:p>912.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1.827" calcext:value-type="float">
            <text:p>871.82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3.131" calcext:value-type="float">
            <text:p>833.13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5.248" calcext:value-type="float">
            <text:p>875.2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6.082" calcext:value-type="float">
            <text:p>776.082</text:p>
          </table:table-cell>
          <table:table-cell office:value-type="float" office:value="18" calcext:value-type="float">
            <text:p>18</text:p>
          </table:table-cell>
          <table:table-cell table:formula="of:=(SUM([.B416:.B420])-MIN([.B416:.B420])-MAX([.B416:.B420]))/3" office:value-type="float" office:value="860.068666666667" calcext:value-type="float">
            <text:p>860.06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1.532" calcext:value-type="float">
            <text:p>931.53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5.997" calcext:value-type="float">
            <text:p>895.99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2.669" calcext:value-type="float">
            <text:p>962.66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9.402" calcext:value-type="float">
            <text:p>799.402</text:p>
          </table:table-cell>
          <table:table-cell office:value-type="float" office:value="20" calcext:value-type="float">
            <text:p>20</text:p>
          </table:table-cell>
          <table:table-cell table:formula="of:=(SUM([.B421:.B425])-MIN([.B421:.B425])-MAX([.B421:.B425]))/3" office:value-type="float" office:value="930.066" calcext:value-type="float">
            <text:p>930.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9.07" calcext:value-type="float">
            <text:p>989.0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2.625" calcext:value-type="float">
            <text:p>912.62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9.613" calcext:value-type="float">
            <text:p>909.61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6.529" calcext:value-type="float">
            <text:p>856.52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0.958" calcext:value-type="float">
            <text:p>910.958</text:p>
          </table:table-cell>
          <table:table-cell office:value-type="float" office:value="22" calcext:value-type="float">
            <text:p>22</text:p>
          </table:table-cell>
          <table:table-cell table:formula="of:=(SUM([.B426:.B430])-MIN([.B426:.B430])-MAX([.B426:.B430]))/3" office:value-type="float" office:value="911.065333333333" calcext:value-type="float">
            <text:p>911.06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6.225" calcext:value-type="float">
            <text:p>816.22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9.665" calcext:value-type="float">
            <text:p>859.66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8.067" calcext:value-type="float">
            <text:p>858.0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6.88" calcext:value-type="float">
            <text:p>876.88</text:p>
          </table:table-cell>
          <table:table-cell office:value-type="float" office:value="24" calcext:value-type="float">
            <text:p>24</text:p>
          </table:table-cell>
          <table:table-cell table:formula="of:=(SUM([.B431:.B435])-MIN([.B431:.B435])-MAX([.B431:.B435]))/3" office:value-type="float" office:value="864.870666666667" calcext:value-type="float">
            <text:p>864.87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6.126" calcext:value-type="float">
            <text:p>976.12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3.848" calcext:value-type="float">
            <text:p>903.8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7.249" calcext:value-type="float">
            <text:p>877.24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3.794" calcext:value-type="float">
            <text:p>853.794</text:p>
          </table:table-cell>
          <table:table-cell office:value-type="float" office:value="26" calcext:value-type="float">
            <text:p>26</text:p>
          </table:table-cell>
          <table:table-cell table:formula="of:=(SUM([.B436:.B440])-MIN([.B436:.B440])-MAX([.B436:.B440]))/3" office:value-type="float" office:value="919.074333333333" calcext:value-type="float">
            <text:p>919.07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1.433" calcext:value-type="float">
            <text:p>981.43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7.204" calcext:value-type="float">
            <text:p>867.20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0.015" calcext:value-type="float">
            <text:p>910.0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8.754" calcext:value-type="float">
            <text:p>838.754</text:p>
          </table:table-cell>
          <table:table-cell office:value-type="float" office:value="28" calcext:value-type="float">
            <text:p>28</text:p>
          </table:table-cell>
          <table:table-cell table:formula="of:=(SUM([.B441:.B445])-MIN([.B441:.B445])-MAX([.B441:.B445]))/3" office:value-type="float" office:value="919.550666666667" calcext:value-type="float">
            <text:p>919.55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1.63" calcext:value-type="float">
            <text:p>1021.6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5.805" calcext:value-type="float">
            <text:p>915.80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0.599" calcext:value-type="float">
            <text:p>880.59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3.109" calcext:value-type="float">
            <text:p>713.10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5.156" calcext:value-type="float">
            <text:p>895.156</text:p>
          </table:table-cell>
          <table:table-cell office:value-type="float" office:value="30" calcext:value-type="float">
            <text:p>30</text:p>
          </table:table-cell>
          <table:table-cell table:formula="of:=(SUM([.B446:.B450])-MIN([.B446:.B450])-MAX([.B446:.B450]))/3" office:value-type="float" office:value="897.186666666667" calcext:value-type="float">
            <text:p>897.18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4.006" calcext:value-type="float">
            <text:p>984.00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3.167" calcext:value-type="float">
            <text:p>963.1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2.176" calcext:value-type="float">
            <text:p>782.17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7.854" calcext:value-type="float">
            <text:p>937.85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8.664" calcext:value-type="float">
            <text:p>848.664</text:p>
          </table:table-cell>
          <table:table-cell office:value-type="float" office:value="32" calcext:value-type="float">
            <text:p>32</text:p>
          </table:table-cell>
          <table:table-cell table:formula="of:=(SUM([.B451:.B455])-MIN([.B451:.B455])-MAX([.B451:.B455]))/3" office:value-type="float" office:value="916.561666666667" calcext:value-type="float">
            <text:p>916.56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8.377" calcext:value-type="float">
            <text:p>878.37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3.863" calcext:value-type="float">
            <text:p>783.86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9.512" calcext:value-type="float">
            <text:p>909.51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8.011" calcext:value-type="float">
            <text:p>808.011</text:p>
          </table:table-cell>
          <table:table-cell office:value-type="float" office:value="34" calcext:value-type="float">
            <text:p>34</text:p>
          </table:table-cell>
          <table:table-cell table:formula="of:=(SUM([.B456:.B460])-MIN([.B456:.B460])-MAX([.B456:.B460]))/3" office:value-type="float" office:value="865.3" calcext:value-type="float">
            <text:p>865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6.189" calcext:value-type="float">
            <text:p>926.18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7.483" calcext:value-type="float">
            <text:p>817.48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5.476" calcext:value-type="float">
            <text:p>985.47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1.747" calcext:value-type="float">
            <text:p>841.747</text:p>
          </table:table-cell>
          <table:table-cell office:value-type="float" office:value="36" calcext:value-type="float">
            <text:p>36</text:p>
          </table:table-cell>
          <table:table-cell table:formula="of:=(SUM([.B461:.B465])-MIN([.B461:.B465])-MAX([.B461:.B465]))/3" office:value-type="float" office:value="917.804" calcext:value-type="float">
            <text:p>917.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05.62" calcext:value-type="float">
            <text:p>1005.6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5.321" calcext:value-type="float">
            <text:p>965.32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7.107" calcext:value-type="float">
            <text:p>867.1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8.928" calcext:value-type="float">
            <text:p>938.9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3.784" calcext:value-type="float">
            <text:p>893.784</text:p>
          </table:table-cell>
          <table:table-cell office:value-type="float" office:value="38" calcext:value-type="float">
            <text:p>38</text:p>
          </table:table-cell>
          <table:table-cell table:formula="of:=(SUM([.B466:.B470])-MIN([.B466:.B470])-MAX([.B466:.B470]))/3" office:value-type="float" office:value="932.677666666667" calcext:value-type="float">
            <text:p>932.677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3.125" calcext:value-type="float">
            <text:p>733.12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1.856" calcext:value-type="float">
            <text:p>941.85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9.687" calcext:value-type="float">
            <text:p>919.68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3.004" calcext:value-type="float">
            <text:p>793.00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6.757" calcext:value-type="float">
            <text:p>826.757</text:p>
          </table:table-cell>
          <table:table-cell office:value-type="float" office:value="40" calcext:value-type="float">
            <text:p>40</text:p>
          </table:table-cell>
          <table:table-cell table:formula="of:=(SUM([.B471:.B475])-MIN([.B471:.B475])-MAX([.B471:.B475]))/3" office:value-type="float" office:value="846.482666666667" calcext:value-type="float">
            <text:p>846.48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6.188" calcext:value-type="float">
            <text:p>976.18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5.412" calcext:value-type="float">
            <text:p>775.41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2.211" calcext:value-type="float">
            <text:p>922.21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3.61" calcext:value-type="float">
            <text:p>943.6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5.32" calcext:value-type="float">
            <text:p>925.32</text:p>
          </table:table-cell>
          <table:table-cell office:value-type="float" office:value="45" calcext:value-type="float">
            <text:p>45</text:p>
          </table:table-cell>
          <table:table-cell table:formula="of:=(SUM([.B476:.B480])-MIN([.B476:.B480])-MAX([.B476:.B480]))/3" office:value-type="float" office:value="930.380333333333" calcext:value-type="float">
            <text:p>930.38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8.328" calcext:value-type="float">
            <text:p>808.32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2.248" calcext:value-type="float">
            <text:p>982.24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0.678" calcext:value-type="float">
            <text:p>910.67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2.113" calcext:value-type="float">
            <text:p>802.11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8.263" calcext:value-type="float">
            <text:p>778.263</text:p>
          </table:table-cell>
          <table:table-cell office:value-type="float" office:value="50" calcext:value-type="float">
            <text:p>50</text:p>
          </table:table-cell>
          <table:table-cell table:formula="of:=(SUM([.B481:.B485])-MIN([.B481:.B485])-MAX([.B481:.B485]))/3" office:value-type="float" office:value="840.373" calcext:value-type="float">
            <text:p>840.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2.222" calcext:value-type="float">
            <text:p>492.22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9.759" calcext:value-type="float">
            <text:p>899.75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9.972" calcext:value-type="float">
            <text:p>929.97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0.81" calcext:value-type="float">
            <text:p>830.8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5.302" calcext:value-type="float">
            <text:p>805.302</text:p>
          </table:table-cell>
          <table:table-cell office:value-type="float" office:value="55" calcext:value-type="float">
            <text:p>55</text:p>
          </table:table-cell>
          <table:table-cell table:formula="of:=(SUM([.B486:.B490])-MIN([.B486:.B490])-MAX([.B486:.B490]))/3" office:value-type="float" office:value="845.290333333333" calcext:value-type="float">
            <text:p>845.29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409" calcext:value-type="float">
            <text:p>719.40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6.925" calcext:value-type="float">
            <text:p>786.92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6.799" calcext:value-type="float">
            <text:p>916.79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914" calcext:value-type="float">
            <text:p>678.91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8.57" calcext:value-type="float">
            <text:p>948.57</text:p>
          </table:table-cell>
          <table:table-cell office:value-type="float" office:value="60" calcext:value-type="float">
            <text:p>60</text:p>
          </table:table-cell>
          <table:table-cell table:formula="of:=(SUM([.B491:.B495])-MIN([.B491:.B495])-MAX([.B491:.B495]))/3" office:value-type="float" office:value="807.711" calcext:value-type="float">
            <text:p>807.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7.672" calcext:value-type="float">
            <text:p>657.67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96" calcext:value-type="float">
            <text:p>765.9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5.192" calcext:value-type="float">
            <text:p>905.19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2.331" calcext:value-type="float">
            <text:p>952.33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8.62" calcext:value-type="float">
            <text:p>648.62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776.274666666667" calcext:value-type="float">
            <text:p>776.2746666667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svg:width="15.999cm" svg:height="8.999cm" svg:x="13.224cm" svg:y="11.734cm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" calcext:value-type="float">
            <text:p>1</text:p>
          </table:table-cell>
          <table:table-cell table:formula="of:=[.D130]" office:value-type="float" office:value="0.904175333333333" calcext:value-type="float">
            <text:p>0.9041753333</text:p>
          </table:table-cell>
          <table:table-cell table:formula="of:=[.D255]" office:value-type="float" office:value="0.826146666666667" calcext:value-type="float">
            <text:p>0.8261466667</text:p>
          </table:table-cell>
          <table:table-cell table:formula="of:=[.D380]" office:value-type="float" office:value="0.921834333333333" calcext:value-type="float">
            <text:p>0.921834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0.978371" calcext:value-type="float">
            <text:p>0.978371</text:p>
          </table:table-cell>
          <table:table-cell table:formula="of:=[.D135]" office:value-type="float" office:value="0.955852" calcext:value-type="float">
            <text:p>0.955852</text:p>
          </table:table-cell>
          <table:table-cell table:formula="of:=[.D260]" office:value-type="float" office:value="0.981861666666667" calcext:value-type="float">
            <text:p>0.9818616667</text:p>
          </table:table-cell>
          <table:table-cell table:formula="of:=[.D385]" office:value-type="float" office:value="0.917248333333334" calcext:value-type="float">
            <text:p>0.917248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0.960369666666666" calcext:value-type="float">
            <text:p>0.9603696667</text:p>
          </table:table-cell>
          <table:table-cell table:formula="of:=[.D140]" office:value-type="float" office:value="0.939562" calcext:value-type="float">
            <text:p>0.939562</text:p>
          </table:table-cell>
          <table:table-cell table:formula="of:=[.D265]" office:value-type="float" office:value="0.902121666666667" calcext:value-type="float">
            <text:p>0.9021216667</text:p>
          </table:table-cell>
          <table:table-cell table:formula="of:=[.D390]" office:value-type="float" office:value="0.891854666666667" calcext:value-type="float">
            <text:p>0.89185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2957" calcext:value-type="float">
            <text:p>0.882957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973374666666667" calcext:value-type="float">
            <text:p>0.9733746667</text:p>
          </table:table-cell>
          <table:table-cell table:formula="of:=[.D145]" office:value-type="float" office:value="0.922998" calcext:value-type="float">
            <text:p>0.922998</text:p>
          </table:table-cell>
          <table:table-cell table:formula="of:=[.D270]" office:value-type="float" office:value="0.927994333333333" calcext:value-type="float">
            <text:p>0.9279943333</text:p>
          </table:table-cell>
          <table:table-cell table:formula="of:=[.D395]" office:value-type="float" office:value="0.910335666666667" calcext:value-type="float">
            <text:p>0.910335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0.961259333333333" calcext:value-type="float">
            <text:p>0.9612593333</text:p>
          </table:table-cell>
          <table:table-cell table:formula="of:=[.D150]" office:value-type="float" office:value="0.936345" calcext:value-type="float">
            <text:p>0.936345</text:p>
          </table:table-cell>
          <table:table-cell table:formula="of:=[.D275]" office:value-type="float" office:value="0.974264333333333" calcext:value-type="float">
            <text:p>0.9742643333</text:p>
          </table:table-cell>
          <table:table-cell table:formula="of:=[.D400]" office:value-type="float" office:value="0.915674333333333" calcext:value-type="float">
            <text:p>0.915674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5729" calcext:value-type="float">
            <text:p>0.9357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0.938193" calcext:value-type="float">
            <text:p>0.938193</text:p>
          </table:table-cell>
          <table:table-cell table:formula="of:=[.D155]" office:value-type="float" office:value="0.914442" calcext:value-type="float">
            <text:p>0.914442</text:p>
          </table:table-cell>
          <table:table-cell table:formula="of:=[.D280]" office:value-type="float" office:value="0.876522666666667" calcext:value-type="float">
            <text:p>0.8765226667</text:p>
          </table:table-cell>
          <table:table-cell table:formula="of:=[.D405]" office:value-type="float" office:value="0.918549" calcext:value-type="float">
            <text:p>0.91854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4887" calcext:value-type="float">
            <text:p>0.7648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0.944421666666667" calcext:value-type="float">
            <text:p>0.9444216667</text:p>
          </table:table-cell>
          <table:table-cell table:formula="of:=[.D160]" office:value-type="float" office:value="0.889527333333333" calcext:value-type="float">
            <text:p>0.8895273333</text:p>
          </table:table-cell>
          <table:table-cell table:formula="of:=[.D285]" office:value-type="float" office:value="0.801026666666666" calcext:value-type="float">
            <text:p>0.8010266667</text:p>
          </table:table-cell>
          <table:table-cell table:formula="of:=[.D410]" office:value-type="float" office:value="0.883778" calcext:value-type="float">
            <text:p>0.8837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0.940931" calcext:value-type="float">
            <text:p>0.940931</text:p>
          </table:table-cell>
          <table:table-cell table:formula="of:=[.D165]" office:value-type="float" office:value="0.902395666666667" calcext:value-type="float">
            <text:p>0.9023956667</text:p>
          </table:table-cell>
          <table:table-cell table:formula="of:=[.D290]" office:value-type="float" office:value="0.795825" calcext:value-type="float">
            <text:p>0.795825</text:p>
          </table:table-cell>
          <table:table-cell table:formula="of:=[.D415]" office:value-type="float" office:value="0.867077333333333" calcext:value-type="float">
            <text:p>0.86707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9384" calcext:value-type="float">
            <text:p>0.999384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0.978371" calcext:value-type="float">
            <text:p>0.9783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936755333333333" calcext:value-type="float">
            <text:p>0.9367553333</text:p>
          </table:table-cell>
          <table:table-cell table:formula="of:=[.D170]" office:value-type="float" office:value="0.888843" calcext:value-type="float">
            <text:p>0.888843</text:p>
          </table:table-cell>
          <table:table-cell table:formula="of:=[.D295]" office:value-type="float" office:value="0.719028333333333" calcext:value-type="float">
            <text:p>0.7190283333</text:p>
          </table:table-cell>
          <table:table-cell table:formula="of:=[.D420]" office:value-type="float" office:value="0.876933333333333" calcext:value-type="float">
            <text:p>0.8769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2218" calcext:value-type="float">
            <text:p>0.9622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0.945653666666667" calcext:value-type="float">
            <text:p>0.9456536667</text:p>
          </table:table-cell>
          <table:table-cell table:formula="of:=[.D175]" office:value-type="float" office:value="0.891375666666667" calcext:value-type="float">
            <text:p>0.8913756667</text:p>
          </table:table-cell>
          <table:table-cell table:formula="of:=[.D300]" office:value-type="float" office:value="0.712046666666667" calcext:value-type="float">
            <text:p>0.7120466667</text:p>
          </table:table-cell>
          <table:table-cell table:formula="of:=[.D425]" office:value-type="float" office:value="0.887748" calcext:value-type="float">
            <text:p>0.88774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8891" calcext:value-type="float">
            <text:p>0.9188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0.941615333333333" calcext:value-type="float">
            <text:p>0.9416153333</text:p>
          </table:table-cell>
          <table:table-cell table:formula="of:=[.D180]" office:value-type="float" office:value="0.884668" calcext:value-type="float">
            <text:p>0.884668</text:p>
          </table:table-cell>
          <table:table-cell table:formula="of:=[.D305]" office:value-type="float" office:value="0.803422333333333" calcext:value-type="float">
            <text:p>0.8034223333</text:p>
          </table:table-cell>
          <table:table-cell table:formula="of:=[.D430]" office:value-type="float" office:value="0.863791666666667" calcext:value-type="float">
            <text:p>0.86379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357" calcext:value-type="float">
            <text:p>0.7983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0.900273666666667" calcext:value-type="float">
            <text:p>0.9002736667</text:p>
          </table:table-cell>
          <table:table-cell table:formula="of:=[.D185]" office:value-type="float" office:value="0.827857666666667" calcext:value-type="float">
            <text:p>0.8278576667</text:p>
          </table:table-cell>
          <table:table-cell table:formula="of:=[.D310]" office:value-type="float" office:value="0.783093666666667" calcext:value-type="float">
            <text:p>0.7830936667</text:p>
          </table:table-cell>
          <table:table-cell table:formula="of:=[.D435]" office:value-type="float" office:value="0.891033333333333" calcext:value-type="float">
            <text:p>0.8910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0.959616666666666" calcext:value-type="float">
            <text:p>0.9596166667</text:p>
          </table:table-cell>
          <table:table-cell table:formula="of:=[.D190]" office:value-type="float" office:value="0.900479" calcext:value-type="float">
            <text:p>0.900479</text:p>
          </table:table-cell>
          <table:table-cell table:formula="of:=[.D315]" office:value-type="float" office:value="0.850444666666667" calcext:value-type="float">
            <text:p>0.8504446667</text:p>
          </table:table-cell>
          <table:table-cell table:formula="of:=[.D440]" office:value-type="float" office:value="0.933949333333333" calcext:value-type="float">
            <text:p>0.93394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0.960369666666666" calcext:value-type="float">
            <text:p>0.960369666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948665666666667" calcext:value-type="float">
            <text:p>0.9486656667</text:p>
          </table:table-cell>
          <table:table-cell table:formula="of:=[.D195]" office:value-type="float" office:value="0.917248666666667" calcext:value-type="float">
            <text:p>0.9172486667</text:p>
          </table:table-cell>
          <table:table-cell table:formula="of:=[.D320]" office:value-type="float" office:value="0.759548" calcext:value-type="float">
            <text:p>0.759548</text:p>
          </table:table-cell>
          <table:table-cell table:formula="of:=[.D445]" office:value-type="float" office:value="0.916974666666667" calcext:value-type="float">
            <text:p>0.91697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0.933265" calcext:value-type="float">
            <text:p>0.933265</text:p>
          </table:table-cell>
          <table:table-cell table:formula="of:=[.D200]" office:value-type="float" office:value="0.912799666666667" calcext:value-type="float">
            <text:p>0.9127996667</text:p>
          </table:table-cell>
          <table:table-cell table:formula="of:=[.D325]" office:value-type="float" office:value="0.819712666666667" calcext:value-type="float">
            <text:p>0.8197126667</text:p>
          </table:table-cell>
          <table:table-cell table:formula="of:=[.D450]" office:value-type="float" office:value="0.925256666666667" calcext:value-type="float">
            <text:p>0.9252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0.95551" calcext:value-type="float">
            <text:p>0.95551</text:p>
          </table:table-cell>
          <table:table-cell table:formula="of:=[.D205]" office:value-type="float" office:value="0.901848" calcext:value-type="float">
            <text:p>0.901848</text:p>
          </table:table-cell>
          <table:table-cell table:formula="of:=[.D330]" office:value-type="float" office:value="0.884120666666667" calcext:value-type="float">
            <text:p>0.8841206667</text:p>
          </table:table-cell>
          <table:table-cell table:formula="of:=[.D455]" office:value-type="float" office:value="0.871868666666667" calcext:value-type="float">
            <text:p>0.871868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0472" calcext:value-type="float">
            <text:p>0.91047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0.938945666666667" calcext:value-type="float">
            <text:p>0.9389456667</text:p>
          </table:table-cell>
          <table:table-cell table:formula="of:=[.D210]" office:value-type="float" office:value="0.892881666666666" calcext:value-type="float">
            <text:p>0.8928816667</text:p>
          </table:table-cell>
          <table:table-cell table:formula="of:=[.D335]" office:value-type="float" office:value="0.797604333333333" calcext:value-type="float">
            <text:p>0.7976043333</text:p>
          </table:table-cell>
          <table:table-cell table:formula="of:=[.D460]" office:value-type="float" office:value="0.851129333333333" calcext:value-type="float">
            <text:p>0.85112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729" calcext:value-type="float">
            <text:p>0.957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0.943600333333333" calcext:value-type="float">
            <text:p>0.9436003333</text:p>
          </table:table-cell>
          <table:table-cell table:formula="of:=[.D215]" office:value-type="float" office:value="0.896167333333333" calcext:value-type="float">
            <text:p>0.8961673333</text:p>
          </table:table-cell>
          <table:table-cell table:formula="of:=[.D340]" office:value-type="float" office:value="0.851745333333333" calcext:value-type="float">
            <text:p>0.8517453333</text:p>
          </table:table-cell>
          <table:table-cell table:formula="of:=[.D465]" office:value-type="float" office:value="0.909651" calcext:value-type="float">
            <text:p>0.90965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2834" calcext:value-type="float">
            <text:p>0.962834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0.973374666666667" calcext:value-type="float">
            <text:p>0.973374666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951677" calcext:value-type="float">
            <text:p>0.951677</text:p>
          </table:table-cell>
          <table:table-cell table:formula="of:=[.D220]" office:value-type="float" office:value="0.895003333333333" calcext:value-type="float">
            <text:p>0.8950033333</text:p>
          </table:table-cell>
          <table:table-cell table:formula="of:=[.D345]" office:value-type="float" office:value="0.870157666666667" calcext:value-type="float">
            <text:p>0.8701576667</text:p>
          </table:table-cell>
          <table:table-cell table:formula="of:=[.D470]" office:value-type="float" office:value="0.922176666666667" calcext:value-type="float">
            <text:p>0.92217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0.945927333333333" calcext:value-type="float">
            <text:p>0.9459273333</text:p>
          </table:table-cell>
          <table:table-cell table:formula="of:=[.D225]" office:value-type="float" office:value="0.911978" calcext:value-type="float">
            <text:p>0.911978</text:p>
          </table:table-cell>
          <table:table-cell table:formula="of:=[.D350]" office:value-type="float" office:value="0.844421666666666" calcext:value-type="float">
            <text:p>0.8444216667</text:p>
          </table:table-cell>
          <table:table-cell table:formula="of:=[.D475]" office:value-type="float" office:value="0.880082333333334" calcext:value-type="float">
            <text:p>0.880082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0.934428333333334" calcext:value-type="float">
            <text:p>0.9344283333</text:p>
          </table:table-cell>
          <table:table-cell table:formula="of:=[.D230]" office:value-type="float" office:value="0.900137" calcext:value-type="float">
            <text:p>0.900137</text:p>
          </table:table-cell>
          <table:table-cell table:formula="of:=[.D355]" office:value-type="float" office:value="0.753046" calcext:value-type="float">
            <text:p>0.753046</text:p>
          </table:table-cell>
          <table:table-cell table:formula="of:=[.D480]" office:value-type="float" office:value="0.842026" calcext:value-type="float">
            <text:p>0.84202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117" calcext:value-type="float">
            <text:p>0.891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0.932717333333333" calcext:value-type="float">
            <text:p>0.9327173333</text:p>
          </table:table-cell>
          <table:table-cell table:formula="of:=[.D235]" office:value-type="float" office:value="0.913620666666667" calcext:value-type="float">
            <text:p>0.9136206667</text:p>
          </table:table-cell>
          <table:table-cell table:formula="of:=[.D360]" office:value-type="float" office:value="0.843121333333333" calcext:value-type="float">
            <text:p>0.8431213333</text:p>
          </table:table-cell>
          <table:table-cell table:formula="of:=[.D485]" office:value-type="float" office:value="0.829158" calcext:value-type="float">
            <text:p>0.82915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1807" calcext:value-type="float">
            <text:p>0.96180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0.937850666666667" calcext:value-type="float">
            <text:p>0.9378506667</text:p>
          </table:table-cell>
          <table:table-cell table:formula="of:=[.D240]" office:value-type="float" office:value="0.915742666666667" calcext:value-type="float">
            <text:p>0.9157426667</text:p>
          </table:table-cell>
          <table:table-cell table:formula="of:=[.D365]" office:value-type="float" office:value="0.847159666666667" calcext:value-type="float">
            <text:p>0.8471596667</text:p>
          </table:table-cell>
          <table:table-cell table:formula="of:=[.D490]" office:value-type="float" office:value="0.849623666666667" calcext:value-type="float">
            <text:p>0.849623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1971" calcext:value-type="float">
            <text:p>0.921971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0.961259333333333" calcext:value-type="float">
            <text:p>0.961259333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938740333333333" calcext:value-type="float">
            <text:p>0.9387403333</text:p>
          </table:table-cell>
          <table:table-cell table:formula="of:=[.D245]" office:value-type="float" office:value="0.916563666666667" calcext:value-type="float">
            <text:p>0.9165636667</text:p>
          </table:table-cell>
          <table:table-cell table:formula="of:=[.D370]" office:value-type="float" office:value="0.723271666666667" calcext:value-type="float">
            <text:p>0.7232716667</text:p>
          </table:table-cell>
          <table:table-cell table:formula="of:=[.D495]" office:value-type="float" office:value="0.821218333333333" calcext:value-type="float">
            <text:p>0.821218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0.923408666666667" calcext:value-type="float">
            <text:p>0.9234086667</text:p>
          </table:table-cell>
          <table:table-cell table:formula="of:=[.D250]" office:value-type="float" office:value="0.905065333333333" calcext:value-type="float">
            <text:p>0.9050653333</text:p>
          </table:table-cell>
          <table:table-cell table:formula="of:=[.D375]" office:value-type="float" office:value="0.824503666666667" calcext:value-type="float">
            <text:p>0.8245036667</text:p>
          </table:table-cell>
          <table:table-cell table:formula="of:=[.D500]" office:value-type="float" office:value="0.779261" calcext:value-type="float">
            <text:p>0.77926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577" calcext:value-type="float">
            <text:p>0.9757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2115" calcext:value-type="float">
            <text:p>0.9121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6694" calcext:value-type="float">
            <text:p>0.92669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5544" calcext:value-type="float">
            <text:p>0.905544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0.938193" calcext:value-type="float">
            <text:p>0.938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3388" calcext:value-type="float">
            <text:p>0.95338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0144" calcext:value-type="float">
            <text:p>0.89014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0021" calcext:value-type="float">
            <text:p>0.97002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9856" calcext:value-type="float">
            <text:p>0.909856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0.944421666666667" calcext:value-type="float">
            <text:p>0.9444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0575" calcext:value-type="float">
            <text:p>0.96057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7536" calcext:value-type="float">
            <text:p>0.89753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4682" calcext:value-type="float">
            <text:p>0.96468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0.940931" calcext:value-type="float">
            <text:p>0.940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0205" calcext:value-type="float">
            <text:p>0.90020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6057" calcext:value-type="float">
            <text:p>0.95605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8645" calcext:value-type="float">
            <text:p>0.87864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4004" calcext:value-type="float">
            <text:p>0.954004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0.936755333333333" calcext:value-type="float">
            <text:p>0.93675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115" calcext:value-type="float">
            <text:p>0.921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6324" calcext:value-type="float">
            <text:p>0.96632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9487" calcext:value-type="float">
            <text:p>0.9494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7413" calcext:value-type="float">
            <text:p>0.877413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0.945653666666667" calcext:value-type="float">
            <text:p>0.94565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3614" calcext:value-type="float">
            <text:p>0.9236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9076" calcext:value-type="float">
            <text:p>0.94907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5565" calcext:value-type="float">
            <text:p>0.87556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2156" calcext:value-type="float">
            <text:p>0.952156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0.941615333333333" calcext:value-type="float">
            <text:p>0.94161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382" calcext:value-type="float">
            <text:p>0.8223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998" calcext:value-type="float">
            <text:p>0.82299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7659" calcext:value-type="float">
            <text:p>0.91765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0164" calcext:value-type="float">
            <text:p>0.960164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0.900273666666667" calcext:value-type="float">
            <text:p>0.90027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7844" calcext:value-type="float">
            <text:p>0.94784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7413" calcext:value-type="float">
            <text:p>0.97741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1828" calcext:value-type="float">
            <text:p>0.9318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3593" calcext:value-type="float">
            <text:p>0.953593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0.959616666666666" calcext:value-type="float">
            <text:p>0.9596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148" calcext:value-type="float">
            <text:p>0.84414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4949" calcext:value-type="float">
            <text:p>0.97494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0329" calcext:value-type="float">
            <text:p>0.92032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0719" calcext:value-type="float">
            <text:p>0.950719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0.948665666666667" calcext:value-type="float">
            <text:p>0.9486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7721" calcext:value-type="float">
            <text:p>0.92772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6612" calcext:value-type="float">
            <text:p>0.94661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5462" calcext:value-type="float">
            <text:p>0.92546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8768" calcext:value-type="float">
            <text:p>0.898768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0.933265" calcext:value-type="float">
            <text:p>0.933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3121" calcext:value-type="float">
            <text:p>0.94312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2218" calcext:value-type="float">
            <text:p>0.96221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848" calcext:value-type="float">
            <text:p>0.9184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1191" calcext:value-type="float">
            <text:p>0.961191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0.95551" calcext:value-type="float">
            <text:p>0.95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031" calcext:value-type="float">
            <text:p>0.8550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9425" calcext:value-type="float">
            <text:p>0.9394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1971" calcext:value-type="float">
            <text:p>0.92197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5441" calcext:value-type="float">
            <text:p>0.955441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0.938945666666667" calcext:value-type="float">
            <text:p>0.93894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021" calcext:value-type="float">
            <text:p>0.87002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1971" calcext:value-type="float">
            <text:p>0.92197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0452" calcext:value-type="float">
            <text:p>0.94045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8378" calcext:value-type="float">
            <text:p>0.968378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0.943600333333333" calcext:value-type="float">
            <text:p>0.9436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2156" calcext:value-type="float">
            <text:p>0.95215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1376" calcext:value-type="float">
            <text:p>0.89137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2505" calcext:value-type="float">
            <text:p>0.94250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037" calcext:value-type="float">
            <text:p>0.96037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0.951677" calcext:value-type="float">
            <text:p>0.951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9487" calcext:value-type="float">
            <text:p>0.94948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1725" calcext:value-type="float">
            <text:p>0.98172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4538" calcext:value-type="float">
            <text:p>0.87453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924" calcext:value-type="float">
            <text:p>0.9092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9055" calcext:value-type="float">
            <text:p>0.979055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0.945927333333333" calcext:value-type="float">
            <text:p>0.94592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655" calcext:value-type="float">
            <text:p>0.9365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269" calcext:value-type="float">
            <text:p>0.9726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148" calcext:value-type="float">
            <text:p>0.84414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4045" calcext:value-type="float">
            <text:p>0.89404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9733" calcext:value-type="float">
            <text:p>0.989733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0.934428333333334" calcext:value-type="float">
            <text:p>0.93442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6838" calcext:value-type="float">
            <text:p>0.91683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6591" calcext:value-type="float">
            <text:p>0.97659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4723" calcext:value-type="float">
            <text:p>0.90472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5175" calcext:value-type="float">
            <text:p>0.84517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0287" calcext:value-type="float">
            <text:p>0.980287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0.932717333333333" calcext:value-type="float">
            <text:p>0.93271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5934" calcext:value-type="float">
            <text:p>0.93593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0678" calcext:value-type="float">
            <text:p>0.81067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3799" calcext:value-type="float">
            <text:p>0.95379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3819" calcext:value-type="float">
            <text:p>0.92381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1725" calcext:value-type="float">
            <text:p>0.981725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0.937850666666667" calcext:value-type="float">
            <text:p>0.93785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5934" calcext:value-type="float">
            <text:p>0.9359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5852" calcext:value-type="float">
            <text:p>0.95585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4435" calcext:value-type="float">
            <text:p>0.92443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9466" calcext:value-type="float">
            <text:p>0.77946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8727" calcext:value-type="float">
            <text:p>0.958727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0.938740333333333" calcext:value-type="float">
            <text:p>0.93874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5462" calcext:value-type="float">
            <text:p>0.92546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3388" calcext:value-type="float">
            <text:p>0.95338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4579" calcext:value-type="float">
            <text:p>0.91457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8871" calcext:value-type="float">
            <text:p>0.74887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0185" calcext:value-type="float">
            <text:p>0.930185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0.923408666666667" calcext:value-type="float">
            <text:p>0.92340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56263" calcext:value-type="float">
            <text:p>0.8562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56263" calcext:value-type="float">
            <text:p>0.8562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961" calcext:value-type="float">
            <text:p>0.76961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0.904175333333333" calcext:value-type="float">
            <text:p>0.9041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7967" calcext:value-type="float">
            <text:p>0.86796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99589" calcext:value-type="float">
            <text:p>0.99958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6571" calcext:value-type="float">
            <text:p>0.706571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0.955852" calcext:value-type="float">
            <text:p>0.95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46817" calcext:value-type="float">
            <text:p>0.94681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71869" calcext:value-type="float">
            <text:p>0.87186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9466" calcext:value-type="float">
            <text:p>0.779466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0.939562" calcext:value-type="float">
            <text:p>0.939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6715" calcext:value-type="float">
            <text:p>0.8967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72279" calcext:value-type="float">
            <text:p>0.87227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1191" calcext:value-type="float">
            <text:p>0.861191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0.922998" calcext:value-type="float">
            <text:p>0.922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85832" calcext:value-type="float">
            <text:p>0.88583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3203" calcext:value-type="float">
            <text:p>0.92320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17659" calcext:value-type="float">
            <text:p>0.817659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0.936345" calcext:value-type="float">
            <text:p>0.936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2526" calcext:value-type="float">
            <text:p>0.9125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43326" calcext:value-type="float">
            <text:p>0.8433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99179" calcext:value-type="float">
            <text:p>0.799179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0.914442" calcext:value-type="float">
            <text:p>0.914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3018" calcext:value-type="float">
            <text:p>0.89301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1704" calcext:value-type="float">
            <text:p>0.9117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06982" calcext:value-type="float">
            <text:p>0.80698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386" calcext:value-type="float">
            <text:p>0.86386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0.889527333333333" calcext:value-type="float">
            <text:p>0.88952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7105" calcext:value-type="float">
            <text:p>0.92710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2895" calcext:value-type="float">
            <text:p>0.77289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8768" calcext:value-type="float">
            <text:p>0.898768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0.902395666666667" calcext:value-type="float">
            <text:p>0.90239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9363" calcext:value-type="float">
            <text:p>0.92936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232" calcext:value-type="float">
            <text:p>0.9123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4209" calcext:value-type="float">
            <text:p>0.75420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24846" calcext:value-type="float">
            <text:p>0.824846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0.888843" calcext:value-type="float">
            <text:p>0.888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44353" calcext:value-type="float">
            <text:p>0.94435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99179" calcext:value-type="float">
            <text:p>0.79917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2012" calcext:value-type="float">
            <text:p>0.86201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7762" calcext:value-type="float">
            <text:p>0.867762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0.891375666666667" calcext:value-type="float">
            <text:p>0.89137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30185" calcext:value-type="float">
            <text:p>0.93018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2854" calcext:value-type="float">
            <text:p>0.83285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0965" calcext:value-type="float">
            <text:p>0.89096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87885" calcext:value-type="float">
            <text:p>0.787885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0.884668" calcext:value-type="float">
            <text:p>0.884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08214" calcext:value-type="float">
            <text:p>0.80821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5359" calcext:value-type="float">
            <text:p>0.77535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" calcext:value-type="float">
            <text:p>0.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9199" calcext:value-type="float">
            <text:p>0.769199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0.827857666666667" calcext:value-type="float">
            <text:p>0.82785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7803" calcext:value-type="float">
            <text:p>0.50780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62423" calcext:value-type="float">
            <text:p>0.96242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3696" calcext:value-type="float">
            <text:p>0.90369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5318" calcext:value-type="float">
            <text:p>0.835318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0.900479" calcext:value-type="float">
            <text:p>0.900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1992" calcext:value-type="float">
            <text:p>0.89199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47844" calcext:value-type="float">
            <text:p>0.94784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191" calcext:value-type="float">
            <text:p>0.911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2854" calcext:value-type="float">
            <text:p>0.832854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0.917248666666667" calcext:value-type="float">
            <text:p>0.9172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8768" calcext:value-type="float">
            <text:p>0.8876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36756" calcext:value-type="float">
            <text:p>0.93675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3963" calcext:value-type="float">
            <text:p>0.91396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56057" calcext:value-type="float">
            <text:p>0.856057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0.912799666666667" calcext:value-type="float">
            <text:p>0.91279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653" calcext:value-type="float">
            <text:p>0.8665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9774" calcext:value-type="float">
            <text:p>0.92977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44559" calcext:value-type="float">
            <text:p>0.84455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924" calcext:value-type="float">
            <text:p>0.90924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0.901848" calcext:value-type="float">
            <text:p>0.901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9405" calcext:value-type="float">
            <text:p>0.86940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9384" calcext:value-type="float">
            <text:p>0.8993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27515" calcext:value-type="float">
            <text:p>0.82751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9856" calcext:value-type="float">
            <text:p>0.909856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0.892881666666666" calcext:value-type="float">
            <text:p>0.89288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48871" calcext:value-type="float">
            <text:p>0.84887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43943" calcext:value-type="float">
            <text:p>0.94394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2115" calcext:value-type="float">
            <text:p>0.821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5688" calcext:value-type="float">
            <text:p>0.895688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0.896167333333333" calcext:value-type="float">
            <text:p>0.8961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96304" calcext:value-type="float">
            <text:p>0.79630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81314" calcext:value-type="float">
            <text:p>0.98131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36961" calcext:value-type="float">
            <text:p>0.93696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5934" calcext:value-type="float">
            <text:p>0.83593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2115" calcext:value-type="float">
            <text:p>0.912115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0.895003333333333" calcext:value-type="float">
            <text:p>0.895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79261" calcext:value-type="float">
            <text:p>0.97926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9795" calcext:value-type="float">
            <text:p>0.8997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1088" calcext:value-type="float">
            <text:p>0.9110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11294" calcext:value-type="float">
            <text:p>0.811294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0.911978" calcext:value-type="float">
            <text:p>0.911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7762" calcext:value-type="float">
            <text:p>0.86776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72279" calcext:value-type="float">
            <text:p>0.97227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9918" calcext:value-type="float">
            <text:p>0.91991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2731" calcext:value-type="float">
            <text:p>0.91273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2033" calcext:value-type="float">
            <text:p>0.832033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0.900137" calcext:value-type="float">
            <text:p>0.900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8891" calcext:value-type="float">
            <text:p>0.91889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81109" calcext:value-type="float">
            <text:p>0.98110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117" calcext:value-type="float">
            <text:p>0.8911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07803" calcext:value-type="float">
            <text:p>0.80780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30801" calcext:value-type="float">
            <text:p>0.930801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0.913620666666667" calcext:value-type="float">
            <text:p>0.91362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0411" calcext:value-type="float">
            <text:p>0.90041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58111" calcext:value-type="float">
            <text:p>0.95811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9918" calcext:value-type="float">
            <text:p>0.91991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9671" calcext:value-type="float">
            <text:p>0.77967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6899" calcext:value-type="float">
            <text:p>0.926899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0.915742666666667" calcext:value-type="float">
            <text:p>0.91574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848" calcext:value-type="float">
            <text:p>0.9184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69405" calcext:value-type="float">
            <text:p>0.9694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616" calcext:value-type="float">
            <text:p>0.9061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5503" calcext:value-type="float">
            <text:p>0.76550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0.916563666666667" calcext:value-type="float">
            <text:p>0.91656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0329" calcext:value-type="float">
            <text:p>0.9203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71047" calcext:value-type="float">
            <text:p>0.9710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4107" calcext:value-type="float">
            <text:p>0.90410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694" calcext:value-type="float">
            <text:p>0.7669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076" calcext:value-type="float">
            <text:p>0.89076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0.905065333333333" calcext:value-type="float">
            <text:p>0.90506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1253" calcext:value-type="float">
            <text:p>0.471253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0.826146666666667" calcext:value-type="float">
            <text:p>0.8261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5277" calcext:value-type="float">
            <text:p>0.99527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0308" calcext:value-type="float">
            <text:p>0.95030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22998" calcext:value-type="float">
            <text:p>0.622998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0.981861666666667" calcext:value-type="float">
            <text:p>0.98186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8172" calcext:value-type="float">
            <text:p>0.7681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0452" calcext:value-type="float">
            <text:p>0.94045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0678" calcext:value-type="float">
            <text:p>0.710678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0.902121666666667" calcext:value-type="float">
            <text:p>0.9021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6468" calcext:value-type="float">
            <text:p>0.8564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7515" calcext:value-type="float">
            <text:p>0.9275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0103" calcext:value-type="float">
            <text:p>0.850103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0.927994333333333" calcext:value-type="float">
            <text:p>0.92799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331" calcext:value-type="float">
            <text:p>0.99733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871" calcext:value-type="float">
            <text:p>0.94887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5606" calcext:value-type="float">
            <text:p>0.81560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6591" calcext:value-type="float">
            <text:p>0.976591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0.974264333333333" calcext:value-type="float">
            <text:p>0.97426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665" calcext:value-type="float">
            <text:p>0.94866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6181" calcext:value-type="float">
            <text:p>0.67618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7433" calcext:value-type="float">
            <text:p>0.74743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347" calcext:value-type="float">
            <text:p>0.93347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0.876522666666667" calcext:value-type="float">
            <text:p>0.87652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9959" calcext:value-type="float">
            <text:p>0.85995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5975" calcext:value-type="float">
            <text:p>0.57597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499" calcext:value-type="float">
            <text:p>0.814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131" calcext:value-type="float">
            <text:p>0.728131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0.801026666666666" calcext:value-type="float">
            <text:p>0.8010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3881" calcext:value-type="float">
            <text:p>0.93388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3409" calcext:value-type="float">
            <text:p>0.72340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0185" calcext:value-type="float">
            <text:p>0.73018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04312" calcext:value-type="float">
            <text:p>0.504312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0.795825" calcext:value-type="float">
            <text:p>0.795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7906" calcext:value-type="float">
            <text:p>0.65790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82957" calcext:value-type="float">
            <text:p>0.58295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6222" calcext:value-type="float">
            <text:p>0.21622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16222" calcext:value-type="float">
            <text:p>0.916222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0.719028333333333" calcext:value-type="float">
            <text:p>0.71902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6407" calcext:value-type="float">
            <text:p>0.84640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2361" calcext:value-type="float">
            <text:p>0.65236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7372" calcext:value-type="float">
            <text:p>0.6373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45585" calcext:value-type="float">
            <text:p>0.445585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0.712046666666667" calcext:value-type="float">
            <text:p>0.7120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1663" calcext:value-type="float">
            <text:p>0.47166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076" calcext:value-type="float">
            <text:p>0.6907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17864" calcext:value-type="float">
            <text:p>0.91786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1643" calcext:value-type="float">
            <text:p>0.801643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0.803422333333333" calcext:value-type="float">
            <text:p>0.80342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47" calcext:value-type="float">
            <text:p>0.7334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0431" calcext:value-type="float">
            <text:p>0.87043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7043" calcext:value-type="float">
            <text:p>0.71704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538" calcext:value-type="float">
            <text:p>0.74538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0.783093666666667" calcext:value-type="float">
            <text:p>0.78309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0616" calcext:value-type="float">
            <text:p>0.60061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6468" calcext:value-type="float">
            <text:p>0.95646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8747" calcext:value-type="float">
            <text:p>0.928747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0.850444666666667" calcext:value-type="float">
            <text:p>0.85044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7207" calcext:value-type="float">
            <text:p>0.47720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0616" calcext:value-type="float">
            <text:p>0.60061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0821" calcext:value-type="float">
            <text:p>0.90082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77207" calcext:value-type="float">
            <text:p>0.777207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0.759548" calcext:value-type="float">
            <text:p>0.759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8747" calcext:value-type="float">
            <text:p>0.4287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6879" calcext:value-type="float">
            <text:p>0.65687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6345" calcext:value-type="float">
            <text:p>0.936345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0.819712666666667" calcext:value-type="float">
            <text:p>0.81971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7433" calcext:value-type="float">
            <text:p>0.94743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9446" calcext:value-type="float">
            <text:p>0.80944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5483" calcext:value-type="float">
            <text:p>0.89548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0862" calcext:value-type="float">
            <text:p>0.740862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0.884120666666667" calcext:value-type="float">
            <text:p>0.88412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4887" calcext:value-type="float">
            <text:p>0.56488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7392" calcext:value-type="float">
            <text:p>0.60739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6776" calcext:value-type="float">
            <text:p>0.90677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8645" calcext:value-type="float">
            <text:p>0.878645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0.797604333333333" calcext:value-type="float">
            <text:p>0.79760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9302" calcext:value-type="float">
            <text:p>0.81930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11294" calcext:value-type="float">
            <text:p>0.61129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271" calcext:value-type="float">
            <text:p>0.9427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93224" calcext:value-type="float">
            <text:p>0.793224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0.851745333333333" calcext:value-type="float">
            <text:p>0.85174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8234" calcext:value-type="float">
            <text:p>0.97823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5873" calcext:value-type="float">
            <text:p>0.82587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1725" calcext:value-type="float">
            <text:p>0.88172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8337" calcext:value-type="float">
            <text:p>0.52833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2875" calcext:value-type="float">
            <text:p>0.902875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0.870157666666667" calcext:value-type="float">
            <text:p>0.87015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7639" calcext:value-type="float">
            <text:p>0.94763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3901" calcext:value-type="float">
            <text:p>0.80390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4107" calcext:value-type="float">
            <text:p>0.80410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0821" calcext:value-type="float">
            <text:p>0.600821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0.844421666666666" calcext:value-type="float">
            <text:p>0.8444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4292" calcext:value-type="float">
            <text:p>0.6342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17043" calcext:value-type="float">
            <text:p>0.31704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2916" calcext:value-type="float">
            <text:p>0.8429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193" calcext:value-type="float">
            <text:p>0.78193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0.753046" calcext:value-type="float">
            <text:p>0.7530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6612" calcext:value-type="float">
            <text:p>0.94661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5585" calcext:value-type="float">
            <text:p>0.64558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8419" calcext:value-type="float">
            <text:p>0.90841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4333" calcext:value-type="float">
            <text:p>0.87433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6612" calcext:value-type="float">
            <text:p>0.746612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0.843121333333333" calcext:value-type="float">
            <text:p>0.84312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3368" calcext:value-type="float">
            <text:p>0.88336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4066" calcext:value-type="float">
            <text:p>0.56406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4292" calcext:value-type="float">
            <text:p>0.8342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3573" calcext:value-type="float">
            <text:p>0.98357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3819" calcext:value-type="float">
            <text:p>0.823819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0.847159666666667" calcext:value-type="float">
            <text:p>0.84715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4928" calcext:value-type="float">
            <text:p>0.60492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2259" calcext:value-type="float">
            <text:p>0.90225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36756" calcext:value-type="float">
            <text:p>0.53675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93634" calcext:value-type="float">
            <text:p>0.7936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71253" calcext:value-type="float">
            <text:p>0.771253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0.723271666666667" calcext:value-type="float">
            <text:p>0.72327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6797" calcext:value-type="float">
            <text:p>0.97679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8789" calcext:value-type="float">
            <text:p>0.76878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2361" calcext:value-type="float">
            <text:p>0.8523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8789" calcext:value-type="float">
            <text:p>0.76878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2361" calcext:value-type="float">
            <text:p>0.852361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0.824503666666667" calcext:value-type="float">
            <text:p>0.82450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3778" calcext:value-type="float">
            <text:p>0.8837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3778" calcext:value-type="float">
            <text:p>0.8837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1992" calcext:value-type="float">
            <text:p>0.491992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0.921834333333333" calcext:value-type="float">
            <text:p>0.92183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1622" calcext:value-type="float">
            <text:p>0.73162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2772" calcext:value-type="float">
            <text:p>0.752772</text:p>
          </table:table-cell>
          <table:table-cell office:value-type="float" office:value="4" calcext:value-type="float">
            <text:p>4</text:p>
          </table:table-cell>
          <table:table-cell table:formula="of:=(SUM([.B381:.B385])-MIN([.B381:.B385])-MAX([.B381:.B385]))/3" office:value-type="float" office:value="0.917248333333334" calcext:value-type="float">
            <text:p>0.91724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9014" calcext:value-type="float">
            <text:p>0.739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5133" calcext:value-type="float">
            <text:p>0.90513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0431" calcext:value-type="float">
            <text:p>0.770431</text:p>
          </table:table-cell>
          <table:table-cell office:value-type="float" office:value="6" calcext:value-type="float">
            <text:p>6</text:p>
          </table:table-cell>
          <table:table-cell table:formula="of:=(SUM([.B386:.B390])-MIN([.B386:.B390])-MAX([.B386:.B390]))/3" office:value-type="float" office:value="0.891854666666667" calcext:value-type="float">
            <text:p>0.89185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73511" calcext:value-type="float">
            <text:p>0.97351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23409" calcext:value-type="float">
            <text:p>0.92340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5216" calcext:value-type="float">
            <text:p>0.88521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6571" calcext:value-type="float">
            <text:p>0.90657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1027" calcext:value-type="float">
            <text:p>0.901027</text:p>
          </table:table-cell>
          <table:table-cell office:value-type="float" office:value="8" calcext:value-type="float">
            <text:p>8</text:p>
          </table:table-cell>
          <table:table-cell table:formula="of:=(SUM([.B391:.B395])-MIN([.B391:.B395])-MAX([.B391:.B395]))/3" office:value-type="float" office:value="0.910335666666667" calcext:value-type="float">
            <text:p>0.91033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2834" calcext:value-type="float">
            <text:p>0.96283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6591" calcext:value-type="float">
            <text:p>0.87659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7598" calcext:value-type="float">
            <text:p>0.90759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1869" calcext:value-type="float">
            <text:p>0.771869</text:p>
          </table:table-cell>
          <table:table-cell office:value-type="float" office:value="10" calcext:value-type="float">
            <text:p>10</text:p>
          </table:table-cell>
          <table:table-cell table:formula="of:=(SUM([.B396:.B400])-MIN([.B396:.B400])-MAX([.B396:.B400]))/3" office:value-type="float" office:value="0.915674333333333" calcext:value-type="float">
            <text:p>0.91567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4969" calcext:value-type="float">
            <text:p>0.94496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0678" calcext:value-type="float">
            <text:p>0.91067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0986" calcext:value-type="float">
            <text:p>0.860986</text:p>
          </table:table-cell>
          <table:table-cell office:value-type="float" office:value="12" calcext:value-type="float">
            <text:p>12</text:p>
          </table:table-cell>
          <table:table-cell table:formula="of:=(SUM([.B401:.B405])-MIN([.B401:.B405])-MAX([.B401:.B405]))/3" office:value-type="float" office:value="0.918549" calcext:value-type="float">
            <text:p>0.918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78029" calcext:value-type="float">
            <text:p>0.97802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3039" calcext:value-type="float">
            <text:p>0.86303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2936" calcext:value-type="float">
            <text:p>0.91293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5359" calcext:value-type="float">
            <text:p>0.87535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9897" calcext:value-type="float">
            <text:p>0.749897</text:p>
          </table:table-cell>
          <table:table-cell office:value-type="float" office:value="14" calcext:value-type="float">
            <text:p>14</text:p>
          </table:table-cell>
          <table:table-cell table:formula="of:=(SUM([.B406:.B410])-MIN([.B406:.B410])-MAX([.B406:.B410]))/3" office:value-type="float" office:value="0.883778" calcext:value-type="float">
            <text:p>0.883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7084" calcext:value-type="float">
            <text:p>0.85708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0308" calcext:value-type="float">
            <text:p>0.95030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384" calcext:value-type="float">
            <text:p>0.7938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6386" calcext:value-type="float">
            <text:p>0.776386</text:p>
          </table:table-cell>
          <table:table-cell office:value-type="float" office:value="16" calcext:value-type="float">
            <text:p>16</text:p>
          </table:table-cell>
          <table:table-cell table:formula="of:=(SUM([.B411:.B415])-MIN([.B411:.B415])-MAX([.B411:.B415]))/3" office:value-type="float" office:value="0.867077333333333" calcext:value-type="float">
            <text:p>0.8670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9795" calcext:value-type="float">
            <text:p>0.99979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2546" calcext:value-type="float">
            <text:p>0.88254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7392" calcext:value-type="float">
            <text:p>0.90739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40862" calcext:value-type="float">
            <text:p>0.84086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8583" calcext:value-type="float">
            <text:p>0.768583</text:p>
          </table:table-cell>
          <table:table-cell office:value-type="float" office:value="18" calcext:value-type="float">
            <text:p>18</text:p>
          </table:table-cell>
          <table:table-cell table:formula="of:=(SUM([.B416:.B420])-MIN([.B416:.B420])-MAX([.B416:.B420]))/3" office:value-type="float" office:value="0.876933333333333" calcext:value-type="float">
            <text:p>0.8769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0842" calcext:value-type="float">
            <text:p>0.87084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7125" calcext:value-type="float">
            <text:p>0.8971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5277" calcext:value-type="float">
            <text:p>0.89527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593" calcext:value-type="float">
            <text:p>0.753593</text:p>
          </table:table-cell>
          <table:table-cell office:value-type="float" office:value="20" calcext:value-type="float">
            <text:p>20</text:p>
          </table:table-cell>
          <table:table-cell table:formula="of:=(SUM([.B421:.B425])-MIN([.B421:.B425])-MAX([.B421:.B425]))/3" office:value-type="float" office:value="0.887748" calcext:value-type="float">
            <text:p>0.887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2628" calcext:value-type="float">
            <text:p>0.96262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0554" calcext:value-type="float">
            <text:p>0.99055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0267" calcext:value-type="float">
            <text:p>0.81026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848" calcext:value-type="float">
            <text:p>0.818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9795" calcext:value-type="float">
            <text:p>0.799795</text:p>
          </table:table-cell>
          <table:table-cell office:value-type="float" office:value="22" calcext:value-type="float">
            <text:p>22</text:p>
          </table:table-cell>
          <table:table-cell table:formula="of:=(SUM([.B426:.B430])-MIN([.B426:.B430])-MAX([.B426:.B430]))/3" office:value-type="float" office:value="0.863791666666667" calcext:value-type="float">
            <text:p>0.86379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9117" calcext:value-type="float">
            <text:p>0.88911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6016" calcext:value-type="float">
            <text:p>0.91601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7967" calcext:value-type="float">
            <text:p>0.8679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8419" calcext:value-type="float">
            <text:p>0.708419</text:p>
          </table:table-cell>
          <table:table-cell office:value-type="float" office:value="24" calcext:value-type="float">
            <text:p>24</text:p>
          </table:table-cell>
          <table:table-cell table:formula="of:=(SUM([.B431:.B435])-MIN([.B431:.B435])-MAX([.B431:.B435]))/3" office:value-type="float" office:value="0.891033333333333" calcext:value-type="float">
            <text:p>0.8910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7967" calcext:value-type="float">
            <text:p>0.96796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9713" calcext:value-type="float">
            <text:p>0.91971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0842" calcext:value-type="float">
            <text:p>0.87084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4168" calcext:value-type="float">
            <text:p>0.914168</text:p>
          </table:table-cell>
          <table:table-cell office:value-type="float" office:value="26" calcext:value-type="float">
            <text:p>26</text:p>
          </table:table-cell>
          <table:table-cell table:formula="of:=(SUM([.B436:.B440])-MIN([.B436:.B440])-MAX([.B436:.B440]))/3" office:value-type="float" office:value="0.933949333333333" calcext:value-type="float">
            <text:p>0.93394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6674" calcext:value-type="float">
            <text:p>0.95667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7166" calcext:value-type="float">
            <text:p>0.93716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7084" calcext:value-type="float">
            <text:p>0.85708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43121" calcext:value-type="float">
            <text:p>0.843121</text:p>
          </table:table-cell>
          <table:table-cell office:value-type="float" office:value="28" calcext:value-type="float">
            <text:p>28</text:p>
          </table:table-cell>
          <table:table-cell table:formula="of:=(SUM([.B441:.B445])-MIN([.B441:.B445])-MAX([.B441:.B445]))/3" office:value-type="float" office:value="0.916974666666667" calcext:value-type="float">
            <text:p>0.91697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4292" calcext:value-type="float">
            <text:p>0.93429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8131" calcext:value-type="float">
            <text:p>0.82813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6653" calcext:value-type="float">
            <text:p>0.88665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4825" calcext:value-type="float">
            <text:p>0.954825</text:p>
          </table:table-cell>
          <table:table-cell office:value-type="float" office:value="30" calcext:value-type="float">
            <text:p>30</text:p>
          </table:table-cell>
          <table:table-cell table:formula="of:=(SUM([.B446:.B450])-MIN([.B446:.B450])-MAX([.B446:.B450]))/3" office:value-type="float" office:value="0.925256666666667" calcext:value-type="float">
            <text:p>0.9252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8152" calcext:value-type="float">
            <text:p>0.8981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9302" calcext:value-type="float">
            <text:p>0.71930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2423" calcext:value-type="float">
            <text:p>0.86242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5031" calcext:value-type="float">
            <text:p>0.855031</text:p>
          </table:table-cell>
          <table:table-cell office:value-type="float" office:value="32" calcext:value-type="float">
            <text:p>32</text:p>
          </table:table-cell>
          <table:table-cell table:formula="of:=(SUM([.B451:.B455])-MIN([.B451:.B455])-MAX([.B451:.B455]))/3" office:value-type="float" office:value="0.871868666666667" calcext:value-type="float">
            <text:p>0.87186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2074" calcext:value-type="float">
            <text:p>0.87207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8994" calcext:value-type="float">
            <text:p>0.86899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6858" calcext:value-type="float">
            <text:p>0.7868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232" calcext:value-type="float">
            <text:p>0.81232</text:p>
          </table:table-cell>
          <table:table-cell office:value-type="float" office:value="34" calcext:value-type="float">
            <text:p>34</text:p>
          </table:table-cell>
          <table:table-cell table:formula="of:=(SUM([.B456:.B460])-MIN([.B456:.B460])-MAX([.B456:.B460]))/3" office:value-type="float" office:value="0.851129333333333" calcext:value-type="float">
            <text:p>0.85112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0185" calcext:value-type="float">
            <text:p>0.93018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8686" calcext:value-type="float">
            <text:p>0.91868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0082" calcext:value-type="float">
            <text:p>0.88008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0842" calcext:value-type="float">
            <text:p>0.870842</text:p>
          </table:table-cell>
          <table:table-cell office:value-type="float" office:value="36" calcext:value-type="float">
            <text:p>36</text:p>
          </table:table-cell>
          <table:table-cell table:formula="of:=(SUM([.B461:.B465])-MIN([.B461:.B465])-MAX([.B461:.B465]))/3" office:value-type="float" office:value="0.909651" calcext:value-type="float">
            <text:p>0.909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8789" calcext:value-type="float">
            <text:p>0.96878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4497" calcext:value-type="float">
            <text:p>0.93449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2936" calcext:value-type="float">
            <text:p>0.91293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7556" calcext:value-type="float">
            <text:p>0.86755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9097" calcext:value-type="float">
            <text:p>0.919097</text:p>
          </table:table-cell>
          <table:table-cell office:value-type="float" office:value="38" calcext:value-type="float">
            <text:p>38</text:p>
          </table:table-cell>
          <table:table-cell table:formula="of:=(SUM([.B466:.B470])-MIN([.B466:.B470])-MAX([.B466:.B470]))/3" office:value-type="float" office:value="0.922176666666667" calcext:value-type="float">
            <text:p>0.9221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9795" calcext:value-type="float">
            <text:p>0.9997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2074" calcext:value-type="float">
            <text:p>0.87207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2177" calcext:value-type="float">
            <text:p>0.82217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5996" calcext:value-type="float">
            <text:p>0.94599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4394" calcext:value-type="float">
            <text:p>0.784394</text:p>
          </table:table-cell>
          <table:table-cell office:value-type="float" office:value="40" calcext:value-type="float">
            <text:p>40</text:p>
          </table:table-cell>
          <table:table-cell table:formula="of:=(SUM([.B471:.B475])-MIN([.B471:.B475])-MAX([.B471:.B475]))/3" office:value-type="float" office:value="0.880082333333334" calcext:value-type="float">
            <text:p>0.88008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8994" calcext:value-type="float">
            <text:p>0.96899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9856" calcext:value-type="float">
            <text:p>0.90985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9384" calcext:value-type="float">
            <text:p>0.79938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6838" calcext:value-type="float">
            <text:p>0.81683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483" calcext:value-type="float">
            <text:p>0.695483</text:p>
          </table:table-cell>
          <table:table-cell office:value-type="float" office:value="45" calcext:value-type="float">
            <text:p>45</text:p>
          </table:table-cell>
          <table:table-cell table:formula="of:=(SUM([.B476:.B480])-MIN([.B476:.B480])-MAX([.B476:.B480]))/3" office:value-type="float" office:value="0.842026" calcext:value-type="float">
            <text:p>0.842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1602" calcext:value-type="float">
            <text:p>0.9616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2361" calcext:value-type="float">
            <text:p>0.95236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2669" calcext:value-type="float">
            <text:p>0.80266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444" calcext:value-type="float">
            <text:p>0.7324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688" calcext:value-type="float">
            <text:p>0.695688</text:p>
          </table:table-cell>
          <table:table-cell office:value-type="float" office:value="50" calcext:value-type="float">
            <text:p>50</text:p>
          </table:table-cell>
          <table:table-cell table:formula="of:=(SUM([.B481:.B485])-MIN([.B481:.B485])-MAX([.B481:.B485]))/3" office:value-type="float" office:value="0.829158" calcext:value-type="float">
            <text:p>0.829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0595" calcext:value-type="float">
            <text:p>0.93059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6427" calcext:value-type="float">
            <text:p>0.9164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1499" calcext:value-type="float">
            <text:p>0.81149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1499" calcext:value-type="float">
            <text:p>0.51149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0945" calcext:value-type="float">
            <text:p>0.820945</text:p>
          </table:table-cell>
          <table:table-cell office:value-type="float" office:value="55" calcext:value-type="float">
            <text:p>55</text:p>
          </table:table-cell>
          <table:table-cell table:formula="of:=(SUM([.B486:.B490])-MIN([.B486:.B490])-MAX([.B486:.B490]))/3" office:value-type="float" office:value="0.849623666666667" calcext:value-type="float">
            <text:p>0.84962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7064" calcext:value-type="float">
            <text:p>0.68706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4189" calcext:value-type="float">
            <text:p>0.88418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4805" calcext:value-type="float">
            <text:p>0.8848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3491" calcext:value-type="float">
            <text:p>0.90349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4661" calcext:value-type="float">
            <text:p>0.694661</text:p>
          </table:table-cell>
          <table:table-cell office:value-type="float" office:value="60" calcext:value-type="float">
            <text:p>60</text:p>
          </table:table-cell>
          <table:table-cell table:formula="of:=(SUM([.B491:.B495])-MIN([.B491:.B495])-MAX([.B491:.B495]))/3" office:value-type="float" office:value="0.821218333333333" calcext:value-type="float">
            <text:p>0.82121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0657" calcext:value-type="float">
            <text:p>0.64065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1253" calcext:value-type="float">
            <text:p>0.87125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232" calcext:value-type="float">
            <text:p>0.9123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5893" calcext:value-type="float">
            <text:p>0.79589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0637" calcext:value-type="float">
            <text:p>0.670637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0.779261" calcext:value-type="float">
            <text:p>0.779261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svg:width="15.999cm" svg:height="8.999cm" svg:x="10.994cm" svg:y="12.664cm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01101" calcext:value-type="float">
            <text:p>3.01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7101" calcext:value-type="float">
            <text:p>3.07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3.18866" calcext:value-type="float">
            <text:p>3.18866</text:p>
          </table:table-cell>
          <table:table-cell table:formula="of:=[.D130]" office:value-type="float" office:value="3.24078" calcext:value-type="float">
            <text:p>3.24078</text:p>
          </table:table-cell>
          <table:table-cell table:formula="of:=[.D255]" office:value-type="float" office:value="3.37232" calcext:value-type="float">
            <text:p>3.37232</text:p>
          </table:table-cell>
          <table:table-cell table:formula="of:=[.D380]" office:value-type="float" office:value="3.96418" calcext:value-type="float">
            <text:p>3.9641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1013" calcext:value-type="float">
            <text:p>3.61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2.12" calcext:value-type="float">
            <text:p>2.12</text:p>
          </table:table-cell>
          <table:table-cell table:formula="of:=[.D135]" office:value-type="float" office:value="2.13858333333333" calcext:value-type="float">
            <text:p>2.1385833333</text:p>
          </table:table-cell>
          <table:table-cell table:formula="of:=[.D260]" office:value-type="float" office:value="2.94669333333333" calcext:value-type="float">
            <text:p>2.9466933333</text:p>
          </table:table-cell>
          <table:table-cell table:formula="of:=[.D385]" office:value-type="float" office:value="2.19012666666667" calcext:value-type="float">
            <text:p>2.19012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663" calcext:value-type="float">
            <text:p>1.486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1.93961333333333" calcext:value-type="float">
            <text:p>1.9396133333</text:p>
          </table:table-cell>
          <table:table-cell table:formula="of:=[.D140]" office:value-type="float" office:value="1.91577333333333" calcext:value-type="float">
            <text:p>1.9157733333</text:p>
          </table:table-cell>
          <table:table-cell table:formula="of:=[.D265]" office:value-type="float" office:value="1.91369666666667" calcext:value-type="float">
            <text:p>1.9136966667</text:p>
          </table:table-cell>
          <table:table-cell table:formula="of:=[.D390]" office:value-type="float" office:value="2.13602" calcext:value-type="float">
            <text:p>2.1360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48396" calcext:value-type="float">
            <text:p>3.48396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3.18866" calcext:value-type="float">
            <text:p>3.1886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2.13263333333333" calcext:value-type="float">
            <text:p>2.1326333333</text:p>
          </table:table-cell>
          <table:table-cell table:formula="of:=[.D145]" office:value-type="float" office:value="2.17480333333333" calcext:value-type="float">
            <text:p>2.1748033333</text:p>
          </table:table-cell>
          <table:table-cell table:formula="of:=[.D270]" office:value-type="float" office:value="2.12866333333333" calcext:value-type="float">
            <text:p>2.1286633333</text:p>
          </table:table-cell>
          <table:table-cell table:formula="of:=[.D395]" office:value-type="float" office:value="2.55499" calcext:value-type="float">
            <text:p>2.5549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936" calcext:value-type="float">
            <text:p>1.489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2.35342333333333" calcext:value-type="float">
            <text:p>2.3534233333</text:p>
          </table:table-cell>
          <table:table-cell table:formula="of:=[.D150]" office:value-type="float" office:value="2.32782" calcext:value-type="float">
            <text:p>2.32782</text:p>
          </table:table-cell>
          <table:table-cell table:formula="of:=[.D275]" office:value-type="float" office:value="2.20307333333333" calcext:value-type="float">
            <text:p>2.2030733333</text:p>
          </table:table-cell>
          <table:table-cell table:formula="of:=[.D400]" office:value-type="float" office:value="2.46421666666667" calcext:value-type="float">
            <text:p>2.46421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16255" calcext:value-type="float">
            <text:p>3.16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2.19863666666667" calcext:value-type="float">
            <text:p>2.1986366667</text:p>
          </table:table-cell>
          <table:table-cell table:formula="of:=[.D155]" office:value-type="float" office:value="2.84915666666667" calcext:value-type="float">
            <text:p>2.8491566667</text:p>
          </table:table-cell>
          <table:table-cell table:formula="of:=[.D280]" office:value-type="float" office:value="2.47746" calcext:value-type="float">
            <text:p>2.47746</text:p>
          </table:table-cell>
          <table:table-cell table:formula="of:=[.D405]" office:value-type="float" office:value="2.38645666666667" calcext:value-type="float">
            <text:p>2.3864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962" calcext:value-type="float">
            <text:p>4.79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2.43075666666667" calcext:value-type="float">
            <text:p>2.4307566667</text:p>
          </table:table-cell>
          <table:table-cell table:formula="of:=[.D160]" office:value-type="float" office:value="2.59169666666667" calcext:value-type="float">
            <text:p>2.5916966667</text:p>
          </table:table-cell>
          <table:table-cell table:formula="of:=[.D285]" office:value-type="float" office:value="2.49462" calcext:value-type="float">
            <text:p>2.49462</text:p>
          </table:table-cell>
          <table:table-cell table:formula="of:=[.D410]" office:value-type="float" office:value="2.61413666666667" calcext:value-type="float">
            <text:p>2.61413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467" calcext:value-type="float">
            <text:p>1.484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2.47183" calcext:value-type="float">
            <text:p>2.47183</text:p>
          </table:table-cell>
          <table:table-cell table:formula="of:=[.D165]" office:value-type="float" office:value="2.63084666666667" calcext:value-type="float">
            <text:p>2.6308466667</text:p>
          </table:table-cell>
          <table:table-cell table:formula="of:=[.D290]" office:value-type="float" office:value="2.71823333333333" calcext:value-type="float">
            <text:p>2.7182333333</text:p>
          </table:table-cell>
          <table:table-cell table:formula="of:=[.D415]" office:value-type="float" office:value="2.71477666666667" calcext:value-type="float">
            <text:p>2.71477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70809" calcext:value-type="float">
            <text:p>1.70809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2.12" calcext:value-type="float">
            <text:p>2.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2.39993333333333" calcext:value-type="float">
            <text:p>2.3999333333</text:p>
          </table:table-cell>
          <table:table-cell table:formula="of:=[.D170]" office:value-type="float" office:value="2.59881666666667" calcext:value-type="float">
            <text:p>2.5988166667</text:p>
          </table:table-cell>
          <table:table-cell table:formula="of:=[.D295]" office:value-type="float" office:value="2.53548" calcext:value-type="float">
            <text:p>2.53548</text:p>
          </table:table-cell>
          <table:table-cell table:formula="of:=[.D420]" office:value-type="float" office:value="2.95866333333333" calcext:value-type="float">
            <text:p>2.95866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96" calcext:value-type="float">
            <text:p>2.0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2.37432333333333" calcext:value-type="float">
            <text:p>2.3743233333</text:p>
          </table:table-cell>
          <table:table-cell table:formula="of:=[.D175]" office:value-type="float" office:value="2.65871333333333" calcext:value-type="float">
            <text:p>2.6587133333</text:p>
          </table:table-cell>
          <table:table-cell table:formula="of:=[.D300]" office:value-type="float" office:value="2.06336" calcext:value-type="float">
            <text:p>2.06336</text:p>
          </table:table-cell>
          <table:table-cell table:formula="of:=[.D425]" office:value-type="float" office:value="2.93362666666667" calcext:value-type="float">
            <text:p>2.93362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3324" calcext:value-type="float">
            <text:p>2.233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2.33448666666667" calcext:value-type="float">
            <text:p>2.3344866667</text:p>
          </table:table-cell>
          <table:table-cell table:formula="of:=[.D180]" office:value-type="float" office:value="2.56344333333333" calcext:value-type="float">
            <text:p>2.5634433333</text:p>
          </table:table-cell>
          <table:table-cell table:formula="of:=[.D305]" office:value-type="float" office:value="2.79028333333333" calcext:value-type="float">
            <text:p>2.7902833333</text:p>
          </table:table-cell>
          <table:table-cell table:formula="of:=[.D430]" office:value-type="float" office:value="2.96937" calcext:value-type="float">
            <text:p>2.9693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7973" calcext:value-type="float">
            <text:p>4.1797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2.36123666666667" calcext:value-type="float">
            <text:p>2.3612366667</text:p>
          </table:table-cell>
          <table:table-cell table:formula="of:=[.D185]" office:value-type="float" office:value="2.46881666666667" calcext:value-type="float">
            <text:p>2.4688166667</text:p>
          </table:table-cell>
          <table:table-cell table:formula="of:=[.D310]" office:value-type="float" office:value="3.07797666666667" calcext:value-type="float">
            <text:p>3.0779766667</text:p>
          </table:table-cell>
          <table:table-cell table:formula="of:=[.D435]" office:value-type="float" office:value="2.35252666666667" calcext:value-type="float">
            <text:p>2.35252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372" calcext:value-type="float">
            <text:p>1.483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2.41720666666667" calcext:value-type="float">
            <text:p>2.4172066667</text:p>
          </table:table-cell>
          <table:table-cell table:formula="of:=[.D190]" office:value-type="float" office:value="2.4863" calcext:value-type="float">
            <text:p>2.4863</text:p>
          </table:table-cell>
          <table:table-cell table:formula="of:=[.D315]" office:value-type="float" office:value="2.37701" calcext:value-type="float">
            <text:p>2.37701</text:p>
          </table:table-cell>
          <table:table-cell table:formula="of:=[.D440]" office:value-type="float" office:value="2.46569333333333" calcext:value-type="float">
            <text:p>2.46569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96" calcext:value-type="float">
            <text:p>1.4896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1.93961333333333" calcext:value-type="float">
            <text:p>1.939613333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2.28438666666667" calcext:value-type="float">
            <text:p>2.2843866667</text:p>
          </table:table-cell>
          <table:table-cell table:formula="of:=[.D195]" office:value-type="float" office:value="2.54210666666667" calcext:value-type="float">
            <text:p>2.5421066667</text:p>
          </table:table-cell>
          <table:table-cell table:formula="of:=[.D320]" office:value-type="float" office:value="1.82305333333333" calcext:value-type="float">
            <text:p>1.8230533333</text:p>
          </table:table-cell>
          <table:table-cell table:formula="of:=[.D445]" office:value-type="float" office:value="2.24336" calcext:value-type="float">
            <text:p>2.2433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363" calcext:value-type="float">
            <text:p>1.483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2.23315333333333" calcext:value-type="float">
            <text:p>2.2331533333</text:p>
          </table:table-cell>
          <table:table-cell table:formula="of:=[.D200]" office:value-type="float" office:value="2.39432666666667" calcext:value-type="float">
            <text:p>2.3943266667</text:p>
          </table:table-cell>
          <table:table-cell table:formula="of:=[.D325]" office:value-type="float" office:value="2.24540333333333" calcext:value-type="float">
            <text:p>2.2454033333</text:p>
          </table:table-cell>
          <table:table-cell table:formula="of:=[.D450]" office:value-type="float" office:value="2.30193666666667" calcext:value-type="float">
            <text:p>2.30193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344" calcext:value-type="float">
            <text:p>1.4834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2.21107666666667" calcext:value-type="float">
            <text:p>2.2110766667</text:p>
          </table:table-cell>
          <table:table-cell table:formula="of:=[.D205]" office:value-type="float" office:value="2.34208666666667" calcext:value-type="float">
            <text:p>2.3420866667</text:p>
          </table:table-cell>
          <table:table-cell table:formula="of:=[.D330]" office:value-type="float" office:value="2.25243666666667" calcext:value-type="float">
            <text:p>2.2524366667</text:p>
          </table:table-cell>
          <table:table-cell table:formula="of:=[.D455]" office:value-type="float" office:value="2.44098333333333" calcext:value-type="float">
            <text:p>2.44098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1202" calcext:value-type="float">
            <text:p>2.912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2.18413666666667" calcext:value-type="float">
            <text:p>2.1841366667</text:p>
          </table:table-cell>
          <table:table-cell table:formula="of:=[.D210]" office:value-type="float" office:value="2.9316" calcext:value-type="float">
            <text:p>2.9316</text:p>
          </table:table-cell>
          <table:table-cell table:formula="of:=[.D335]" office:value-type="float" office:value="2.13337666666667" calcext:value-type="float">
            <text:p>2.1333766667</text:p>
          </table:table-cell>
          <table:table-cell table:formula="of:=[.D460]" office:value-type="float" office:value="2.23826666666667" calcext:value-type="float">
            <text:p>2.2382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286" calcext:value-type="float">
            <text:p>2.128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2.26184333333333" calcext:value-type="float">
            <text:p>2.2618433333</text:p>
          </table:table-cell>
          <table:table-cell table:formula="of:=[.D215]" office:value-type="float" office:value="2.85536666666667" calcext:value-type="float">
            <text:p>2.8553666667</text:p>
          </table:table-cell>
          <table:table-cell table:formula="of:=[.D340]" office:value-type="float" office:value="2.136" calcext:value-type="float">
            <text:p>2.136</text:p>
          </table:table-cell>
          <table:table-cell table:formula="of:=[.D465]" office:value-type="float" office:value="2.70855666666667" calcext:value-type="float">
            <text:p>2.7085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8567" calcext:value-type="float">
            <text:p>2.78567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2.13263333333333" calcext:value-type="float">
            <text:p>2.13263333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2.29687333333333" calcext:value-type="float">
            <text:p>2.2968733333</text:p>
          </table:table-cell>
          <table:table-cell table:formula="of:=[.D220]" office:value-type="float" office:value="2.53822" calcext:value-type="float">
            <text:p>2.53822</text:p>
          </table:table-cell>
          <table:table-cell table:formula="of:=[.D345]" office:value-type="float" office:value="2.03502666666667" calcext:value-type="float">
            <text:p>2.0350266667</text:p>
          </table:table-cell>
          <table:table-cell table:formula="of:=[.D470]" office:value-type="float" office:value="2.93789666666667" calcext:value-type="float">
            <text:p>2.93789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054" calcext:value-type="float">
            <text:p>1.5005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2.48547" calcext:value-type="float">
            <text:p>2.48547</text:p>
          </table:table-cell>
          <table:table-cell table:formula="of:=[.D225]" office:value-type="float" office:value="2.883" calcext:value-type="float">
            <text:p>2.883</text:p>
          </table:table-cell>
          <table:table-cell table:formula="of:=[.D350]" office:value-type="float" office:value="3.27452" calcext:value-type="float">
            <text:p>3.27452</text:p>
          </table:table-cell>
          <table:table-cell table:formula="of:=[.D475]" office:value-type="float" office:value="2.85645" calcext:value-type="float">
            <text:p>2.8564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318" calcext:value-type="float">
            <text:p>1.483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2.34052333333333" calcext:value-type="float">
            <text:p>2.3405233333</text:p>
          </table:table-cell>
          <table:table-cell table:formula="of:=[.D230]" office:value-type="float" office:value="2.70605666666667" calcext:value-type="float">
            <text:p>2.7060566667</text:p>
          </table:table-cell>
          <table:table-cell table:formula="of:=[.D355]" office:value-type="float" office:value="3.37144666666667" calcext:value-type="float">
            <text:p>3.3714466667</text:p>
          </table:table-cell>
          <table:table-cell table:formula="of:=[.D480]" office:value-type="float" office:value="2.19909" calcext:value-type="float">
            <text:p>2.1990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2193" calcext:value-type="float">
            <text:p>2.821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2.3771" calcext:value-type="float">
            <text:p>2.3771</text:p>
          </table:table-cell>
          <table:table-cell table:formula="of:=[.D235]" office:value-type="float" office:value="2.60867666666667" calcext:value-type="float">
            <text:p>2.6086766667</text:p>
          </table:table-cell>
          <table:table-cell table:formula="of:=[.D360]" office:value-type="float" office:value="2.47967" calcext:value-type="float">
            <text:p>2.47967</text:p>
          </table:table-cell>
          <table:table-cell table:formula="of:=[.D485]" office:value-type="float" office:value="2.84746333333333" calcext:value-type="float">
            <text:p>2.84746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677" calcext:value-type="float">
            <text:p>3.0967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2.46105" calcext:value-type="float">
            <text:p>2.46105</text:p>
          </table:table-cell>
          <table:table-cell table:formula="of:=[.D240]" office:value-type="float" office:value="2.86596666666667" calcext:value-type="float">
            <text:p>2.8659666667</text:p>
          </table:table-cell>
          <table:table-cell table:formula="of:=[.D365]" office:value-type="float" office:value="2.48498333333333" calcext:value-type="float">
            <text:p>2.4849833333</text:p>
          </table:table-cell>
          <table:table-cell table:formula="of:=[.D490]" office:value-type="float" office:value="2.78726666666667" calcext:value-type="float">
            <text:p>2.7872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378" calcext:value-type="float">
            <text:p>2.7378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2.35342333333333" calcext:value-type="float">
            <text:p>2.353423333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2.37801333333333" calcext:value-type="float">
            <text:p>2.3780133333</text:p>
          </table:table-cell>
          <table:table-cell table:formula="of:=[.D245]" office:value-type="float" office:value="2.79218333333333" calcext:value-type="float">
            <text:p>2.7921833333</text:p>
          </table:table-cell>
          <table:table-cell table:formula="of:=[.D370]" office:value-type="float" office:value="2.49765333333333" calcext:value-type="float">
            <text:p>2.4976533333</text:p>
          </table:table-cell>
          <table:table-cell table:formula="of:=[.D495]" office:value-type="float" office:value="3.38270666666667" calcext:value-type="float">
            <text:p>3.38270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679" calcext:value-type="float">
            <text:p>1.4967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2.45824666666667" calcext:value-type="float">
            <text:p>2.4582466667</text:p>
          </table:table-cell>
          <table:table-cell table:formula="of:=[.D250]" office:value-type="float" office:value="2.96345333333333" calcext:value-type="float">
            <text:p>2.9634533333</text:p>
          </table:table-cell>
          <table:table-cell table:formula="of:=[.D375]" office:value-type="float" office:value="2.10680666666667" calcext:value-type="float">
            <text:p>2.1068066667</text:p>
          </table:table-cell>
          <table:table-cell table:formula="of:=[.D500]" office:value-type="float" office:value="2.58646" calcext:value-type="float">
            <text:p>2.5864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65852" calcext:value-type="float">
            <text:p>1.658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86461" calcext:value-type="float">
            <text:p>3.8646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6441" calcext:value-type="float">
            <text:p>2.6644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7298" calcext:value-type="float">
            <text:p>2.27298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2.19863666666667" calcext:value-type="float">
            <text:p>2.1986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915" calcext:value-type="float">
            <text:p>1.499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4261" calcext:value-type="float">
            <text:p>2.0426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839" calcext:value-type="float">
            <text:p>4.183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8404" calcext:value-type="float">
            <text:p>2.784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6562" calcext:value-type="float">
            <text:p>2.46562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2.43075666666667" calcext:value-type="float">
            <text:p>2.4307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312" calcext:value-type="float">
            <text:p>1.493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4066" calcext:value-type="float">
            <text:p>2.1406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6138" calcext:value-type="float">
            <text:p>4.0613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7257" calcext:value-type="float">
            <text:p>2.4725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0226" calcext:value-type="float">
            <text:p>2.80226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2.47183" calcext:value-type="float">
            <text:p>2.47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487" calcext:value-type="float">
            <text:p>1.4948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592" calcext:value-type="float">
            <text:p>4.4759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3232" calcext:value-type="float">
            <text:p>2.0323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0112" calcext:value-type="float">
            <text:p>2.9011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6636" calcext:value-type="float">
            <text:p>2.26636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2.39993333333333" calcext:value-type="float">
            <text:p>2.3999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962" calcext:value-type="float">
            <text:p>1.4896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1877" calcext:value-type="float">
            <text:p>4.1187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6896" calcext:value-type="float">
            <text:p>1.9689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062" calcext:value-type="float">
            <text:p>2.406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4781" calcext:value-type="float">
            <text:p>2.74781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2.37432333333333" calcext:value-type="float">
            <text:p>2.3743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081" calcext:value-type="float">
            <text:p>1.4908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7802" calcext:value-type="float">
            <text:p>3.3780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129" calcext:value-type="float">
            <text:p>1.912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9958" calcext:value-type="float">
            <text:p>2.4995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59098" calcext:value-type="float">
            <text:p>2.59098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2.33448666666667" calcext:value-type="float">
            <text:p>2.3344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96" calcext:value-type="float">
            <text:p>1.489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6941" calcext:value-type="float">
            <text:p>3.0694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76927" calcext:value-type="float">
            <text:p>1.7692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2122" calcext:value-type="float">
            <text:p>2.7212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59322" calcext:value-type="float">
            <text:p>2.59322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2.36123666666667" calcext:value-type="float">
            <text:p>2.3612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144" calcext:value-type="float">
            <text:p>1.4914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5013" calcext:value-type="float">
            <text:p>2.9501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84589" calcext:value-type="float">
            <text:p>1.8458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556" calcext:value-type="float">
            <text:p>2.45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7309" calcext:value-type="float">
            <text:p>3.07309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2.41720666666667" calcext:value-type="float">
            <text:p>2.4172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55391" calcext:value-type="float">
            <text:p>2.553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1083" calcext:value-type="float">
            <text:p>1.5108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85314" calcext:value-type="float">
            <text:p>1.8531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1825" calcext:value-type="float">
            <text:p>2.6182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4611" calcext:value-type="float">
            <text:p>2.44611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2.28438666666667" calcext:value-type="float">
            <text:p>2.2843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4726" calcext:value-type="float">
            <text:p>3.5472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578" calcext:value-type="float">
            <text:p>1.5057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0512" calcext:value-type="float">
            <text:p>1.9051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8059" calcext:value-type="float">
            <text:p>2.4805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31375" calcext:value-type="float">
            <text:p>2.31375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2.23315333333333" calcext:value-type="float">
            <text:p>2.2331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6739" calcext:value-type="float">
            <text:p>4.1673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422" calcext:value-type="float">
            <text:p>1.504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2038" calcext:value-type="float">
            <text:p>2.0203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32731" calcext:value-type="float">
            <text:p>2.3273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8554" calcext:value-type="float">
            <text:p>2.28554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2.21107666666667" calcext:value-type="float">
            <text:p>2.2110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0805" calcext:value-type="float">
            <text:p>2.7080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504" calcext:value-type="float">
            <text:p>1.5050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0683" calcext:value-type="float">
            <text:p>2.2068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3007" calcext:value-type="float">
            <text:p>2.2300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1551" calcext:value-type="float">
            <text:p>2.11551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2.18413666666667" calcext:value-type="float">
            <text:p>2.1841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7278" calcext:value-type="float">
            <text:p>2.7727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544" calcext:value-type="float">
            <text:p>1.5054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8018" calcext:value-type="float">
            <text:p>2.4801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5669" calcext:value-type="float">
            <text:p>2.1566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4866" calcext:value-type="float">
            <text:p>2.14866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2.26184333333333" calcext:value-type="float">
            <text:p>2.2618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48602" calcext:value-type="float">
            <text:p>3.4860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62242" calcext:value-type="float">
            <text:p>1.6224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0794" calcext:value-type="float">
            <text:p>2.6079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5468" calcext:value-type="float">
            <text:p>2.1546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28" calcext:value-type="float">
            <text:p>2.128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2.29687333333333" calcext:value-type="float">
            <text:p>2.2968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743" calcext:value-type="float">
            <text:p>4.6774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70971" calcext:value-type="float">
            <text:p>1.7097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8123" calcext:value-type="float">
            <text:p>2.6812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6534" calcext:value-type="float">
            <text:p>2.1653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0984" calcext:value-type="float">
            <text:p>2.60984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2.48547" calcext:value-type="float">
            <text:p>2.48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9448" calcext:value-type="float">
            <text:p>2.7944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73778" calcext:value-type="float">
            <text:p>1.7377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3088" calcext:value-type="float">
            <text:p>2.8308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5276" calcext:value-type="float">
            <text:p>2.252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7433" calcext:value-type="float">
            <text:p>1.97433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2.34052333333333" calcext:value-type="float">
            <text:p>2.3405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76" calcext:value-type="float">
            <text:p>3.2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69437" calcext:value-type="float">
            <text:p>1.694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715" calcext:value-type="float">
            <text:p>2.271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8538" calcext:value-type="float">
            <text:p>2.9853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87442" calcext:value-type="float">
            <text:p>1.87442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2.3771" calcext:value-type="float">
            <text:p>2.3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7255" calcext:value-type="float">
            <text:p>2.7725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5388" calcext:value-type="float">
            <text:p>2.8538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5244" calcext:value-type="float">
            <text:p>1.9524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5816" calcext:value-type="float">
            <text:p>2.6581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81101" calcext:value-type="float">
            <text:p>1.81101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2.46105" calcext:value-type="float">
            <text:p>2.46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4812" calcext:value-type="float">
            <text:p>2.948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8187" calcext:value-type="float">
            <text:p>1.9818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4165" calcext:value-type="float">
            <text:p>2.2416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712" calcext:value-type="float">
            <text:p>2.87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2119" calcext:value-type="float">
            <text:p>2.02119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2.37801333333333" calcext:value-type="float">
            <text:p>2.3780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10889" calcext:value-type="float">
            <text:p>3.1088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6496" calcext:value-type="float">
            <text:p>2.1649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9324" calcext:value-type="float">
            <text:p>2.1932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9813" calcext:value-type="float">
            <text:p>2.9981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8337" calcext:value-type="float">
            <text:p>2.18337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2.45824666666667" calcext:value-type="float">
            <text:p>2.4582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67724" calcext:value-type="float">
            <text:p>3.677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7335" calcext:value-type="float">
            <text:p>3.073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597" calcext:value-type="float">
            <text:p>1.485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57724" calcext:value-type="float">
            <text:p>3.577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7175" calcext:value-type="float">
            <text:p>3.07175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3.24078" calcext:value-type="float">
            <text:p>3.24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893" calcext:value-type="float">
            <text:p>1.4889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1905" calcext:value-type="float">
            <text:p>3.219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427" calcext:value-type="float">
            <text:p>1.4842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70777" calcext:value-type="float">
            <text:p>1.7077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3049" calcext:value-type="float">
            <text:p>5.03049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2.13858333333333" calcext:value-type="float">
            <text:p>2.1385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619" calcext:value-type="float">
            <text:p>2.061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9511" calcext:value-type="float">
            <text:p>2.195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344" calcext:value-type="float">
            <text:p>1.4834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031" calcext:value-type="float">
            <text:p>1.4903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4508" calcext:value-type="float">
            <text:p>4.14508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1.91577333333333" calcext:value-type="float">
            <text:p>1.9157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357" calcext:value-type="float">
            <text:p>1.4835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404" calcext:value-type="float">
            <text:p>1.4840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4081" calcext:value-type="float">
            <text:p>2.9408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9956" calcext:value-type="float">
            <text:p>2.0995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44884" calcext:value-type="float">
            <text:p>3.44884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2.17480333333333" calcext:value-type="float">
            <text:p>2.1748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272" calcext:value-type="float">
            <text:p>1.5027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307" calcext:value-type="float">
            <text:p>1.4830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0719" calcext:value-type="float">
            <text:p>2.8071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7355" calcext:value-type="float">
            <text:p>2.6735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5995" calcext:value-type="float">
            <text:p>3.5995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2.32782" calcext:value-type="float">
            <text:p>2.32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311" calcext:value-type="float">
            <text:p>1.503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6852" calcext:value-type="float">
            <text:p>1.68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0415" calcext:value-type="float">
            <text:p>3.004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85812" calcext:value-type="float">
            <text:p>3.8581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5019" calcext:value-type="float">
            <text:p>4.35019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2.84915666666667" calcext:value-type="float">
            <text:p>2.8491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468" calcext:value-type="float">
            <text:p>1.5046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8656" calcext:value-type="float">
            <text:p>2.0865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3132" calcext:value-type="float">
            <text:p>2.7313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5415" calcext:value-type="float">
            <text:p>4.454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5721" calcext:value-type="float">
            <text:p>2.95721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2.59169666666667" calcext:value-type="float">
            <text:p>2.5916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156" calcext:value-type="float">
            <text:p>1.4915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2268" calcext:value-type="float">
            <text:p>2.226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8177" calcext:value-type="float">
            <text:p>5.7817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3689" calcext:value-type="float">
            <text:p>3.0368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2885" calcext:value-type="float">
            <text:p>2.62885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2.63084666666667" calcext:value-type="float">
            <text:p>2.6308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709" calcext:value-type="float">
            <text:p>1.4970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9292" calcext:value-type="float">
            <text:p>2.0929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4371" calcext:value-type="float">
            <text:p>2.43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3924" calcext:value-type="float">
            <text:p>5.0392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6643" calcext:value-type="float">
            <text:p>3.26643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2.59881666666667" calcext:value-type="float">
            <text:p>2.5988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163" calcext:value-type="float">
            <text:p>1.4916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3264" calcext:value-type="float">
            <text:p>2.0326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7616" calcext:value-type="float">
            <text:p>4.4761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9944" calcext:value-type="float">
            <text:p>2.6994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4406" calcext:value-type="float">
            <text:p>3.24406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2.65871333333333" calcext:value-type="float">
            <text:p>2.6587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083" calcext:value-type="float">
            <text:p>1.4908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92863" calcext:value-type="float">
            <text:p>1.9286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9921" calcext:value-type="float">
            <text:p>4.1992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8014" calcext:value-type="float">
            <text:p>2.880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8156" calcext:value-type="float">
            <text:p>2.88156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2.56344333333333" calcext:value-type="float">
            <text:p>2.5634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14" calcext:value-type="float">
            <text:p>1.491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82529" calcext:value-type="float">
            <text:p>1.8252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4126" calcext:value-type="float">
            <text:p>3.2412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399" calcext:value-type="float">
            <text:p>2.339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897" calcext:value-type="float">
            <text:p>3.2897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2.46881666666667" calcext:value-type="float">
            <text:p>2.4688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962" calcext:value-type="float">
            <text:p>1.4896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38715" calcext:value-type="float">
            <text:p>3.3871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92346" calcext:value-type="float">
            <text:p>1.9234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0952" calcext:value-type="float">
            <text:p>2.9095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2592" calcext:value-type="float">
            <text:p>2.62592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2.4863" calcext:value-type="float">
            <text:p>2.48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437" calcext:value-type="float">
            <text:p>1.504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83266" calcext:value-type="float">
            <text:p>3.8326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84568" calcext:value-type="float">
            <text:p>1.8456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1306" calcext:value-type="float">
            <text:p>2.7130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6758" calcext:value-type="float">
            <text:p>3.06758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2.54210666666667" calcext:value-type="float">
            <text:p>2.5421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522" calcext:value-type="float">
            <text:p>1.5052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4674" calcext:value-type="float">
            <text:p>4.9467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91521" calcext:value-type="float">
            <text:p>1.9152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441" calcext:value-type="float">
            <text:p>2.344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2367" calcext:value-type="float">
            <text:p>2.92367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2.39432666666667" calcext:value-type="float">
            <text:p>2.3943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613" calcext:value-type="float">
            <text:p>1.5061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34709" calcext:value-type="float">
            <text:p>3.3470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0323" calcext:value-type="float">
            <text:p>2.1032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28048" calcext:value-type="float">
            <text:p>2.2804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4255" calcext:value-type="float">
            <text:p>2.64255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2.34208666666667" calcext:value-type="float">
            <text:p>2.3420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499" calcext:value-type="float">
            <text:p>1.5049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7175" calcext:value-type="float">
            <text:p>2.9717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8263" calcext:value-type="float">
            <text:p>2.7826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76654" calcext:value-type="float">
            <text:p>3.7665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4042" calcext:value-type="float">
            <text:p>3.04042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2.9316" calcext:value-type="float">
            <text:p>2.9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286" calcext:value-type="float">
            <text:p>1.5028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817" calcext:value-type="float">
            <text:p>3.81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8924" calcext:value-type="float">
            <text:p>2.8892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6735" calcext:value-type="float">
            <text:p>2.3673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30951" calcext:value-type="float">
            <text:p>3.30951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2.85536666666667" calcext:value-type="float">
            <text:p>2.8553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70794" calcext:value-type="float">
            <text:p>3.7079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60669" calcext:value-type="float">
            <text:p>1.606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8289" calcext:value-type="float">
            <text:p>2.0828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33682" calcext:value-type="float">
            <text:p>3.3368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9495" calcext:value-type="float">
            <text:p>2.19495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2.53822" calcext:value-type="float">
            <text:p>2.53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1744" calcext:value-type="float">
            <text:p>2.7174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407" calcext:value-type="float">
            <text:p>4.340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8434" calcext:value-type="float">
            <text:p>3.0843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1814" calcext:value-type="float">
            <text:p>2.1181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4722" calcext:value-type="float">
            <text:p>2.84722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2.883" calcext:value-type="float">
            <text:p>2.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4285" calcext:value-type="float">
            <text:p>5.4428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4904" calcext:value-type="float">
            <text:p>2.3490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45219" calcext:value-type="float">
            <text:p>2.4521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8098" calcext:value-type="float">
            <text:p>2.7809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85" calcext:value-type="float">
            <text:p>2.885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2.70605666666667" calcext:value-type="float">
            <text:p>2.7060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173" calcext:value-type="float">
            <text:p>4.0017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6988" calcext:value-type="float">
            <text:p>1.698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23709" calcext:value-type="float">
            <text:p>2.2370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2678" calcext:value-type="float">
            <text:p>2.8267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6216" calcext:value-type="float">
            <text:p>2.76216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2.60867666666667" calcext:value-type="float">
            <text:p>2.6086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3266" calcext:value-type="float">
            <text:p>3.2326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54227" calcext:value-type="float">
            <text:p>2.542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2297" calcext:value-type="float">
            <text:p>2.8229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50274" calcext:value-type="float">
            <text:p>3.5027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8103" calcext:value-type="float">
            <text:p>1.8103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2.86596666666667" calcext:value-type="float">
            <text:p>2.8659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76123" calcext:value-type="float">
            <text:p>3.7612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54585" calcext:value-type="float">
            <text:p>2.5458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2802" calcext:value-type="float">
            <text:p>2.3280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50268" calcext:value-type="float">
            <text:p>3.5026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0717" calcext:value-type="float">
            <text:p>2.00717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2.79218333333333" calcext:value-type="float">
            <text:p>2.7921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6196" calcext:value-type="float">
            <text:p>4.3619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6065" calcext:value-type="float">
            <text:p>2.1606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2381" calcext:value-type="float">
            <text:p>3.0238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7059" calcext:value-type="float">
            <text:p>3.705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2591" calcext:value-type="float">
            <text:p>2.12591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2.96345333333333" calcext:value-type="float">
            <text:p>2.9634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118" calcext:value-type="float">
            <text:p>3.6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5511" calcext:value-type="float">
            <text:p>2.855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7503" calcext:value-type="float">
            <text:p>3.075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9118" calcext:value-type="float">
            <text:p>3.59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5075" calcext:value-type="float">
            <text:p>3.45075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3.37232" calcext:value-type="float">
            <text:p>3.37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5143" calcext:value-type="float">
            <text:p>2.8514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6646" calcext:value-type="float">
            <text:p>2.8664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0751" calcext:value-type="float">
            <text:p>1.7075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219" calcext:value-type="float">
            <text:p>3.1221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8359" calcext:value-type="float">
            <text:p>5.48359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2.94669333333333" calcext:value-type="float">
            <text:p>2.9466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8299" calcext:value-type="float">
            <text:p>1.482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7176" calcext:value-type="float">
            <text:p>1.8717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091" calcext:value-type="float">
            <text:p>1.4909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37842" calcext:value-type="float">
            <text:p>2.3784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556" calcext:value-type="float">
            <text:p>5.0556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1.91369666666667" calcext:value-type="float">
            <text:p>1.9136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8263" calcext:value-type="float">
            <text:p>1.4826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8329" calcext:value-type="float">
            <text:p>1.4832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19372" calcext:value-type="float">
            <text:p>2.193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72112" calcext:value-type="float">
            <text:p>2.7211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70898" calcext:value-type="float">
            <text:p>2.70898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2.12866333333333" calcext:value-type="float">
            <text:p>2.1286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011" calcext:value-type="float">
            <text:p>1.50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8263" calcext:value-type="float">
            <text:p>1.4826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5001" calcext:value-type="float">
            <text:p>2.5500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5811" calcext:value-type="float">
            <text:p>2.558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4831" calcext:value-type="float">
            <text:p>3.54831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2.20307333333333" calcext:value-type="float">
            <text:p>2.2030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925" calcext:value-type="float">
            <text:p>1.4992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185" calcext:value-type="float">
            <text:p>1.618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0062" calcext:value-type="float">
            <text:p>3.5006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4668" calcext:value-type="float">
            <text:p>3.3466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672" calcext:value-type="float">
            <text:p>2.4672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2.47746" calcext:value-type="float">
            <text:p>2.47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547" calcext:value-type="float">
            <text:p>1.4954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422" calcext:value-type="float">
            <text:p>1.842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799" calcext:value-type="float">
            <text:p>2.67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96176" calcext:value-type="float">
            <text:p>2.9617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7971" calcext:value-type="float">
            <text:p>4.87971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2.49462" calcext:value-type="float">
            <text:p>2.49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9429" calcext:value-type="float">
            <text:p>2.8942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2629" calcext:value-type="float">
            <text:p>2.0262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7546" calcext:value-type="float">
            <text:p>1.9754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3412" calcext:value-type="float">
            <text:p>3.234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8405" calcext:value-type="float">
            <text:p>4.48405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2.71823333333333" calcext:value-type="float">
            <text:p>2.7182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241" calcext:value-type="float">
            <text:p>1.4924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805" calcext:value-type="float">
            <text:p>1.680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195" calcext:value-type="float">
            <text:p>4.0019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1471" calcext:value-type="float">
            <text:p>4.414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2399" calcext:value-type="float">
            <text:p>1.92399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2.53548" calcext:value-type="float">
            <text:p>2.53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392" calcext:value-type="float">
            <text:p>1.4939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5906" calcext:value-type="float">
            <text:p>1.7590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2842" calcext:value-type="float">
            <text:p>2.5284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026" calcext:value-type="float">
            <text:p>1.902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65337" calcext:value-type="float">
            <text:p>5.65337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2.06336" calcext:value-type="float">
            <text:p>2.06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0295" calcext:value-type="float">
            <text:p>7.3029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36749" calcext:value-type="float">
            <text:p>2.3674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9119" calcext:value-type="float">
            <text:p>1.791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9889" calcext:value-type="float">
            <text:p>1.7988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0447" calcext:value-type="float">
            <text:p>4.20447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2.79028333333333" calcext:value-type="float">
            <text:p>2.7902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024" calcext:value-type="float">
            <text:p>7.302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1028" calcext:value-type="float">
            <text:p>1.8102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3735" calcext:value-type="float">
            <text:p>1.7373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5407" calcext:value-type="float">
            <text:p>2.5540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6958" calcext:value-type="float">
            <text:p>4.86958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3.07797666666667" calcext:value-type="float">
            <text:p>3.0779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0531" calcext:value-type="float">
            <text:p>7.3053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2068" calcext:value-type="float">
            <text:p>2.6206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2586" calcext:value-type="float">
            <text:p>1.8258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0647" calcext:value-type="float">
            <text:p>2.0064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0388" calcext:value-type="float">
            <text:p>2.50388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2.37701" calcext:value-type="float">
            <text:p>2.37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1126" calcext:value-type="float">
            <text:p>1.5112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5396" calcext:value-type="float">
            <text:p>1.7539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8783" calcext:value-type="float">
            <text:p>1.9878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2737" calcext:value-type="float">
            <text:p>1.727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644" calcext:value-type="float">
            <text:p>2.4644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1.82305333333333" calcext:value-type="float">
            <text:p>1.8230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1501" calcext:value-type="float">
            <text:p>1.5150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0248" calcext:value-type="float">
            <text:p>2.5024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2277" calcext:value-type="float">
            <text:p>1.722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1096" calcext:value-type="float">
            <text:p>2.5109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3537" calcext:value-type="float">
            <text:p>2.83537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2.24540333333333" calcext:value-type="float">
            <text:p>2.2454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0807" calcext:value-type="float">
            <text:p>1.5080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0654" calcext:value-type="float">
            <text:p>2.0065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175" calcext:value-type="float">
            <text:p>2.017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73327" calcext:value-type="float">
            <text:p>2.7332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3104" calcext:value-type="float">
            <text:p>4.23104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2.25243666666667" calcext:value-type="float">
            <text:p>2.2524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9928" calcext:value-type="float">
            <text:p>2.8992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3193" calcext:value-type="float">
            <text:p>1.6319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9656" calcext:value-type="float">
            <text:p>1.996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14454" calcext:value-type="float">
            <text:p>2.14454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2.13337666666667" calcext:value-type="float">
            <text:p>2.1333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1221" calcext:value-type="float">
            <text:p>1.5122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30125" calcext:value-type="float">
            <text:p>2.3012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294" calcext:value-type="float">
            <text:p>4.4329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3669" calcext:value-type="float">
            <text:p>2.0366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7006" calcext:value-type="float">
            <text:p>2.07006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2.136" calcext:value-type="float">
            <text:p>2.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2221" calcext:value-type="float">
            <text:p>1.6222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5942" calcext:value-type="float">
            <text:p>1.7594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1207" calcext:value-type="float">
            <text:p>1.912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4724" calcext:value-type="float">
            <text:p>3.0472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3359" calcext:value-type="float">
            <text:p>2.43359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2.03502666666667" calcext:value-type="float">
            <text:p>2.0350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0699" calcext:value-type="float">
            <text:p>5.5069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8293" calcext:value-type="float">
            <text:p>1.782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8084" calcext:value-type="float">
            <text:p>1.8808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3573" calcext:value-type="float">
            <text:p>2.4357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6407" calcext:value-type="float">
            <text:p>11.6407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3.27452" calcext:value-type="float">
            <text:p>3.27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314" calcext:value-type="float">
            <text:p>5.43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26968" calcext:value-type="float">
            <text:p>2.2696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.2217" calcext:value-type="float">
            <text:p>10.221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3955" calcext:value-type="float">
            <text:p>1.9395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1326" calcext:value-type="float">
            <text:p>2.41326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3.37144666666667" calcext:value-type="float">
            <text:p>3.3714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6952" calcext:value-type="float">
            <text:p>1.6695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15109" calcext:value-type="float">
            <text:p>2.1510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4237" calcext:value-type="float">
            <text:p>2.642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4555" calcext:value-type="float">
            <text:p>2.645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9543" calcext:value-type="float">
            <text:p>2.69543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2.47967" calcext:value-type="float">
            <text:p>2.47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5014" calcext:value-type="float">
            <text:p>1.7501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.0073" calcext:value-type="float">
            <text:p>22.007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5314" calcext:value-type="float">
            <text:p>1.9531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7469" calcext:value-type="float">
            <text:p>1.7746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72712" calcext:value-type="float">
            <text:p>3.72712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2.48498333333333" calcext:value-type="float">
            <text:p>2.4849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015" calcext:value-type="float">
            <text:p>4.4301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182" calcext:value-type="float">
            <text:p>2.418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8982" calcext:value-type="float">
            <text:p>1.9898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866" calcext:value-type="float">
            <text:p>2.686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38816" calcext:value-type="float">
            <text:p>2.38816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2.49765333333333" calcext:value-type="float">
            <text:p>2.4976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1698" calcext:value-type="float">
            <text:p>1.9169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5361" calcext:value-type="float">
            <text:p>2.053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232" calcext:value-type="float">
            <text:p>2.623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4361" calcext:value-type="float">
            <text:p>2.043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2232" calcext:value-type="float">
            <text:p>2.2232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2.10680666666667" calcext:value-type="float">
            <text:p>2.1068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7563" calcext:value-type="float">
            <text:p>4.775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48933" calcext:value-type="float">
            <text:p>1.489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6233" calcext:value-type="float">
            <text:p>3.762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7563" calcext:value-type="float">
            <text:p>4.775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35458" calcext:value-type="float">
            <text:p>3.35458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3.96418" calcext:value-type="float">
            <text:p>3.96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5733" calcext:value-type="float">
            <text:p>1.5573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49528" calcext:value-type="float">
            <text:p>1.4952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8329" calcext:value-type="float">
            <text:p>1.8832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12976" calcext:value-type="float">
            <text:p>3.1297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6714" calcext:value-type="float">
            <text:p>4.56714</text:p>
          </table:table-cell>
          <table:table-cell office:value-type="float" office:value="4" calcext:value-type="float">
            <text:p>4</text:p>
          </table:table-cell>
          <table:table-cell table:formula="of:=(SUM([.B381:.B385])-MIN([.B381:.B385])-MAX([.B381:.B385]))/3" office:value-type="float" office:value="2.19012666666667" calcext:value-type="float">
            <text:p>2.1901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12756" calcext:value-type="float">
            <text:p>2.1275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5953" calcext:value-type="float">
            <text:p>1.7595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4848" calcext:value-type="float">
            <text:p>1.5484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52097" calcext:value-type="float">
            <text:p>2.5209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7073" calcext:value-type="float">
            <text:p>4.17073</text:p>
          </table:table-cell>
          <table:table-cell office:value-type="float" office:value="6" calcext:value-type="float">
            <text:p>6</text:p>
          </table:table-cell>
          <table:table-cell table:formula="of:=(SUM([.B386:.B390])-MIN([.B386:.B390])-MAX([.B386:.B390]))/3" office:value-type="float" office:value="2.13602" calcext:value-type="float">
            <text:p>2.13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767" calcext:value-type="float">
            <text:p>1.876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5197" calcext:value-type="float">
            <text:p>1.9519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9895" calcext:value-type="float">
            <text:p>2.8989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1405" calcext:value-type="float">
            <text:p>2.8140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55601" calcext:value-type="float">
            <text:p>3.55601</text:p>
          </table:table-cell>
          <table:table-cell office:value-type="float" office:value="8" calcext:value-type="float">
            <text:p>8</text:p>
          </table:table-cell>
          <table:table-cell table:formula="of:=(SUM([.B391:.B395])-MIN([.B391:.B395])-MAX([.B391:.B395]))/3" office:value-type="float" office:value="2.55499" calcext:value-type="float">
            <text:p>2.554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1958" calcext:value-type="float">
            <text:p>1.5195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3985" calcext:value-type="float">
            <text:p>1.7398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76492" calcext:value-type="float">
            <text:p>2.7649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8788" calcext:value-type="float">
            <text:p>2.8878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628" calcext:value-type="float">
            <text:p>6.5628</text:p>
          </table:table-cell>
          <table:table-cell office:value-type="float" office:value="10" calcext:value-type="float">
            <text:p>10</text:p>
          </table:table-cell>
          <table:table-cell table:formula="of:=(SUM([.B396:.B400])-MIN([.B396:.B400])-MAX([.B396:.B400]))/3" office:value-type="float" office:value="2.46421666666667" calcext:value-type="float">
            <text:p>2.4642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0726" calcext:value-type="float">
            <text:p>1.507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4919" calcext:value-type="float">
            <text:p>2.0491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5989" calcext:value-type="float">
            <text:p>2.3598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4684" calcext:value-type="float">
            <text:p>5.44684</text:p>
          </table:table-cell>
          <table:table-cell office:value-type="float" office:value="12" calcext:value-type="float">
            <text:p>12</text:p>
          </table:table-cell>
          <table:table-cell table:formula="of:=(SUM([.B401:.B405])-MIN([.B401:.B405])-MAX([.B401:.B405]))/3" office:value-type="float" office:value="2.38645666666667" calcext:value-type="float">
            <text:p>2.3864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66113" calcext:value-type="float">
            <text:p>1.6611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4987" calcext:value-type="float">
            <text:p>1.9498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1913" calcext:value-type="float">
            <text:p>2.4191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7341" calcext:value-type="float">
            <text:p>3.4734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0936" calcext:value-type="float">
            <text:p>5.10936</text:p>
          </table:table-cell>
          <table:table-cell office:value-type="float" office:value="14" calcext:value-type="float">
            <text:p>14</text:p>
          </table:table-cell>
          <table:table-cell table:formula="of:=(SUM([.B406:.B410])-MIN([.B406:.B410])-MAX([.B406:.B410]))/3" office:value-type="float" office:value="2.61413666666667" calcext:value-type="float">
            <text:p>2.6141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6201" calcext:value-type="float">
            <text:p>1.620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7622" calcext:value-type="float">
            <text:p>2.6762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9316" calcext:value-type="float">
            <text:p>2.6931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77495" calcext:value-type="float">
            <text:p>2.7749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1564" calcext:value-type="float">
            <text:p>4.31564</text:p>
          </table:table-cell>
          <table:table-cell office:value-type="float" office:value="16" calcext:value-type="float">
            <text:p>16</text:p>
          </table:table-cell>
          <table:table-cell table:formula="of:=(SUM([.B411:.B415])-MIN([.B411:.B415])-MAX([.B411:.B415]))/3" office:value-type="float" office:value="2.71477666666667" calcext:value-type="float">
            <text:p>2.7147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62087" calcext:value-type="float">
            <text:p>1.6208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6013" calcext:value-type="float">
            <text:p>1.9601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2499" calcext:value-type="float">
            <text:p>2.824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9087" calcext:value-type="float">
            <text:p>4.0908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1723" calcext:value-type="float">
            <text:p>4.31723</text:p>
          </table:table-cell>
          <table:table-cell office:value-type="float" office:value="18" calcext:value-type="float">
            <text:p>18</text:p>
          </table:table-cell>
          <table:table-cell table:formula="of:=(SUM([.B416:.B420])-MIN([.B416:.B420])-MAX([.B416:.B420]))/3" office:value-type="float" office:value="2.95866333333333" calcext:value-type="float">
            <text:p>2.9586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4925" calcext:value-type="float">
            <text:p>1.49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6469" calcext:value-type="float">
            <text:p>1.8646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6832" calcext:value-type="float">
            <text:p>3.7683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16787" calcext:value-type="float">
            <text:p>3.167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326" calcext:value-type="float">
            <text:p>4.5326</text:p>
          </table:table-cell>
          <table:table-cell office:value-type="float" office:value="20" calcext:value-type="float">
            <text:p>20</text:p>
          </table:table-cell>
          <table:table-cell table:formula="of:=(SUM([.B421:.B425])-MIN([.B421:.B425])-MAX([.B421:.B425]))/3" office:value-type="float" office:value="2.93362666666667" calcext:value-type="float">
            <text:p>2.9336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3093" calcext:value-type="float">
            <text:p>1.730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2393" calcext:value-type="float">
            <text:p>2.823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2006" calcext:value-type="float">
            <text:p>2.3200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0082" calcext:value-type="float">
            <text:p>4.2008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6412" calcext:value-type="float">
            <text:p>3.76412</text:p>
          </table:table-cell>
          <table:table-cell office:value-type="float" office:value="22" calcext:value-type="float">
            <text:p>22</text:p>
          </table:table-cell>
          <table:table-cell table:formula="of:=(SUM([.B426:.B430])-MIN([.B426:.B430])-MAX([.B426:.B430]))/3" office:value-type="float" office:value="2.96937" calcext:value-type="float">
            <text:p>2.96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4879" calcext:value-type="float">
            <text:p>1.8487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15311" calcext:value-type="float">
            <text:p>2.1531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2876" calcext:value-type="float">
            <text:p>2.287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1687" calcext:value-type="float">
            <text:p>2.6168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8519" calcext:value-type="float">
            <text:p>4.18519</text:p>
          </table:table-cell>
          <table:table-cell office:value-type="float" office:value="24" calcext:value-type="float">
            <text:p>24</text:p>
          </table:table-cell>
          <table:table-cell table:formula="of:=(SUM([.B431:.B435])-MIN([.B431:.B435])-MAX([.B431:.B435]))/3" office:value-type="float" office:value="2.35252666666667" calcext:value-type="float">
            <text:p>2.3525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0599" calcext:value-type="float">
            <text:p>1.5059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11325" calcext:value-type="float">
            <text:p>2.1132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7743" calcext:value-type="float">
            <text:p>2.4774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064" calcext:value-type="float">
            <text:p>2.80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16092" calcext:value-type="float">
            <text:p>3.16092</text:p>
          </table:table-cell>
          <table:table-cell office:value-type="float" office:value="26" calcext:value-type="float">
            <text:p>26</text:p>
          </table:table-cell>
          <table:table-cell table:formula="of:=(SUM([.B436:.B440])-MIN([.B436:.B440])-MAX([.B436:.B440]))/3" office:value-type="float" office:value="2.46569333333333" calcext:value-type="float">
            <text:p>2.4656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1154" calcext:value-type="float">
            <text:p>1.5115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9739" calcext:value-type="float">
            <text:p>1.9973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35873" calcext:value-type="float">
            <text:p>3.3587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7764" calcext:value-type="float">
            <text:p>2.3776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5505" calcext:value-type="float">
            <text:p>2.35505</text:p>
          </table:table-cell>
          <table:table-cell office:value-type="float" office:value="28" calcext:value-type="float">
            <text:p>28</text:p>
          </table:table-cell>
          <table:table-cell table:formula="of:=(SUM([.B441:.B445])-MIN([.B441:.B445])-MAX([.B441:.B445]))/3" office:value-type="float" office:value="2.24336" calcext:value-type="float">
            <text:p>2.24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6763" calcext:value-type="float">
            <text:p>1.7676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0867" calcext:value-type="float">
            <text:p>1.9086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5877" calcext:value-type="float">
            <text:p>2.358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4272" calcext:value-type="float">
            <text:p>5.4427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3837" calcext:value-type="float">
            <text:p>2.63837</text:p>
          </table:table-cell>
          <table:table-cell office:value-type="float" office:value="30" calcext:value-type="float">
            <text:p>30</text:p>
          </table:table-cell>
          <table:table-cell table:formula="of:=(SUM([.B446:.B450])-MIN([.B446:.B450])-MAX([.B446:.B450]))/3" office:value-type="float" office:value="2.30193666666667" calcext:value-type="float">
            <text:p>2.3019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0873" calcext:value-type="float">
            <text:p>1.5087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3178" calcext:value-type="float">
            <text:p>2.631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5939" calcext:value-type="float">
            <text:p>2.0593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3178" calcext:value-type="float">
            <text:p>2.631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62237" calcext:value-type="float">
            <text:p>3.62237</text:p>
          </table:table-cell>
          <table:table-cell office:value-type="float" office:value="32" calcext:value-type="float">
            <text:p>32</text:p>
          </table:table-cell>
          <table:table-cell table:formula="of:=(SUM([.B451:.B455])-MIN([.B451:.B455])-MAX([.B451:.B455]))/3" office:value-type="float" office:value="2.44098333333333" calcext:value-type="float">
            <text:p>2.4409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0829" calcext:value-type="float">
            <text:p>1.8082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9946" calcext:value-type="float">
            <text:p>1.9994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26838" calcext:value-type="float">
            <text:p>2.2683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4696" calcext:value-type="float">
            <text:p>2.4469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7331" calcext:value-type="float">
            <text:p>3.47331</text:p>
          </table:table-cell>
          <table:table-cell office:value-type="float" office:value="34" calcext:value-type="float">
            <text:p>34</text:p>
          </table:table-cell>
          <table:table-cell table:formula="of:=(SUM([.B456:.B460])-MIN([.B456:.B460])-MAX([.B456:.B460]))/3" office:value-type="float" office:value="2.23826666666667" calcext:value-type="float">
            <text:p>2.238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2652" calcext:value-type="float">
            <text:p>1.7265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73717" calcext:value-type="float">
            <text:p>2.7371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4146" calcext:value-type="float">
            <text:p>2.341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04704" calcext:value-type="float">
            <text:p>3.0470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3582" calcext:value-type="float">
            <text:p>4.33582</text:p>
          </table:table-cell>
          <table:table-cell office:value-type="float" office:value="36" calcext:value-type="float">
            <text:p>36</text:p>
          </table:table-cell>
          <table:table-cell table:formula="of:=(SUM([.B461:.B465])-MIN([.B461:.B465])-MAX([.B461:.B465]))/3" office:value-type="float" office:value="2.70855666666667" calcext:value-type="float">
            <text:p>2.7085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0688" calcext:value-type="float">
            <text:p>1.8068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3121" calcext:value-type="float">
            <text:p>2.6312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9479" calcext:value-type="float">
            <text:p>2.3947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8769" calcext:value-type="float">
            <text:p>3.787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3954" calcext:value-type="float">
            <text:p>4.03954</text:p>
          </table:table-cell>
          <table:table-cell office:value-type="float" office:value="38" calcext:value-type="float">
            <text:p>38</text:p>
          </table:table-cell>
          <table:table-cell table:formula="of:=(SUM([.B466:.B470])-MIN([.B466:.B470])-MAX([.B466:.B470]))/3" office:value-type="float" office:value="2.93789666666667" calcext:value-type="float">
            <text:p>2.9378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9165" calcext:value-type="float">
            <text:p>1.9916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6515" calcext:value-type="float">
            <text:p>2.665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4793" calcext:value-type="float">
            <text:p>3.447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5627" calcext:value-type="float">
            <text:p>2.4562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3345" calcext:value-type="float">
            <text:p>3.93345</text:p>
          </table:table-cell>
          <table:table-cell office:value-type="float" office:value="40" calcext:value-type="float">
            <text:p>40</text:p>
          </table:table-cell>
          <table:table-cell table:formula="of:=(SUM([.B471:.B475])-MIN([.B471:.B475])-MAX([.B471:.B475]))/3" office:value-type="float" office:value="2.85645" calcext:value-type="float">
            <text:p>2.85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7926" calcext:value-type="float">
            <text:p>1.779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9216" calcext:value-type="float">
            <text:p>2.092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0902" calcext:value-type="float">
            <text:p>2.009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9609" calcext:value-type="float">
            <text:p>2.496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6609" calcext:value-type="float">
            <text:p>2.66609</text:p>
          </table:table-cell>
          <table:table-cell office:value-type="float" office:value="45" calcext:value-type="float">
            <text:p>45</text:p>
          </table:table-cell>
          <table:table-cell table:formula="of:=(SUM([.B476:.B480])-MIN([.B476:.B480])-MAX([.B476:.B480]))/3" office:value-type="float" office:value="2.19909" calcext:value-type="float">
            <text:p>2.19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2062" calcext:value-type="float">
            <text:p>1.7206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5701" calcext:value-type="float">
            <text:p>3.4570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7983" calcext:value-type="float">
            <text:p>2.0798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00555" calcext:value-type="float">
            <text:p>3.005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3986" calcext:value-type="float">
            <text:p>4.13986</text:p>
          </table:table-cell>
          <table:table-cell office:value-type="float" office:value="50" calcext:value-type="float">
            <text:p>50</text:p>
          </table:table-cell>
          <table:table-cell table:formula="of:=(SUM([.B481:.B485])-MIN([.B481:.B485])-MAX([.B481:.B485]))/3" office:value-type="float" office:value="2.84746333333333" calcext:value-type="float">
            <text:p>2.8474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5493" calcext:value-type="float">
            <text:p>1.7549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5131" calcext:value-type="float">
            <text:p>1.8513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8195" calcext:value-type="float">
            <text:p>2.4819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8556" calcext:value-type="float">
            <text:p>5.2855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2854" calcext:value-type="float">
            <text:p>4.02854</text:p>
          </table:table-cell>
          <table:table-cell office:value-type="float" office:value="55" calcext:value-type="float">
            <text:p>55</text:p>
          </table:table-cell>
          <table:table-cell table:formula="of:=(SUM([.B486:.B490])-MIN([.B486:.B490])-MAX([.B486:.B490]))/3" office:value-type="float" office:value="2.78726666666667" calcext:value-type="float">
            <text:p>2.787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2057" calcext:value-type="float">
            <text:p>2.4205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616" calcext:value-type="float">
            <text:p>3.761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27987" calcext:value-type="float">
            <text:p>2.2798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8439" calcext:value-type="float">
            <text:p>4.0843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60" calcext:value-type="float">
            <text:p>60</text:p>
          </table:table-cell>
          <table:table-cell table:formula="of:=(SUM([.B491:.B495])-MIN([.B491:.B495])-MAX([.B491:.B495]))/3" office:value-type="float" office:value="3.38270666666667" calcext:value-type="float">
            <text:p>3.3827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2161" calcext:value-type="float">
            <text:p>2.21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2683" calcext:value-type="float">
            <text:p>2.4268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96464" calcext:value-type="float">
            <text:p>2.9646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6791" calcext:value-type="float">
            <text:p>2.3679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5781" calcext:value-type="float">
            <text:p>3.45781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2.58646" calcext:value-type="float">
            <text:p>2.5864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00／00／00</text:date>, <text:time style:data-style-name="N2" text:time-value="13:57:58.130450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14:07:16.640129579</dc:date>
    <meta:generator>LibreOffice/4.2.8.2$Linux_X86_64 LibreOffice_project/420m0$Build-2</meta:generator>
    <meta:editing-duration>PT7H14M1S</meta:editing-duration>
    <meta:editing-cycles>52</meta:editing-cycles>
    <meta:document-statistic meta:table-count="3" meta:cell-count="5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319cm" svg:y="0.18cm" svg:width="12.845cm" svg:height="8.646cm">
          <chartooo:coordinate-region svg:x="1.311cm" svg:y="0.38cm" svg:width="11.6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22.13666666667">
                <text:p>1022.13666666667</text:p>
                <draw:g>
                  <svg:desc>throught.G2:throught.G26</svg:desc>
                </draw:g>
              </table:table-cell>
              <table:table-cell office:value-type="float" office:value="1011.019">
                <text:p>1011.019</text:p>
                <draw:g>
                  <svg:desc>throught.H2:throught.H26</svg:desc>
                </draw:g>
              </table:table-cell>
              <table:table-cell office:value-type="float" office:value="844.311666666667">
                <text:p>844.311666666667</text:p>
                <draw:g>
                  <svg:desc>throught.I2:throught.I26</svg:desc>
                </draw:g>
              </table:table-cell>
              <table:table-cell office:value-type="float" office:value="934.293333333333">
                <text:p>934.293333333333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0.01733333333">
                <text:p>1000.01733333333</text:p>
              </table:table-cell>
              <table:table-cell office:value-type="float" office:value="985.429666666667">
                <text:p>985.429666666667</text:p>
              </table:table-cell>
              <table:table-cell office:value-type="float" office:value="954.035333333333">
                <text:p>954.035333333333</text:p>
              </table:table-cell>
              <table:table-cell office:value-type="float" office:value="957.422666666667">
                <text:p>957.422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98.272666666667">
                <text:p>998.272666666667</text:p>
              </table:table-cell>
              <table:table-cell office:value-type="float" office:value="983.772333333333">
                <text:p>983.772333333333</text:p>
              </table:table-cell>
              <table:table-cell office:value-type="float" office:value="944.458333333333">
                <text:p>944.458333333333</text:p>
              </table:table-cell>
              <table:table-cell office:value-type="float" office:value="938.438333333333">
                <text:p>938.43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95.837666666667">
                <text:p>995.837666666667</text:p>
              </table:table-cell>
              <table:table-cell office:value-type="float" office:value="972.938666666667">
                <text:p>972.938666666667</text:p>
              </table:table-cell>
              <table:table-cell office:value-type="float" office:value="947.063">
                <text:p>947.063</text:p>
              </table:table-cell>
              <table:table-cell office:value-type="float" office:value="946.847666666667">
                <text:p>946.847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84.910666666667">
                <text:p>984.910666666667</text:p>
              </table:table-cell>
              <table:table-cell office:value-type="float" office:value="956.936">
                <text:p>956.936</text:p>
              </table:table-cell>
              <table:table-cell office:value-type="float" office:value="1008.72266666667">
                <text:p>1008.72266666667</text:p>
              </table:table-cell>
              <table:table-cell office:value-type="float" office:value="975.682666666667">
                <text:p>975.682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89.775">
                <text:p>989.775</text:p>
              </table:table-cell>
              <table:table-cell office:value-type="float" office:value="955.162">
                <text:p>955.162</text:p>
              </table:table-cell>
              <table:table-cell office:value-type="float" office:value="1004.93166666667">
                <text:p>1004.93166666667</text:p>
              </table:table-cell>
              <table:table-cell office:value-type="float" office:value="897.899666666667">
                <text:p>897.899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68.496">
                <text:p>968.496</text:p>
              </table:table-cell>
              <table:table-cell office:value-type="float" office:value="913.268">
                <text:p>913.268</text:p>
              </table:table-cell>
              <table:table-cell office:value-type="float" office:value="981.757333333333">
                <text:p>981.757333333333</text:p>
              </table:table-cell>
              <table:table-cell office:value-type="float" office:value="878.403">
                <text:p>878.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57.599333333334">
                <text:p>957.599333333334</text:p>
              </table:table-cell>
              <table:table-cell office:value-type="float" office:value="918.050666666667">
                <text:p>918.050666666667</text:p>
              </table:table-cell>
              <table:table-cell office:value-type="float" office:value="981.370333333333">
                <text:p>981.370333333333</text:p>
              </table:table-cell>
              <table:table-cell office:value-type="float" office:value="912.367">
                <text:p>912.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970.764666666667">
                <text:p>970.764666666667</text:p>
              </table:table-cell>
              <table:table-cell office:value-type="float" office:value="903.012333333333">
                <text:p>903.012333333333</text:p>
              </table:table-cell>
              <table:table-cell office:value-type="float" office:value="944.244333333334">
                <text:p>944.244333333334</text:p>
              </table:table-cell>
              <table:table-cell office:value-type="float" office:value="860.068666666667">
                <text:p>860.068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971.551333333333">
                <text:p>971.551333333333</text:p>
              </table:table-cell>
              <table:table-cell office:value-type="float" office:value="927.866">
                <text:p>927.866</text:p>
              </table:table-cell>
              <table:table-cell office:value-type="float" office:value="988.033666666667">
                <text:p>988.033666666667</text:p>
              </table:table-cell>
              <table:table-cell office:value-type="float" office:value="930.066">
                <text:p>930.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962.636666666667">
                <text:p>962.636666666667</text:p>
              </table:table-cell>
              <table:table-cell office:value-type="float" office:value="915.423333333333">
                <text:p>915.423333333333</text:p>
              </table:table-cell>
              <table:table-cell office:value-type="float" office:value="911.493666666667">
                <text:p>911.493666666667</text:p>
              </table:table-cell>
              <table:table-cell office:value-type="float" office:value="911.065333333333">
                <text:p>911.065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953.303333333333">
                <text:p>953.303333333333</text:p>
              </table:table-cell>
              <table:table-cell office:value-type="float" office:value="886.844666666667">
                <text:p>886.844666666667</text:p>
              </table:table-cell>
              <table:table-cell office:value-type="float" office:value="857.446666666667">
                <text:p>857.446666666667</text:p>
              </table:table-cell>
              <table:table-cell office:value-type="float" office:value="864.870666666667">
                <text:p>864.870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970.983666666667">
                <text:p>970.983666666667</text:p>
              </table:table-cell>
              <table:table-cell office:value-type="float" office:value="946.425666666667">
                <text:p>946.425666666667</text:p>
              </table:table-cell>
              <table:table-cell office:value-type="float" office:value="1002.82733333333">
                <text:p>1002.82733333333</text:p>
              </table:table-cell>
              <table:table-cell office:value-type="float" office:value="919.074333333333">
                <text:p>919.074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967.523">
                <text:p>967.523</text:p>
              </table:table-cell>
              <table:table-cell office:value-type="float" office:value="921.468">
                <text:p>921.468</text:p>
              </table:table-cell>
              <table:table-cell office:value-type="float" office:value="908.478">
                <text:p>908.478</text:p>
              </table:table-cell>
              <table:table-cell office:value-type="float" office:value="919.550666666667">
                <text:p>919.550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935.401666666667">
                <text:p>935.401666666667</text:p>
              </table:table-cell>
              <table:table-cell office:value-type="float" office:value="931.438666666667">
                <text:p>931.438666666667</text:p>
              </table:table-cell>
              <table:table-cell office:value-type="float" office:value="926.555333333333">
                <text:p>926.555333333333</text:p>
              </table:table-cell>
              <table:table-cell office:value-type="float" office:value="897.186666666667">
                <text:p>897.18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59.554333333334">
                <text:p>959.554333333334</text:p>
              </table:table-cell>
              <table:table-cell office:value-type="float" office:value="945.248">
                <text:p>945.248</text:p>
              </table:table-cell>
              <table:table-cell office:value-type="float" office:value="988.435666666667">
                <text:p>988.435666666667</text:p>
              </table:table-cell>
              <table:table-cell office:value-type="float" office:value="916.561666666667">
                <text:p>916.56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950.180333333333">
                <text:p>950.180333333333</text:p>
              </table:table-cell>
              <table:table-cell office:value-type="float" office:value="934.920666666667">
                <text:p>934.920666666667</text:p>
              </table:table-cell>
              <table:table-cell office:value-type="float" office:value="973.094666666667">
                <text:p>973.094666666667</text:p>
              </table:table-cell>
              <table:table-cell office:value-type="float" office:value="865.3">
                <text:p>865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951.156">
                <text:p>951.156</text:p>
              </table:table-cell>
              <table:table-cell office:value-type="float" office:value="940.049">
                <text:p>940.049</text:p>
              </table:table-cell>
              <table:table-cell office:value-type="float" office:value="896.275666666667">
                <text:p>896.275666666667</text:p>
              </table:table-cell>
              <table:table-cell office:value-type="float" office:value="917.804">
                <text:p>917.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967.105">
                <text:p>967.105</text:p>
              </table:table-cell>
              <table:table-cell office:value-type="float" office:value="932.483666666667">
                <text:p>932.483666666667</text:p>
              </table:table-cell>
              <table:table-cell office:value-type="float" office:value="917.552">
                <text:p>917.552</text:p>
              </table:table-cell>
              <table:table-cell office:value-type="float" office:value="932.677666666667">
                <text:p>932.677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962.650333333333">
                <text:p>962.650333333333</text:p>
              </table:table-cell>
              <table:table-cell office:value-type="float" office:value="954.045333333333">
                <text:p>954.045333333333</text:p>
              </table:table-cell>
              <table:table-cell office:value-type="float" office:value="904.253">
                <text:p>904.253</text:p>
              </table:table-cell>
              <table:table-cell office:value-type="float" office:value="846.482666666667">
                <text:p>846.482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955.738333333333">
                <text:p>955.738333333333</text:p>
              </table:table-cell>
              <table:table-cell office:value-type="float" office:value="923.763333333333">
                <text:p>923.763333333333</text:p>
              </table:table-cell>
              <table:table-cell office:value-type="float" office:value="950.751666666667">
                <text:p>950.751666666667</text:p>
              </table:table-cell>
              <table:table-cell office:value-type="float" office:value="930.380333333333">
                <text:p>930.380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948.008333333333">
                <text:p>948.008333333333</text:p>
              </table:table-cell>
              <table:table-cell office:value-type="float" office:value="930.798">
                <text:p>930.798</text:p>
              </table:table-cell>
              <table:table-cell office:value-type="float" office:value="998.371">
                <text:p>998.371</text:p>
              </table:table-cell>
              <table:table-cell office:value-type="float" office:value="840.373">
                <text:p>840.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932.011">
                <text:p>932.011</text:p>
              </table:table-cell>
              <table:table-cell office:value-type="float" office:value="946.211">
                <text:p>946.211</text:p>
              </table:table-cell>
              <table:table-cell office:value-type="float" office:value="995.610333333334">
                <text:p>995.610333333334</text:p>
              </table:table-cell>
              <table:table-cell office:value-type="float" office:value="845.290333333333">
                <text:p>845.290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957.938333333333">
                <text:p>957.938333333333</text:p>
              </table:table-cell>
              <table:table-cell office:value-type="float" office:value="931.892333333333">
                <text:p>931.892333333333</text:p>
              </table:table-cell>
              <table:table-cell office:value-type="float" office:value="905.669">
                <text:p>905.669</text:p>
              </table:table-cell>
              <table:table-cell office:value-type="float" office:value="807.711">
                <text:p>807.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938.314">
                <text:p>938.314</text:p>
              </table:table-cell>
              <table:table-cell office:value-type="float" office:value="933.745">
                <text:p>933.745</text:p>
              </table:table-cell>
              <table:table-cell office:value-type="float" office:value="924.613666666667">
                <text:p>924.613666666667</text:p>
              </table:table-cell>
              <table:table-cell office:value-type="float" office:value="776.274666666667">
                <text:p>776.274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1">
                <text:p>1</text:p>
                <draw:g>
                  <svg:desc>PDR.G2:PDR.G26</svg:desc>
                </draw:g>
              </table:table-cell>
              <table:table-cell office:value-type="float" office:value="0.904175333333333">
                <text:p>0.904175333333333</text:p>
                <draw:g>
                  <svg:desc>PDR.H2:PDR.H26</svg:desc>
                </draw:g>
              </table:table-cell>
              <table:table-cell office:value-type="float" office:value="0.826146666666667">
                <text:p>0.826146666666667</text:p>
                <draw:g>
                  <svg:desc>PDR.I2:PDR.I26</svg:desc>
                </draw:g>
              </table:table-cell>
              <table:table-cell office:value-type="float" office:value="0.921834333333333">
                <text:p>0.921834333333333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8371">
                <text:p>0.978371</text:p>
              </table:table-cell>
              <table:table-cell office:value-type="float" office:value="0.955852">
                <text:p>0.955852</text:p>
              </table:table-cell>
              <table:table-cell office:value-type="float" office:value="0.981861666666667">
                <text:p>0.981861666666667</text:p>
              </table:table-cell>
              <table:table-cell office:value-type="float" office:value="0.917248333333334">
                <text:p>0.917248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60369666666666">
                <text:p>0.960369666666666</text:p>
              </table:table-cell>
              <table:table-cell office:value-type="float" office:value="0.939562">
                <text:p>0.939562</text:p>
              </table:table-cell>
              <table:table-cell office:value-type="float" office:value="0.902121666666667">
                <text:p>0.902121666666667</text:p>
              </table:table-cell>
              <table:table-cell office:value-type="float" office:value="0.891854666666667">
                <text:p>0.891854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73374666666667">
                <text:p>0.973374666666667</text:p>
              </table:table-cell>
              <table:table-cell office:value-type="float" office:value="0.922998">
                <text:p>0.922998</text:p>
              </table:table-cell>
              <table:table-cell office:value-type="float" office:value="0.927994333333333">
                <text:p>0.927994333333333</text:p>
              </table:table-cell>
              <table:table-cell office:value-type="float" office:value="0.910335666666667">
                <text:p>0.91033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961259333333333">
                <text:p>0.961259333333333</text:p>
              </table:table-cell>
              <table:table-cell office:value-type="float" office:value="0.936345">
                <text:p>0.936345</text:p>
              </table:table-cell>
              <table:table-cell office:value-type="float" office:value="0.974264333333333">
                <text:p>0.974264333333333</text:p>
              </table:table-cell>
              <table:table-cell office:value-type="float" office:value="0.915674333333333">
                <text:p>0.915674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938193">
                <text:p>0.938193</text:p>
              </table:table-cell>
              <table:table-cell office:value-type="float" office:value="0.914442">
                <text:p>0.914442</text:p>
              </table:table-cell>
              <table:table-cell office:value-type="float" office:value="0.876522666666667">
                <text:p>0.876522666666667</text:p>
              </table:table-cell>
              <table:table-cell office:value-type="float" office:value="0.918549">
                <text:p>0.918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944421666666667">
                <text:p>0.944421666666667</text:p>
              </table:table-cell>
              <table:table-cell office:value-type="float" office:value="0.889527333333333">
                <text:p>0.889527333333333</text:p>
              </table:table-cell>
              <table:table-cell office:value-type="float" office:value="0.801026666666666">
                <text:p>0.801026666666666</text:p>
              </table:table-cell>
              <table:table-cell office:value-type="float" office:value="0.883778">
                <text:p>0.883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940931">
                <text:p>0.940931</text:p>
              </table:table-cell>
              <table:table-cell office:value-type="float" office:value="0.902395666666667">
                <text:p>0.902395666666667</text:p>
              </table:table-cell>
              <table:table-cell office:value-type="float" office:value="0.795825">
                <text:p>0.795825</text:p>
              </table:table-cell>
              <table:table-cell office:value-type="float" office:value="0.867077333333333">
                <text:p>0.867077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936755333333333">
                <text:p>0.936755333333333</text:p>
              </table:table-cell>
              <table:table-cell office:value-type="float" office:value="0.888843">
                <text:p>0.888843</text:p>
              </table:table-cell>
              <table:table-cell office:value-type="float" office:value="0.719028333333333">
                <text:p>0.719028333333333</text:p>
              </table:table-cell>
              <table:table-cell office:value-type="float" office:value="0.876933333333333">
                <text:p>0.8769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945653666666667">
                <text:p>0.945653666666667</text:p>
              </table:table-cell>
              <table:table-cell office:value-type="float" office:value="0.891375666666667">
                <text:p>0.891375666666667</text:p>
              </table:table-cell>
              <table:table-cell office:value-type="float" office:value="0.712046666666667">
                <text:p>0.712046666666667</text:p>
              </table:table-cell>
              <table:table-cell office:value-type="float" office:value="0.887748">
                <text:p>0.887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41615333333333">
                <text:p>0.941615333333333</text:p>
              </table:table-cell>
              <table:table-cell office:value-type="float" office:value="0.884668">
                <text:p>0.884668</text:p>
              </table:table-cell>
              <table:table-cell office:value-type="float" office:value="0.803422333333333">
                <text:p>0.803422333333333</text:p>
              </table:table-cell>
              <table:table-cell office:value-type="float" office:value="0.863791666666667">
                <text:p>0.863791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900273666666667">
                <text:p>0.900273666666667</text:p>
              </table:table-cell>
              <table:table-cell office:value-type="float" office:value="0.827857666666667">
                <text:p>0.827857666666667</text:p>
              </table:table-cell>
              <table:table-cell office:value-type="float" office:value="0.783093666666667">
                <text:p>0.783093666666667</text:p>
              </table:table-cell>
              <table:table-cell office:value-type="float" office:value="0.891033333333333">
                <text:p>0.8910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959616666666666">
                <text:p>0.959616666666666</text:p>
              </table:table-cell>
              <table:table-cell office:value-type="float" office:value="0.900479">
                <text:p>0.900479</text:p>
              </table:table-cell>
              <table:table-cell office:value-type="float" office:value="0.850444666666667">
                <text:p>0.850444666666667</text:p>
              </table:table-cell>
              <table:table-cell office:value-type="float" office:value="0.933949333333333">
                <text:p>0.933949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948665666666667">
                <text:p>0.948665666666667</text:p>
              </table:table-cell>
              <table:table-cell office:value-type="float" office:value="0.917248666666667">
                <text:p>0.917248666666667</text:p>
              </table:table-cell>
              <table:table-cell office:value-type="float" office:value="0.759548">
                <text:p>0.759548</text:p>
              </table:table-cell>
              <table:table-cell office:value-type="float" office:value="0.916974666666667">
                <text:p>0.916974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933265">
                <text:p>0.933265</text:p>
              </table:table-cell>
              <table:table-cell office:value-type="float" office:value="0.912799666666667">
                <text:p>0.912799666666667</text:p>
              </table:table-cell>
              <table:table-cell office:value-type="float" office:value="0.819712666666667">
                <text:p>0.819712666666667</text:p>
              </table:table-cell>
              <table:table-cell office:value-type="float" office:value="0.925256666666667">
                <text:p>0.92525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95551">
                <text:p>0.95551</text:p>
              </table:table-cell>
              <table:table-cell office:value-type="float" office:value="0.901848">
                <text:p>0.901848</text:p>
              </table:table-cell>
              <table:table-cell office:value-type="float" office:value="0.884120666666667">
                <text:p>0.884120666666667</text:p>
              </table:table-cell>
              <table:table-cell office:value-type="float" office:value="0.871868666666667">
                <text:p>0.871868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938945666666667">
                <text:p>0.938945666666667</text:p>
              </table:table-cell>
              <table:table-cell office:value-type="float" office:value="0.892881666666666">
                <text:p>0.892881666666666</text:p>
              </table:table-cell>
              <table:table-cell office:value-type="float" office:value="0.797604333333333">
                <text:p>0.797604333333333</text:p>
              </table:table-cell>
              <table:table-cell office:value-type="float" office:value="0.851129333333333">
                <text:p>0.851129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943600333333333">
                <text:p>0.943600333333333</text:p>
              </table:table-cell>
              <table:table-cell office:value-type="float" office:value="0.896167333333333">
                <text:p>0.896167333333333</text:p>
              </table:table-cell>
              <table:table-cell office:value-type="float" office:value="0.851745333333333">
                <text:p>0.851745333333333</text:p>
              </table:table-cell>
              <table:table-cell office:value-type="float" office:value="0.909651">
                <text:p>0.909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951677">
                <text:p>0.951677</text:p>
              </table:table-cell>
              <table:table-cell office:value-type="float" office:value="0.895003333333333">
                <text:p>0.895003333333333</text:p>
              </table:table-cell>
              <table:table-cell office:value-type="float" office:value="0.870157666666667">
                <text:p>0.870157666666667</text:p>
              </table:table-cell>
              <table:table-cell office:value-type="float" office:value="0.922176666666667">
                <text:p>0.92217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945927333333333">
                <text:p>0.945927333333333</text:p>
              </table:table-cell>
              <table:table-cell office:value-type="float" office:value="0.911978">
                <text:p>0.911978</text:p>
              </table:table-cell>
              <table:table-cell office:value-type="float" office:value="0.844421666666666">
                <text:p>0.844421666666666</text:p>
              </table:table-cell>
              <table:table-cell office:value-type="float" office:value="0.880082333333334">
                <text:p>0.880082333333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934428333333334">
                <text:p>0.934428333333334</text:p>
              </table:table-cell>
              <table:table-cell office:value-type="float" office:value="0.900137">
                <text:p>0.900137</text:p>
              </table:table-cell>
              <table:table-cell office:value-type="float" office:value="0.753046">
                <text:p>0.753046</text:p>
              </table:table-cell>
              <table:table-cell office:value-type="float" office:value="0.842026">
                <text:p>0.842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932717333333333">
                <text:p>0.932717333333333</text:p>
              </table:table-cell>
              <table:table-cell office:value-type="float" office:value="0.913620666666667">
                <text:p>0.913620666666667</text:p>
              </table:table-cell>
              <table:table-cell office:value-type="float" office:value="0.843121333333333">
                <text:p>0.843121333333333</text:p>
              </table:table-cell>
              <table:table-cell office:value-type="float" office:value="0.829158">
                <text:p>0.829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937850666666667">
                <text:p>0.937850666666667</text:p>
              </table:table-cell>
              <table:table-cell office:value-type="float" office:value="0.915742666666667">
                <text:p>0.915742666666667</text:p>
              </table:table-cell>
              <table:table-cell office:value-type="float" office:value="0.847159666666667">
                <text:p>0.847159666666667</text:p>
              </table:table-cell>
              <table:table-cell office:value-type="float" office:value="0.849623666666667">
                <text:p>0.849623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938740333333333">
                <text:p>0.938740333333333</text:p>
              </table:table-cell>
              <table:table-cell office:value-type="float" office:value="0.916563666666667">
                <text:p>0.916563666666667</text:p>
              </table:table-cell>
              <table:table-cell office:value-type="float" office:value="0.723271666666667">
                <text:p>0.723271666666667</text:p>
              </table:table-cell>
              <table:table-cell office:value-type="float" office:value="0.821218333333333">
                <text:p>0.821218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923408666666667">
                <text:p>0.923408666666667</text:p>
              </table:table-cell>
              <table:table-cell office:value-type="float" office:value="0.905065333333333">
                <text:p>0.905065333333333</text:p>
              </table:table-cell>
              <table:table-cell office:value-type="float" office:value="0.824503666666667">
                <text:p>0.824503666666667</text:p>
              </table:table-cell>
              <table:table-cell office:value-type="float" office:value="0.779261">
                <text:p>0.779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1.047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3.18866">
                <text:p>3.18866</text:p>
                <draw:g>
                  <svg:desc>Delay.G2:Delay.G26</svg:desc>
                </draw:g>
              </table:table-cell>
              <table:table-cell office:value-type="float" office:value="3.24078">
                <text:p>3.24078</text:p>
                <draw:g>
                  <svg:desc>Delay.H2:Delay.H26</svg:desc>
                </draw:g>
              </table:table-cell>
              <table:table-cell office:value-type="float" office:value="3.37232">
                <text:p>3.37232</text:p>
                <draw:g>
                  <svg:desc>Delay.I2:Delay.I26</svg:desc>
                </draw:g>
              </table:table-cell>
              <table:table-cell office:value-type="float" office:value="3.96418">
                <text:p>3.96418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2">
                <text:p>2.12</text:p>
              </table:table-cell>
              <table:table-cell office:value-type="float" office:value="2.13858333333333">
                <text:p>2.13858333333333</text:p>
              </table:table-cell>
              <table:table-cell office:value-type="float" office:value="2.94669333333333">
                <text:p>2.94669333333333</text:p>
              </table:table-cell>
              <table:table-cell office:value-type="float" office:value="2.19012666666667">
                <text:p>2.19012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3961333333333">
                <text:p>1.93961333333333</text:p>
              </table:table-cell>
              <table:table-cell office:value-type="float" office:value="1.91577333333333">
                <text:p>1.91577333333333</text:p>
              </table:table-cell>
              <table:table-cell office:value-type="float" office:value="1.91369666666667">
                <text:p>1.91369666666667</text:p>
              </table:table-cell>
              <table:table-cell office:value-type="float" office:value="2.13602">
                <text:p>2.1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13263333333333">
                <text:p>2.13263333333333</text:p>
              </table:table-cell>
              <table:table-cell office:value-type="float" office:value="2.17480333333333">
                <text:p>2.17480333333333</text:p>
              </table:table-cell>
              <table:table-cell office:value-type="float" office:value="2.12866333333333">
                <text:p>2.12866333333333</text:p>
              </table:table-cell>
              <table:table-cell office:value-type="float" office:value="2.55499">
                <text:p>2.55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35342333333333">
                <text:p>2.35342333333333</text:p>
              </table:table-cell>
              <table:table-cell office:value-type="float" office:value="2.32782">
                <text:p>2.32782</text:p>
              </table:table-cell>
              <table:table-cell office:value-type="float" office:value="2.20307333333333">
                <text:p>2.20307333333333</text:p>
              </table:table-cell>
              <table:table-cell office:value-type="float" office:value="2.46421666666667">
                <text:p>2.4642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19863666666667">
                <text:p>2.19863666666667</text:p>
              </table:table-cell>
              <table:table-cell office:value-type="float" office:value="2.84915666666667">
                <text:p>2.84915666666667</text:p>
              </table:table-cell>
              <table:table-cell office:value-type="float" office:value="2.47746">
                <text:p>2.47746</text:p>
              </table:table-cell>
              <table:table-cell office:value-type="float" office:value="2.38645666666667">
                <text:p>2.38645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43075666666667">
                <text:p>2.43075666666667</text:p>
              </table:table-cell>
              <table:table-cell office:value-type="float" office:value="2.59169666666667">
                <text:p>2.59169666666667</text:p>
              </table:table-cell>
              <table:table-cell office:value-type="float" office:value="2.49462">
                <text:p>2.49462</text:p>
              </table:table-cell>
              <table:table-cell office:value-type="float" office:value="2.61413666666667">
                <text:p>2.61413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47183">
                <text:p>2.47183</text:p>
              </table:table-cell>
              <table:table-cell office:value-type="float" office:value="2.63084666666667">
                <text:p>2.63084666666667</text:p>
              </table:table-cell>
              <table:table-cell office:value-type="float" office:value="2.71823333333333">
                <text:p>2.71823333333333</text:p>
              </table:table-cell>
              <table:table-cell office:value-type="float" office:value="2.71477666666667">
                <text:p>2.71477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39993333333333">
                <text:p>2.39993333333333</text:p>
              </table:table-cell>
              <table:table-cell office:value-type="float" office:value="2.59881666666667">
                <text:p>2.59881666666667</text:p>
              </table:table-cell>
              <table:table-cell office:value-type="float" office:value="2.53548">
                <text:p>2.53548</text:p>
              </table:table-cell>
              <table:table-cell office:value-type="float" office:value="2.95866333333333">
                <text:p>2.95866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.37432333333333">
                <text:p>2.37432333333333</text:p>
              </table:table-cell>
              <table:table-cell office:value-type="float" office:value="2.65871333333333">
                <text:p>2.65871333333333</text:p>
              </table:table-cell>
              <table:table-cell office:value-type="float" office:value="2.06336">
                <text:p>2.06336</text:p>
              </table:table-cell>
              <table:table-cell office:value-type="float" office:value="2.93362666666667">
                <text:p>2.93362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.33448666666667">
                <text:p>2.33448666666667</text:p>
              </table:table-cell>
              <table:table-cell office:value-type="float" office:value="2.56344333333333">
                <text:p>2.56344333333333</text:p>
              </table:table-cell>
              <table:table-cell office:value-type="float" office:value="2.79028333333333">
                <text:p>2.79028333333333</text:p>
              </table:table-cell>
              <table:table-cell office:value-type="float" office:value="2.96937">
                <text:p>2.96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.36123666666667">
                <text:p>2.36123666666667</text:p>
              </table:table-cell>
              <table:table-cell office:value-type="float" office:value="2.46881666666667">
                <text:p>2.46881666666667</text:p>
              </table:table-cell>
              <table:table-cell office:value-type="float" office:value="3.07797666666667">
                <text:p>3.07797666666667</text:p>
              </table:table-cell>
              <table:table-cell office:value-type="float" office:value="2.35252666666667">
                <text:p>2.35252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.41720666666667">
                <text:p>2.41720666666667</text:p>
              </table:table-cell>
              <table:table-cell office:value-type="float" office:value="2.4863">
                <text:p>2.4863</text:p>
              </table:table-cell>
              <table:table-cell office:value-type="float" office:value="2.37701">
                <text:p>2.37701</text:p>
              </table:table-cell>
              <table:table-cell office:value-type="float" office:value="2.46569333333333">
                <text:p>2.46569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.28438666666667">
                <text:p>2.28438666666667</text:p>
              </table:table-cell>
              <table:table-cell office:value-type="float" office:value="2.54210666666667">
                <text:p>2.54210666666667</text:p>
              </table:table-cell>
              <table:table-cell office:value-type="float" office:value="1.82305333333333">
                <text:p>1.82305333333333</text:p>
              </table:table-cell>
              <table:table-cell office:value-type="float" office:value="2.24336">
                <text:p>2.24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.23315333333333">
                <text:p>2.23315333333333</text:p>
              </table:table-cell>
              <table:table-cell office:value-type="float" office:value="2.39432666666667">
                <text:p>2.39432666666667</text:p>
              </table:table-cell>
              <table:table-cell office:value-type="float" office:value="2.24540333333333">
                <text:p>2.24540333333333</text:p>
              </table:table-cell>
              <table:table-cell office:value-type="float" office:value="2.30193666666667">
                <text:p>2.30193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.21107666666667">
                <text:p>2.21107666666667</text:p>
              </table:table-cell>
              <table:table-cell office:value-type="float" office:value="2.34208666666667">
                <text:p>2.34208666666667</text:p>
              </table:table-cell>
              <table:table-cell office:value-type="float" office:value="2.25243666666667">
                <text:p>2.25243666666667</text:p>
              </table:table-cell>
              <table:table-cell office:value-type="float" office:value="2.44098333333333">
                <text:p>2.4409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.18413666666667">
                <text:p>2.18413666666667</text:p>
              </table:table-cell>
              <table:table-cell office:value-type="float" office:value="2.9316">
                <text:p>2.9316</text:p>
              </table:table-cell>
              <table:table-cell office:value-type="float" office:value="2.13337666666667">
                <text:p>2.13337666666667</text:p>
              </table:table-cell>
              <table:table-cell office:value-type="float" office:value="2.23826666666667">
                <text:p>2.2382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.26184333333333">
                <text:p>2.26184333333333</text:p>
              </table:table-cell>
              <table:table-cell office:value-type="float" office:value="2.85536666666667">
                <text:p>2.85536666666667</text:p>
              </table:table-cell>
              <table:table-cell office:value-type="float" office:value="2.136">
                <text:p>2.136</text:p>
              </table:table-cell>
              <table:table-cell office:value-type="float" office:value="2.70855666666667">
                <text:p>2.70855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2.29687333333333">
                <text:p>2.29687333333333</text:p>
              </table:table-cell>
              <table:table-cell office:value-type="float" office:value="2.53822">
                <text:p>2.53822</text:p>
              </table:table-cell>
              <table:table-cell office:value-type="float" office:value="2.03502666666667">
                <text:p>2.03502666666667</text:p>
              </table:table-cell>
              <table:table-cell office:value-type="float" office:value="2.93789666666667">
                <text:p>2.93789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2.48547">
                <text:p>2.48547</text:p>
              </table:table-cell>
              <table:table-cell office:value-type="float" office:value="2.883">
                <text:p>2.883</text:p>
              </table:table-cell>
              <table:table-cell office:value-type="float" office:value="3.27452">
                <text:p>3.27452</text:p>
              </table:table-cell>
              <table:table-cell office:value-type="float" office:value="2.85645">
                <text:p>2.8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.34052333333333">
                <text:p>2.34052333333333</text:p>
              </table:table-cell>
              <table:table-cell office:value-type="float" office:value="2.70605666666667">
                <text:p>2.70605666666667</text:p>
              </table:table-cell>
              <table:table-cell office:value-type="float" office:value="3.37144666666667">
                <text:p>3.37144666666667</text:p>
              </table:table-cell>
              <table:table-cell office:value-type="float" office:value="2.19909">
                <text:p>2.19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2.3771">
                <text:p>2.3771</text:p>
              </table:table-cell>
              <table:table-cell office:value-type="float" office:value="2.60867666666667">
                <text:p>2.60867666666667</text:p>
              </table:table-cell>
              <table:table-cell office:value-type="float" office:value="2.47967">
                <text:p>2.47967</text:p>
              </table:table-cell>
              <table:table-cell office:value-type="float" office:value="2.84746333333333">
                <text:p>2.84746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2.46105">
                <text:p>2.46105</text:p>
              </table:table-cell>
              <table:table-cell office:value-type="float" office:value="2.86596666666667">
                <text:p>2.86596666666667</text:p>
              </table:table-cell>
              <table:table-cell office:value-type="float" office:value="2.48498333333333">
                <text:p>2.48498333333333</text:p>
              </table:table-cell>
              <table:table-cell office:value-type="float" office:value="2.78726666666667">
                <text:p>2.7872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2.37801333333333">
                <text:p>2.37801333333333</text:p>
              </table:table-cell>
              <table:table-cell office:value-type="float" office:value="2.79218333333333">
                <text:p>2.79218333333333</text:p>
              </table:table-cell>
              <table:table-cell office:value-type="float" office:value="2.49765333333333">
                <text:p>2.49765333333333</text:p>
              </table:table-cell>
              <table:table-cell office:value-type="float" office:value="3.38270666666667">
                <text:p>3.38270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2.45824666666667">
                <text:p>2.45824666666667</text:p>
              </table:table-cell>
              <table:table-cell office:value-type="float" office:value="2.96345333333333">
                <text:p>2.96345333333333</text:p>
              </table:table-cell>
              <table:table-cell office:value-type="float" office:value="2.10680666666667">
                <text:p>2.10680666666667</text:p>
              </table:table-cell>
              <table:table-cell office:value-type="float" office:value="2.58646">
                <text:p>2.586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